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co61" style:family="table-column">
      <style:table-column-properties fo:break-before="auto" style:column-width="35.15mm"/>
    </style:style>
    <style:style style:name="co62" style:family="table-column">
      <style:table-column-properties fo:break-before="auto" style:column-width="23.78mm"/>
    </style:style>
    <style:style style:name="co63" style:family="table-column">
      <style:table-column-properties fo:break-before="auto" style:column-width="116.36mm"/>
    </style:style>
    <style:style style:name="co64" style:family="table-column">
      <style:table-column-properties fo:break-before="auto" style:column-width="139.79mm"/>
    </style:style>
    <style:style style:name="co65" style:family="table-column">
      <style:table-column-properties fo:break-before="auto" style:column-width="39.02mm"/>
    </style:style>
    <style:style style:name="co66" style:family="table-column">
      <style:table-column-properties fo:break-before="auto" style:column-width="75.79mm"/>
    </style:style>
    <style:style style:name="co67" style:family="table-column">
      <style:table-column-properties fo:break-before="auto" style:column-width="119.91mm"/>
    </style:style>
    <style:style style:name="co68" style:family="table-column">
      <style:table-column-properties fo:break-before="auto" style:column-width="83.41mm"/>
    </style:style>
    <style:style style:name="co69" style:family="table-column">
      <style:table-column-properties fo:break-before="auto" style:column-width="209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95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24.48mm" fo:break-before="auto" style:use-optimal-row-height="true"/>
    </style:style>
    <style:style style:name="ro9" style:family="table-row">
      <style:table-row-properties style:row-height="7.88mm" fo:break-before="auto" style:use-optimal-row-height="true"/>
    </style:style>
    <style:style style:name="ro10" style:family="table-row">
      <style:table-row-properties style:row-height="41.59mm" fo:break-before="auto" style:use-optimal-row-height="true"/>
    </style:style>
    <style:style style:name="ro11" style:family="table-row">
      <style:table-row-properties style:row-height="55.28mm" fo:break-before="auto" style:use-optimal-row-height="true"/>
    </style:style>
    <style:style style:name="ro12" style:family="table-row">
      <style:table-row-properties style:row-height="10.78mm" fo:break-before="auto" style:use-optimal-row-height="true"/>
    </style:style>
    <style:style style:name="ro13" style:family="table-row">
      <style:table-row-properties style:row-height="14.2mm" fo:break-before="auto" style:use-optimal-row-height="true"/>
    </style:style>
    <style:style style:name="ro14" style:family="table-row">
      <style:table-row-properties style:row-height="18.68mm" fo:break-before="auto" style:use-optimal-row-height="true"/>
    </style:style>
    <style:style style:name="ro15" style:family="table-row">
      <style:table-row-properties style:row-height="26.05mm" fo:break-before="auto" style:use-optimal-row-height="true"/>
    </style:style>
    <style:style style:name="ro16" style:family="table-row">
      <style:table-row-properties style:row-height="21.06mm" fo:break-before="auto" style:use-optimal-row-height="true"/>
    </style:style>
    <style:style style:name="ro17" style:family="table-row">
      <style:table-row-properties style:row-height="7.36mm" fo:break-before="auto" style:use-optimal-row-height="true"/>
    </style:style>
    <style:style style:name="ro18" style:family="table-row">
      <style:table-row-properties style:row-height="17.62mm" fo:break-before="auto" style:use-optimal-row-height="true"/>
    </style:style>
    <style:style style:name="ro19" style:family="table-row">
      <style:table-row-properties style:row-height="22.63mm" fo:break-before="auto" style:use-optimal-row-height="true"/>
    </style:style>
    <style:style style:name="ro20" style:family="table-row">
      <style:table-row-properties style:row-height="19.21mm" fo:break-before="auto" style:use-optimal-row-height="true"/>
    </style:style>
    <style:style style:name="ro21" style:family="table-row">
      <style:table-row-properties style:row-height="11.31mm" fo:break-before="auto" style:use-optimal-row-height="true"/>
    </style:style>
    <style:style style:name="ro22" style:family="table-row">
      <style:table-row-properties style:row-height="34.75mm" fo:break-before="auto" style:use-optimal-row-height="true"/>
    </style:style>
    <style:style style:name="ro23" style:family="table-row">
      <style:table-row-properties style:row-height="25.52mm" fo:break-before="auto" style:use-optimal-row-height="true"/>
    </style:style>
    <style:style style:name="ro33" style:family="table-row">
      <style:table-row-properties style:row-height="4.73mm" fo:break-before="auto" style:use-optimal-row-height="true"/>
    </style:style>
    <style:style style:name="ro34" style:family="table-row">
      <style:table-row-properties style:row-height="24.22mm" fo:break-before="auto" style:use-optimal-row-height="true"/>
    </style:style>
    <style:style style:name="ro26" style:family="table-row">
      <style:table-row-properties style:row-height="17.04mm" fo:break-before="auto" style:use-optimal-row-height="true"/>
    </style:style>
    <style:style style:name="ro27" style:family="table-row">
      <style:table-row-properties style:row-height="21.17mm" fo:break-before="auto" style:use-optimal-row-height="true"/>
    </style:style>
    <style:style style:name="ro28" style:family="table-row">
      <style:table-row-properties style:row-height="31.33mm" fo:break-before="auto" style:use-optimal-row-height="true"/>
    </style:style>
    <style:style style:name="ro29" style:family="table-row">
      <style:table-row-properties style:row-height="21.57mm" fo:break-before="auto" style:use-optimal-row-height="true"/>
    </style:style>
    <style:style style:name="ro30" style:family="table-row">
      <style:table-row-properties style:row-height="8.77mm" fo:break-before="auto" style:use-optimal-row-height="true"/>
    </style:style>
    <style:style style:name="ro31" style:family="table-row">
      <style:table-row-properties style:row-height="11.84mm" fo:break-before="auto" style:use-optimal-row-height="true"/>
    </style:style>
    <style:style style:name="ro32" style:family="table-row">
      <style:table-row-properties style:row-height="29.47mm" fo:break-before="auto" style:use-optimal-row-height="true"/>
    </style:style>
    <style:style style:name="ro35" style:family="table-row">
      <style:table-row-properties style:row-height="36.32mm" fo:break-before="auto" style:use-optimal-row-height="true"/>
    </style:style>
    <style:style style:name="ro36" style:family="table-row">
      <style:table-row-properties style:row-height="43.16mm" fo:break-before="auto" style:use-optimal-row-height="true"/>
    </style:style>
    <style:style style:name="ro37" style:family="table-row">
      <style:table-row-properties style:row-height="56.85mm" fo:break-before="auto" style:use-optimal-row-height="true"/>
    </style:style>
    <style:style style:name="ro38" style:family="table-row">
      <style:table-row-properties style:row-height="32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style:vertical-align="top"/>
    </style:style>
    <style:style style:name="ce49" style:family="table-cell" style:parent-style-name="Default">
      <style:table-cell-properties fo:background-color="#ffcc99" style:vertical-align="top"/>
    </style:style>
    <style:style style:name="ce5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ackground-color="transparent" style:vertical-align="top"/>
    </style:style>
    <style:style style:name="ce52" style:family="table-cell" style:parent-style-name="Default">
      <style:table-cell-properties style:text-align-source="value-type" style:repeat-content="false" style:vertical-align="top"/>
    </style:style>
    <style:style style:name="ce53" style:family="table-cell" style:parent-style-name="Default">
      <style:table-cell-properties style:text-align-source="value-type" style:repeat-content="false" fo:background-color="transparent" style:vertical-align="top"/>
    </style:style>
    <style:style style:name="ce5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8" style:family="table-cell" style:parent-style-name="Default">
      <style:table-cell-properties fo:background-color="#fff200" style:text-align-source="value-type" style:repeat-content="false" style:vertical-align="top"/>
    </style:style>
    <style:style style:name="ce1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1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2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22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26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9999ff" style:vertical-align="top"/>
    </style:style>
    <style:style style:name="ce65" style:family="table-cell" style:parent-style-name="Default">
      <style:table-cell-properties fo:background-color="#ff3333" style:vertical-align="top"/>
    </style:style>
    <style:style style:name="ce67" style:family="table-cell" style:parent-style-name="Default">
      <style:table-cell-properties style:vertical-align="top"/>
      <style:text-properties fo:color="#ff9900"/>
    </style:style>
    <style:style style:name="ce6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9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70" style:family="table-cell" style:parent-style-name="Default">
      <style:table-cell-properties style:vertical-align="top"/>
      <style:text-properties fo:color="#5983b0"/>
    </style:style>
    <style:style style:name="ce71" style:family="table-cell" style:parent-style-name="Default">
      <style:table-cell-properties fo:background-color="#99ccff" style:vertical-align="top"/>
    </style:style>
    <style:style style:name="ce45" style:family="table-cell" style:parent-style-name="Default">
      <style:table-cell-properties style:vertical-align="top"/>
    </style:style>
    <style:style style:name="ce46" style:family="table-cell" style:parent-style-name="Default">
      <style:table-cell-properties fo:background-color="#ffcc99" style:vertical-align="top"/>
    </style:style>
    <style:style style:name="ce47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able-cell-properties fo:background-color="transparent" style:vertical-align="top"/>
    </style:style>
    <style:style style:name="ce57" style:family="table-cell" style:parent-style-name="Default">
      <style:table-cell-properties style:text-align-source="value-type" style:repeat-content="false" style:vertical-align="top"/>
    </style:style>
    <style:style style:name="ce58" style:family="table-cell" style:parent-style-name="Default">
      <style:table-cell-properties style:text-align-source="value-type" style:repeat-content="false" fo:background-color="transparent" style:vertical-align="top"/>
    </style:style>
    <style:style style:name="ce59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60" style:family="table-cell" style:parent-style-name="Default">
      <style:table-cell-properties fo:background-color="#fff200" style:text-align-source="value-type" style:repeat-content="false" style:vertical-align="top"/>
    </style:style>
    <style:style style:name="ce61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2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78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9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9999ff" style:vertical-align="top"/>
    </style:style>
    <style:style style:name="ce35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7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41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85" style:family="table-cell" style:parent-style-name="Default">
      <style:table-cell-properties fo:background-color="#ff3333" style:vertical-align="top"/>
    </style:style>
    <style:style style:name="ce39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style:vertical-align="top"/>
      <style:text-properties fo:color="#ce181e"/>
    </style:style>
    <style:style style:name="ce88" style:family="table-cell" style:parent-style-name="Default">
      <style:table-cell-properties style:vertical-align="top"/>
      <style:text-properties fo:color="#ff9900"/>
    </style:style>
    <style:style style:name="ce89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90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91" style:family="table-cell" style:parent-style-name="Default">
      <style:table-cell-properties style:vertical-align="top"/>
      <style:text-properties fo:color="#5983b0"/>
    </style:style>
    <style:style style:name="ce92" style:family="table-cell" style:parent-style-name="Default">
      <style:table-cell-properties fo:background-color="#99ccff" style:vertical-align="top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8000" style:font-name-asian="DejaVu Sans Mono" style:font-size-asian="8.5pt" style:font-name-complex="DejaVu Sans Mono" style:font-size-complex="8.5pt"/>
    </style:style>
    <style:style style:name="T8" style:family="text">
      <style:text-properties fo:color="#000000" style:font-name-asian="DejaVu Sans Mono" style:font-size-asian="8.5pt" style:font-name-complex="DejaVu Sans Mono" style:font-size-complex="8.5pt"/>
    </style:style>
    <style:style style:name="T9" style:family="text">
      <style:text-properties fo:color="#800080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10" style:family="text">
      <style:text-properties fo:color="#000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1" style:family="text">
      <style:text-properties fo:color="#80008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2" style:family="text">
      <style:text-properties fo:color="#000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3" style:family="text">
      <style:text-properties fo:color="#80008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4" style:family="text">
      <style:text-properties fo:color="#008000" style:font-name="DejaVu Sans Mono" fo:font-size="8.5pt" style:font-name-asian="DejaVu Sans Mono" style:font-size-asian="8.5pt" style:font-name-complex="DejaVu Sans Mono" style:font-size-complex="8.5pt"/>
    </style:style>
    <style:style style:name="T15" style:family="text">
      <style:text-properties fo:color="#000000" style:font-name="DejaVu Sans Mono" fo:font-size="8.5pt" style:font-name-asian="DejaVu Sans Mono" style:font-size-asian="8.5pt" style:font-name-complex="DejaVu Sans Mono" style:font-size-complex="8.5pt"/>
    </style:style>
    <style:style style:name="T16" style:family="text"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17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8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2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3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4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5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27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8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9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30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31" style:family="text"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70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ff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36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0000ff" style:font-name="DejaVu Sans Mono" fo:font-size="8.5pt" style:font-name-asian="DejaVu Sans Mono" style:font-size-asian="8.5pt" style:font-name-complex="DejaVu Sans Mono" style:font-size-complex="8.5pt"/>
    </style:style>
    <style:style style:name="T41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8000" style:font-name-asian="DejaVu Sans Mono" style:font-size-asian="8.5pt" style:font-name-complex="DejaVu Sans Mono" style:font-size-complex="8.5pt"/>
    </style:style>
    <style:style style:name="T45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8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8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58" style:family="text">
      <style:text-properties fo:color="#008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59" style:family="text">
      <style:text-properties fo:color="#000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60" style:family="text">
      <style:text-properties fo:color="#008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61" style:family="text">
      <style:text-properties fo:color="#0000ff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62" style:family="text">
      <style:text-properties fo:color="#008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76" style:family="text">
      <style:text-properties fo:color="#008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65" style:family="text">
      <style:text-properties fo:color="#0000ff" style:text-outline="false" style:text-line-through-style="none" style:text-line-through-type="none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8c00" style:text-outline="false" style:text-line-through-style="none" style:text-line-through-type="none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color="#008000" style:font-name="DejaVu Sans Mono" fo:font-size="8.5pt" style:font-name-asian="DejaVu Sans Mono" style:font-size-asian="8.5pt" style:font-name-complex="DejaVu Sans Mono" style:font-size-complex="8.5pt"/>
    </style:style>
    <style:style style:name="T69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77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font-name-asian="Consolas" style:font-size-asian="9.5pt" style:font-name-complex="Consolas" style:font-size-complex="9.5pt"/>
    </style:style>
    <style:style style:name="T100" style:family="text">
      <style:text-properties style:text-position="super 58%"/>
    </style:style>
    <style:style style:name="T101" style:family="text">
      <style:text-properties fo:color="#5983b0"/>
    </style:style>
    <style:style style:name="T9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0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0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105" style:family="text">
      <style:text-properties fo:color="#008000" style:font-name-asian="DejaVu Sans Mono" style:font-name-complex="DejaVu Sans Mono" style:font-size-asian="8.5pt" style:font-size-complex="8.5pt"/>
    </style:style>
    <style:style style:name="T106" style:family="text">
      <style:text-properties style:font-name-asian="DejaVu Sans Mono" style:font-name-complex="DejaVu Sans Mono" style:font-size-asian="8.5pt" style:font-size-complex="8.5pt" fo:color="#000000"/>
    </style:style>
    <style:style style:name="T107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08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09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10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11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12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13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14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15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16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1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19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20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21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2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2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4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25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126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27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12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129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130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1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3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33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13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3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13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137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13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39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14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14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142" style:family="text">
      <style:text-properties style:font-name-asian="DejaVu Sans Mono" style:font-name-complex="DejaVu Sans Mono" style:font-size-asian="8.5pt" style:font-size-complex="8.5pt" fo:color="#008000"/>
    </style:style>
    <style:style style:name="T14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14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14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14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1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14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14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15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15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15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1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1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155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6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57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158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159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160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6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6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6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16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6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ff8c00" fo:font-weight="bold" style:font-weight-asian="bold" style:font-weight-complex="bold"/>
    </style:style>
    <style:style style:name="T166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167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68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17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17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17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17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174" style:family="text">
      <style:text-properties fo:color="#008000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17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7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7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7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180" style:family="text">
      <style:text-properties fo:color="#00a933" fo:font-weight="bold" style:font-weight-asian="bold" style:font-weight-complex="bold"/>
    </style:style>
    <style:style style:name="T181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182" style:family="text">
      <style:text-properties fo:color="#ce181e" fo:font-weight="bold" style:font-weight-asian="bold" style:font-weight-complex="bold"/>
    </style:style>
    <style:style style:name="T183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184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185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6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8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18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189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19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9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92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9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9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9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96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197" style:family="text">
      <style:text-properties style:font-name-asian="Consolas" style:font-name-complex="Consolas" style:font-size-asian="9.5pt" style:font-size-complex="9.5pt"/>
    </style:style>
    <style:style style:name="T198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7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7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7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office:value-type="string" calcext:value-type="string">
            <text:p>Note <text:a xlink:href="https://sourceforge.net/p/y-a-terminal/bugs/464/" xlink:type="simple">https://sourceforge.net/p/y-a-terminal/bugs/464/</text:a></text:p>
            <text:p>"Performance on full-speed sending has dropped"</text:p>
            <text:p> &gt; YAT 2.0.0 still was at 4000/s</text:p>
            <text:p> &gt; YAT 2.1.0 now is at 3000/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7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7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7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4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ToDo</text:p>
          </table:table-cell>
          <table:table-cell table:style-name="ce46" table:number-columns-repeated="2"/>
          <table:table-cell table:style-name="ce46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ToDo</text:p>
          </table:table-cell>
          <table:table-cell table:style-name="ce46"/>
          <table:table-cell table:style-name="ce46" office:value-type="string" calcext:value-type="string">
            <text:p>Suspend/Resume</text:p>
          </table:table-cell>
          <table:table-cell table:style-name="ce46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46" table:number-columns-repeated="2"/>
          <table:table-cell table:style-name="ce46" office:value-type="string" calcext:value-type="string">
            <text:p>of internal COM</text:p>
          </table:table-cell>
          <table:table-cell table:style-name="ce46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5" office:value-type="string" calcext:value-type="string">
            <text:p>Sending possible again, successfully receiving</text:p>
          </table:table-cell>
          <table:table-cell table:style-name="ce5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5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5" office:value-type="string" calcext:value-type="string">
            <text:p>Sending not possible, terminal gets closed, is waiting for reconnect</text:p>
          </table:table-cell>
          <table:table-cell table:style-name="ce5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97">Message</text:span> that serial COM port is no longer available</text:p>
            <text:p>Automatically defaulted to first available 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97">Message</text:span> that serial COM port is no longer availa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97">Message</text:span> that serial COM port is no longer available</text:p>
            <text:p>Automatically switched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97">Message</text:span> that serial COM port is no longer available</text:p>
            <text:p><text:span text:style-name="T97">Automatically switched</text:span>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 table:number-rows-repeated="65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ce57"/>
        <table:table-column table:style-name="co12" table:default-cell-style-name="ce57"/>
        <table:table-column table:style-name="co13" table:default-cell-style-name="ce57"/>
        <table:table-column table:style-name="co7" table:number-columns-repeated="1018" table:default-cell-style-name="ce57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9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8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imited Broadcast</text:p>
          </table:table-cell>
          <table:table-cell table:style-name="ce58" office:value-type="string" calcext:value-type="string">
            <text:p>Create two terminals using UDP/IP PairSocket</text:p>
            <text:p><text:span text:style-name="T97"> &gt; 1st terminal remote host = [broadcast]</text:span></text:p>
            <text:p> &gt; 1st terminal ports = 10000 / 10001</text:p>
            <text:p><text:span text:style-name="T97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97">YAT DevelopmentComputer is </text:span>192.168.188.255</text:p>
          </table:table-cell>
          <table:table-cell table:number-columns-repeated="1018"/>
        </table:table-row>
        <table:table-row table:style-name="ro6">
          <table:table-cell table:number-columns-repeated="3"/>
          <table:table-cell table:style-name="ce58" office:value-type="string" calcext:value-type="string">
            <text:p>Create two terminals using UDP/IP PairSocket</text:p>
            <text:p><text:span text:style-name="T97"> &gt; 1st terminal remote host = 192.168.188.255</text:span></text:p>
            <text:p> &gt; 1st terminal ports = 10000 / 10001</text:p>
            <text:p><text:span text:style-name="T97"> &gt; 1st terminal interface = network interface</text:span></text:p>
            <text:p><text:span text:style-name="T97"> &gt; 2nd terminal remote host = 192.168.188.255</text:span></text:p>
            <text:p> &gt; 2nd terminal ports = 10001 / 10000</text:p>
            <text:p><text:span text:style-name="T97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8" office:value-type="string" calcext:value-type="string">
            <text:p>Create a terminal using UDP/IP Client</text:p>
            <text:p> &gt; Remote host = [broadcast]</text:p>
            <text:p><text:span text:style-name="T97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8" office:value-type="string" calcext:value-type="string">
            <text:p>Create a terminal using UDP/IP Client</text:p>
            <text:p><text:span text:style-name="T97"> &gt; Remote host = 192.168.188.255</text:span></text:p>
            <text:p><text:span text:style-name="T97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97"> &gt; Local filter = 192.168.188.0</text:span>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97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97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<text:span text:style-name="T97">Create a UDP Server</text:span></text:p>
            <text:p><text:span text:style-name="T97"> &gt; Local port = 10000</text:span>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style-name="ce58" office:value-type="string" calcext:value-type="string">
            <text:p><text:span text:style-name="T97">[On YAT DevelopmentComputer]</text:span></text:p>
            <text:p>Create a terminal using UDP/IP Client</text:p>
            <text:p> &gt; Remote host = [broadcast]</text:p>
            <text:p><text:span text:style-name="T97"> &gt; Remote port = 10000</text:span>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 office:value-type="string" calcext:value-type="string">
            <text:p>Interface Selection</text:p>
          </table:table-cell>
          <table:table-cell table:number-columns-repeated="3"/>
          <table:table-cell table:style-name="ce60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45"/>
        <table:table-column table:style-name="co14" table:default-cell-style-name="ce45"/>
        <table:table-column table:style-name="co15" table:default-cell-style-name="ce45"/>
        <table:table-column table:style-name="co16" table:default-cell-style-name="ce45"/>
        <table:table-column table:style-name="co5" table:default-cell-style-name="ce45"/>
        <table:table-column table:style-name="co17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97">No XOn/XOff characters are shown</text:span></text:p>
            <text:p><text:span text:style-name="T97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7" table:number-columns-repeated="3"/>
          <table:table-cell table:style-name="ce60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table:table-column table:style-name="co8" table:default-cell-style-name="ce57"/>
        <table:table-column table:style-name="co18" table:default-cell-style-name="ce57"/>
        <table:table-column table:style-name="co19" table:default-cell-style-name="ce57"/>
        <table:table-column table:style-name="co20" table:default-cell-style-name="ce57"/>
        <table:table-column table:style-name="co21" table:default-cell-style-name="ce57"/>
        <table:table-column table:style-name="co6" table:default-cell-style-name="ce57"/>
        <table:table-column table:style-name="co7" table:number-columns-repeated="1018" table:default-cell-style-name="ce57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98">(&lt;TS&gt;)</text:span><text:span text:style-name="T102"> </text:span><text:span text:style-name="T103">ABC</text:span><text:span text:style-name="T104">&lt;BEL&gt;</text:span><text:span text:style-name="T103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2" office:value-type="string" calcext:value-type="string">
            <text:p><text:span text:style-name="T105">(&lt;TS&gt;)</text:span><text:span text:style-name="T106"> </text:span><text:span text:style-name="T107">41h</text:span><text:span text:style-name="T108"> </text:span><text:span text:style-name="T107">42h</text:span><text:span text:style-name="T108"> </text:span><text:span text:style-name="T107">43h</text:span><text:span text:style-name="T108"> </text:span><text:span text:style-name="T109">&lt;BEL&gt;</text:span><text:span text:style-name="T110"> </text:span><text:span text:style-name="T107">58h</text:span><text:span text:style-name="T108"> </text:span><text:span text:style-name="T107">59h</text:span><text:span text:style-name="T108"> </text:span><text:span text:style-name="T107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2" office:value-type="string" calcext:value-type="string">
            <text:p><text:span text:style-name="T105">(&lt;TS&gt;)</text:span><text:span text:style-name="T106"> </text:span><text:span text:style-name="T107">A</text:span><text:span text:style-name="T108"> </text:span><text:span text:style-name="T107">B</text:span><text:span text:style-name="T108"> </text:span><text:span text:style-name="T107">C</text:span><text:span text:style-name="T108"> </text:span><text:span text:style-name="T109">&lt;BEL&gt;</text:span><text:span text:style-name="T110"> </text:span><text:span text:style-name="T107">X</text:span><text:span text:style-name="T108"> </text:span><text:span text:style-name="T107">Y</text:span><text:span text:style-name="T108"> </text:span><text:span text:style-name="T107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2" office:value-type="string" calcext:value-type="string">
            <text:p><text:span text:style-name="T105">(&lt;TS&gt;)</text:span><text:span text:style-name="T106"> </text:span><text:span text:style-name="T107">ABC</text:span><text:span text:style-name="T111">&lt;BEL&gt;</text:span><text:span text:style-name="T107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12">(&lt;TS&gt;)</text:span><text:span text:style-name="T113"> </text:span><text:span text:style-name="T114">ABCD</text:span><text:span text:style-name="T115">&lt;BEL&gt;</text:span><text:span text:style-name="T114">XYZ</text:span></text:p>
          </table:table-cell>
          <table:table-cell office:value-type="string" calcext:value-type="string">
            <text:p><text:span text:style-name="T97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2" office:value-type="string" calcext:value-type="string">
            <text:p><text:span text:style-name="T105">(&lt;TS&gt;)</text:span><text:span text:style-name="T106"> </text:span><text:span text:style-name="T107">41h</text:span><text:span text:style-name="T108"> </text:span><text:span text:style-name="T107">42h</text:span><text:span text:style-name="T108"> </text:span><text:span text:style-name="T107">43h</text:span><text:span text:style-name="T108"> </text:span><text:span text:style-name="T107">44h</text:span><text:span text:style-name="T108"> </text:span><text:span text:style-name="T109">&lt;BEL&gt;</text:span><text:span text:style-name="T110"> </text:span><text:span text:style-name="T107">58h</text:span><text:span text:style-name="T108"> </text:span><text:span text:style-name="T107">59h</text:span><text:span text:style-name="T108"> </text:span><text:span text:style-name="T107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2" office:value-type="string" calcext:value-type="string">
            <text:p><text:span text:style-name="T105">(&lt;TS&gt;)</text:span><text:span text:style-name="T106"> </text:span><text:span text:style-name="T107">A</text:span><text:span text:style-name="T108"> </text:span><text:span text:style-name="T107">B</text:span><text:span text:style-name="T108"> </text:span><text:span text:style-name="T107">C</text:span><text:span text:style-name="T108"> </text:span><text:span text:style-name="T107">D</text:span><text:span text:style-name="T108"> </text:span><text:span text:style-name="T109">&lt;BEL&gt;</text:span><text:span text:style-name="T110"> </text:span><text:span text:style-name="T107">X</text:span><text:span text:style-name="T108"> </text:span><text:span text:style-name="T107">Y</text:span><text:span text:style-name="T108"> </text:span><text:span text:style-name="T107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2" office:value-type="string" calcext:value-type="string">
            <text:p><text:span text:style-name="T105">(&lt;TS&gt;)</text:span><text:span text:style-name="T106"> </text:span><text:span text:style-name="T107">ABCD</text:span><text:span text:style-name="T111">&lt;BEL&gt;</text:span><text:span text:style-name="T107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2" office:value-type="string" calcext:value-type="string">
            <text:p><text:span text:style-name="T105">(&lt;TS&gt;)</text:span><text:span text:style-name="T106"> </text:span><text:span text:style-name="T107">ABCDEF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Send backspace 8 x</text:p>
          </table:table-cell>
          <table:table-cell table:style-name="ce59" office:value-type="string" calcext:value-type="string">
            <text:p><text:span text:style-name="T116">(&lt;TS&gt;)</text:span><text:span text:style-name="T117"> </text:span><text:span text:style-name="T118">ABCDE</text:span></text:p>
            <text:p><text:span text:style-name="T116">(&lt;TS&gt;)</text:span><text:span text:style-name="T117"> </text:span><text:span text:style-name="T118">ABCD</text:span></text:p>
            <text:p><text:span text:style-name="T116">(&lt;TS&gt;)</text:span><text:span text:style-name="T117"> </text:span><text:span text:style-name="T118">ABC</text:span></text:p>
            <text:p><text:span text:style-name="T116">(&lt;TS&gt;)</text:span><text:span text:style-name="T117"> </text:span><text:span text:style-name="T118">AB</text:span></text:p>
            <text:p><text:span text:style-name="T116">(&lt;TS&gt;)</text:span><text:span text:style-name="T117"> </text:span><text:span text:style-name="T118">A</text:span></text:p>
            <text:p><text:span text:style-name="T116">(&lt;TS&gt;)</text:span><text:span text:style-name="T117"> </text:span></text:p>
            <text:p><text:span text:style-name="T116">(&lt;TS&gt;)</text:span><text:span text:style-name="T117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2" office:value-type="string" calcext:value-type="string">
            <text:p><text:span text:style-name="T105">(&lt;TS&gt;)</text:span><text:span text:style-name="T106"> </text:span><text:span text:style-name="T107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8">
          <table:table-cell table:number-columns-repeated="3"/>
          <table:table-cell office:value-type="string" calcext:value-type="string">
            <text:p>Send backspace 8 x</text:p>
          </table:table-cell>
          <table:table-cell table:style-name="ce59" office:value-type="string" calcext:value-type="string">
            <text:p><text:span text:style-name="T116">(&lt;TS&gt;)</text:span><text:span text:style-name="T117"> </text:span><text:span text:style-name="T118">ABCDE</text:span></text:p>
            <text:p><text:span text:style-name="T116">(&lt;TS&gt;)</text:span><text:span text:style-name="T117"> </text:span><text:span text:style-name="T118">ABCD</text:span></text:p>
            <text:p><text:span text:style-name="T116">(&lt;TS&gt;)</text:span><text:span text:style-name="T117"> </text:span><text:span text:style-name="T118">ABC</text:span></text:p>
            <text:p><text:span text:style-name="T116">(&lt;TS&gt;)</text:span><text:span text:style-name="T117"> </text:span><text:span text:style-name="T118">AB</text:span></text:p>
            <text:p><text:span text:style-name="T116">(&lt;TS&gt;)</text:span><text:span text:style-name="T117"> </text:span><text:span text:style-name="T118">A</text:span></text:p>
            <text:p><text:span text:style-name="T116">(&lt;TS&gt;)</text:span><text:span text:style-name="T117"> </text:span></text:p>
            <text:p><text:span text:style-name="T116">(&lt;TS&gt;)</text:span><text:span text:style-name="T117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x 2]</text:p>
            <text:p>Confim</text:p>
          </table:table-cell>
          <table:table-cell table:style-name="ce63" office:value-type="string" calcext:value-type="string">
            <text:p><text:span text:style-name="T112">(&lt;TS&gt;)</text:span><text:span text:style-name="T113"> </text:span><text:span text:style-name="T114">ABCDEF</text:span><text:span text:style-name="T115">&lt;BS&gt;&lt;BS&gt;&lt;BS&gt;&lt;BS&gt;&lt;BS&gt;&lt;BS&gt;&lt;BS&gt;&lt;BS&gt;</text:span><text:span text:style-name="T114">ABCDEF</text:span><text:span text:style-name="T115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97">In receiving terminal, disable [Settings... &gt; Advanced... &gt; ASCII &gt; Also r</text:span>eplace x 2]</text:p>
            <text:p>Confim</text:p>
          </table:table-cell>
          <table:table-cell table:style-name="ce63" office:value-type="string" calcext:value-type="string">
            <text:p><text:span text:style-name="T112">(&lt;TS&gt;)</text:span><text:span text:style-name="T113"> 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Show Length (Char Count)</text:p>
          </table:table-cell>
          <table:table-cell table:style-name="ce63"/>
          <table:table-cell table:number-columns-repeated="1019"/>
        </table:table-row>
        <table:table-row table:style-name="ro1">
          <table:table-cell table:number-columns-repeated="4"/>
          <table:table-cell table:style-name="ce6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6" office:value-type="string" calcext:value-type="string">
            <text:p><text:span text:style-name="T112">(&lt;TS&gt;)</text:span><text:span text:style-name="T113"> </text:span><text:span text:style-name="T114">A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6" office:value-type="string" calcext:value-type="string">
            <text:p><text:span text:style-name="T112">(&lt;TS&gt;)</text:span><text:span text:style-name="T113"> </text:span><text:span text:style-name="T114">A</text:span><text:span text:style-name="T115">&lt;CR&gt;</text:span><text:span text:style-name="T114">B</text:span><text:span text:style-name="T115">&lt;LF&gt;</text:span><text:span text:style-name="T114">C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empty [Enter] (EOL)</text:p>
          </table:table-cell>
          <table:table-cell table:style-name="ce66" office:value-type="string" calcext:value-type="string">
            <text:p><text:span text:style-name="T112">(&lt;TS&gt;)</text:span><text:span text:style-name="T113"> </text:span><text:span text:style-name="T114">A</text:span><text:span text:style-name="T115">&lt;CR&gt;</text:span><text:span text:style-name="T114">B</text:span><text:span text:style-name="T115">&lt;LF&gt;</text:span><text:span text:style-name="T114">C</text:span><text:span text:style-name="T119"> </text:span><text:span text:style-name="T120">(5)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3" office:value-type="string" calcext:value-type="string">
            <text:p><text:span text:style-name="T112">(&lt;TS&gt;)</text:span><text:span text:style-name="T113"> </text:span><text:span text:style-name="T114">A</text:span><text:span text:style-name="T119"> </text:span><text:span text:style-name="T121">&lt;CR&gt;</text:span><text:span text:style-name="T122"> </text:span><text:span text:style-name="T114">B</text:span><text:span text:style-name="T119"> </text:span><text:span text:style-name="T121">&lt;LF&gt;</text:span><text:span text:style-name="T122"> </text:span><text:span text:style-name="T114">C</text:span><text:span text:style-name="T119"> </text:span><text:span text:style-name="T120">(5)</text:span></text:p>
            <text:p><text:span text:style-name="T123">Separators !!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3" office:value-type="string" calcext:value-type="string">
            <text:p><text:span text:style-name="T112">(&lt;TS&gt;)</text:span><text:span text:style-name="T113"> </text:span><text:span text:style-name="T114">41h</text:span><text:span text:style-name="T119"> </text:span><text:span text:style-name="T121">&lt;CR&gt;</text:span><text:span text:style-name="T122"> </text:span><text:span text:style-name="T114">42h</text:span><text:span text:style-name="T119"> </text:span><text:span text:style-name="T121">&lt;LF&gt;</text:span><text:span text:style-name="T122"> </text:span><text:span text:style-name="T114">43h</text:span><text:span text:style-name="T119"> </text:span><text:span text:style-name="T120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6" office:value-type="string" calcext:value-type="string">
            <text:p><text:span text:style-name="T112">(&lt;TS&gt;)</text:span><text:span text:style-name="T113"> </text:span><text:span text:style-name="T114">A</text:span><text:span text:style-name="T115">&lt;CR&gt;</text:span><text:span text:style-name="T114">B</text:span><text:span text:style-name="T115">&lt;LF&gt;</text:span><text:span text:style-name="T114">C</text:span><text:span text:style-name="T119"> </text:span><text:span text:style-name="T120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6" office:value-type="string" calcext:value-type="string">
            <text:p><text:span text:style-name="T112">(&lt;TS&gt;)</text:span><text:span text:style-name="T113"> </text:span><text:span text:style-name="T114">A</text:span><text:span text:style-name="T115">&lt;CR&gt;</text:span><text:span text:style-name="T114">B</text:span><text:span text:style-name="T115">&lt;LF&gt;</text:span><text:span text:style-name="T114">C</text:span><text:span text:style-name="T115">&lt;CR&gt;&lt;LF&gt;</text:span><text:span text:style-name="T122"> </text:span><text:span text:style-name="T120">(7)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0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124">A</text:span></text:p>
            <text:p><text:span text:style-name="T124">AB</text:span></text:p>
            <text:p><text:span text:style-name="T124">ABC</text:span></text:p>
            <text:p><text:span text:style-name="T124">ABCD</text:span></text:p>
            <text:p><text:span text:style-name="T124">ABCD</text:span></text:p>
            <text:p><text:span text:style-name="T124">E</text:span></text:p>
            <text:p><text:span text:style-name="T124">ABCD</text:span></text:p>
            <text:p><text:span text:style-name="T124">EF</text:span></text:p>
            <text:p><text:span text:style-name="T124">ABCD</text:span></text:p>
            <text:p><text:span text:style-name="T124">EFG</text:span></text:p>
            <text:p><text:span text:style-name="T124">ABCD</text:span></text:p>
            <text:p><text:span text:style-name="T124">EFGH</text:span>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124">A</text:span><text:span text:style-name="T119"> </text:span><text:span text:style-name="T120">(1)</text:span></text:p>
            <text:p><text:span text:style-name="T124">AB</text:span><text:span text:style-name="T119"> </text:span><text:span text:style-name="T120">(2)</text:span></text:p>
            <text:p><text:span text:style-name="T124">ABC</text:span><text:span text:style-name="T119"> </text:span><text:span text:style-name="T120">(3)</text:span></text:p>
            <text:p><text:span text:style-name="T124">ABCD</text:span><text:span text:style-name="T119"> </text:span><text:span text:style-name="T120">(4)</text:span></text:p>
            <text:p><text:span text:style-name="T124">ABCD</text:span><text:span text:style-name="T119"> </text:span><text:span text:style-name="T120">(4)</text:span></text:p>
            <text:p><text:span text:style-name="T124">E</text:span><text:span text:style-name="T119"> </text:span><text:span text:style-name="T120">(1)</text:span></text:p>
            <text:p><text:span text:style-name="T124">ABCD</text:span><text:span text:style-name="T119"> </text:span><text:span text:style-name="T120">(4)</text:span></text:p>
            <text:p><text:span text:style-name="T124">EF</text:span><text:span text:style-name="T119"> </text:span><text:span text:style-name="T120">(2)</text:span></text:p>
            <text:p><text:span text:style-name="T124">ABCD</text:span><text:span text:style-name="T119"> </text:span><text:span text:style-name="T120">(4)</text:span></text:p>
            <text:p><text:span text:style-name="T124">EFG</text:span><text:span text:style-name="T119"> </text:span><text:span text:style-name="T120">(3)</text:span></text:p>
            <text:p><text:span text:style-name="T124">ABCD</text:span><text:span text:style-name="T119"> </text:span><text:span text:style-name="T120">(4)</text:span></text:p>
            <text:p><text:span text:style-name="T124">EFGH</text:span><text:span text:style-name="T119"> </text:span><text:span text:style-name="T120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124">A</text:span><text:span text:style-name="T125">&lt;CR&gt;&lt;LF&gt;</text:span><text:span text:style-name="T122"> </text:span><text:span text:style-name="T120">(3)</text:span></text:p>
            <text:p><text:span text:style-name="T124">AB</text:span><text:span text:style-name="T125">&lt;CR&gt;&lt;LF&gt;</text:span><text:span text:style-name="T122"> </text:span><text:span text:style-name="T120">(4)</text:span></text:p>
            <text:p><text:span text:style-name="T124">ABC</text:span><text:span text:style-name="T125">&lt;CR&gt;</text:span><text:span text:style-name="T122"> </text:span><text:span text:style-name="T120">(4)</text:span></text:p>
            <text:p><text:span text:style-name="T126">&lt;LF&gt;</text:span><text:span text:style-name="T127"> </text:span><text:span text:style-name="T128">(1)</text:span></text:p>
            <text:p><text:span text:style-name="T124">ABCD</text:span><text:span text:style-name="T119"> </text:span><text:span text:style-name="T120">(4)</text:span></text:p>
            <text:p><text:span text:style-name="T126">&lt;CR&gt;&lt;LF&gt;</text:span><text:span text:style-name="T127"> </text:span><text:span text:style-name="T128">(2)</text:span></text:p>
            <text:p><text:span text:style-name="T124">ABCD</text:span><text:span text:style-name="T119"> </text:span><text:span text:style-name="T120">(4)</text:span></text:p>
            <text:p><text:span text:style-name="T124">E</text:span><text:span text:style-name="T125">&lt;CR&gt;&lt;LF&gt;</text:span><text:span text:style-name="T122"> </text:span><text:span text:style-name="T120">(3)</text:span></text:p>
            <text:p><text:span text:style-name="T124">ABCD</text:span><text:span text:style-name="T119"> </text:span><text:span text:style-name="T120">(4)</text:span></text:p>
            <text:p><text:span text:style-name="T124">EF</text:span><text:span text:style-name="T125">&lt;CR&gt;&lt;LF&gt;</text:span><text:span text:style-name="T122"> </text:span><text:span text:style-name="T120">(4)</text:span></text:p>
            <text:p><text:span text:style-name="T124">ABCD</text:span><text:span text:style-name="T119"> </text:span><text:span text:style-name="T120">(4)</text:span></text:p>
            <text:p><text:span text:style-name="T124">EFG</text:span><text:span text:style-name="T125">&lt;CR&gt;</text:span><text:span text:style-name="T122"> </text:span><text:span text:style-name="T120">(4)</text:span></text:p>
            <text:p><text:span text:style-name="T126">&lt;LF&gt;</text:span><text:span text:style-name="T127"> </text:span><text:span text:style-name="T128">(1)</text:span></text:p>
            <text:p><text:span text:style-name="T124">ABCD</text:span><text:span text:style-name="T119"> </text:span><text:span text:style-name="T120">(4)</text:span></text:p>
            <text:p><text:span text:style-name="T124">EFGH</text:span><text:span text:style-name="T119"> </text:span><text:span text:style-name="T120">(4)</text:span></text:p>
            <text:p><text:span text:style-name="T126">&lt;CR&gt;&lt;LF&gt;</text:span><text:span text:style-name="T127"> </text:span><text:span text:style-name="T128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97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Arbitrary more or less complete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97">In receiving terminal, disable [Settings... &gt; Text... &gt; Break lines on every chunk</text:span>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2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72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2" office:value-type="string" calcext:value-type="string">
            <text:p><text:span text:style-name="T124">A</text:span><text:span text:style-name="T119"> </text:span><text:span text:style-name="T120">(1)</text:span></text:p>
            <text:p><text:span text:style-name="T124">AB</text:span><text:span text:style-name="T119"> </text:span><text:span text:style-name="T120">(2)</text:span></text:p>
            <text:p><text:span text:style-name="T124">ABC</text:span><text:span text:style-name="T119"> </text:span><text:span text:style-name="T120">(3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72" office:value-type="string" calcext:value-type="string">
            <text:p><text:span text:style-name="T124">A</text:span><text:span text:style-name="T125">&lt;CR&gt;&lt;LF&gt;</text:span><text:span text:style-name="T122"> </text:span><text:span text:style-name="T120">(3)</text:span></text:p>
            <text:p><text:span text:style-name="T124">AB</text:span><text:span text:style-name="T119"> </text:span><text:span text:style-name="T120">(2)</text:span></text:p>
            <text:p><text:span text:style-name="T124">ABC</text:span><text:span text:style-name="T125">&lt;CR&gt;&lt;LF&gt;</text:span><text:span text:style-name="T122"> </text:span><text:span text:style-name="T120">(5)</text:span>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72" office:value-type="string" calcext:value-type="string">
            <text:p><text:span text:style-name="T124">A</text:span><text:span text:style-name="T125">&lt;CR&gt;&lt;LF&gt;</text:span><text:span text:style-name="T122"> </text:span><text:span text:style-name="T120">(3)</text:span></text:p>
            <text:p><text:span text:style-name="T124">AB</text:span><text:span text:style-name="T119"> </text:span><text:span text:style-name="T120">(2)</text:span></text:p>
            <text:p><text:span text:style-name="T124">ABC</text:span><text:span text:style-name="T125">&lt;CR&gt;&lt;LF&gt;</text:span><text:span text:style-name="T122"> </text:span><text:span text:style-name="T120">(5)</text:span></text:p>
            <text:p><text:span text:style-name="T124">ABCD</text:span><text:span text:style-name="T119"> </text:span><text:span text:style-name="T120">(4)</text:span></text:p>
          </table:table-cell>
          <table:table-cell office:value-type="string" calcext:value-type="string">
            <text:p/>
            <text:p/>
            <text:p><text:span text:style-name="T98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72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72" office:value-type="string" calcext:value-type="string">
            <text:p><text:span text:style-name="T124">A</text:span><text:span text:style-name="T119"> </text:span><text:span text:style-name="T120">(1)</text:span></text:p>
            <text:p><text:span text:style-name="T126">&lt;CR&gt;</text:span><text:span text:style-name="T129">B</text:span><text:span text:style-name="T119"> </text:span><text:span text:style-name="T120">(2)</text:span></text:p>
          </table:table-cell>
          <table:table-cell office:value-type="string" calcext:value-type="string">
            <text:p><text:span text:style-name="T168">&lt;CR&gt;</text:span> can only be determined as non-EOL on next character,</text:p>
            <text:p>thus it is prepended to the next line. Not perfect, but good enough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72" office:value-type="string" calcext:value-type="string">
            <text:p><text:span text:style-name="T130">@</text:span><text:span text:style-name="T131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2" office:value-type="string" calcext:value-type="string">
            <text:p><text:span text:style-name="T130">@</text:span><text:span text:style-name="T131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3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3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74" office:value-type="string" calcext:value-type="string">
            <text:p><text:span text:style-name="T124">\h</text:span><text:span text:style-name="T125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4" office:value-type="string" calcext:value-type="string">
            <text:p><text:span text:style-name="T124">\h(</text:span><text:span text:style-name="T125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5" office:value-type="string" calcext:value-type="string">
            <text:p><text:span text:style-name="T124">\h(4</text:span><text:span text:style-name="T125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5" office:value-type="string" calcext:value-type="string">
            <text:p><text:span text:style-name="T124">\h(40</text:span><text:span text:style-name="T125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5" office:value-type="string" calcext:value-type="string">
            <text:p><text:span text:style-name="T124">\h(40)</text:span><text:span text:style-name="T125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2"/>
          <table:table-cell table:number-columns-repeated="1019"/>
        </table:table-row>
        <table:table-row table:style-name="ro1">
          <table:table-cell table:number-columns-repeated="3"/>
          <table:table-cell table:style-name="ce61" office:value-type="string" calcext:value-type="string">
            <text:p>Enable [Use Explicit Default Radix]</text:p>
          </table:table-cell>
          <table:table-cell table:style-name="ce72"/>
          <table:table-cell table:number-columns-repeated="1019"/>
        </table:table-row>
        <table:table-row table:style-name="ro4">
          <table:table-cell table:number-columns-repeated="3"/>
          <table:table-cell table:style-name="ce61" office:value-type="string" calcext:value-type="string">
            <text:p>In sending terminal, enable [Escapes on [SendText]] again</text:p>
          </table:table-cell>
          <table:table-cell table:style-name="ce72"/>
          <table:table-cell office:value-type="string" calcext:value-type="string">
            <text:p><text:span text:style-name="T97">Sending "\h" which was fine without escapes will now lead to an error (bug #469).</text:span></text:p>
            <text:p>Either, clear text, or, escapes have to be disabled first and then fix text.</text:p>
            <text:p><text:span text:style-name="T97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Repeat the above sequence</text:p>
          </table:table-cell>
          <table:table-cell table:style-name="ce72"/>
          <table:table-cell table:number-columns-repeated="1019"/>
        </table:table-row>
        <table:table-row table:style-name="ro1">
          <table:table-cell table:number-columns-repeated="3"/>
          <table:table-cell table:style-name="ce61" office:value-type="string" calcext:value-type="string">
            <text:p>In sending terminal, change default radix to [Hex]</text:p>
          </table:table-cell>
          <table:table-cell table:style-name="ce72"/>
          <table:table-cell table:number-columns-repeated="1019"/>
        </table:table-row>
        <table:table-row table:style-name="ro1">
          <table:table-cell table:number-columns-repeated="3"/>
          <table:table-cell table:style-name="ce61" office:value-type="string" calcext:value-type="string">
            <text:p>Repeat the above sequence</text:p>
          </table:table-cell>
          <table:table-cell table:style-name="ce72"/>
          <table:table-cell table:number-columns-repeated="1019"/>
        </table:table-row>
        <table:table-row table:style-name="ro1">
          <table:table-cell table:number-columns-repeated="3"/>
          <table:table-cell table:style-name="ce61"/>
          <table:table-cell table:style-name="ce72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97">  B: Hide 0x00 + Show (Time Stamp + Direction + </text:span>Length)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97">A [Enter]</text:span></text:p>
            <text:p><text:span text:style-name="T97">B [Enter]</text:span></text:p>
          </table:table-cell>
          <table:table-cell table:style-name="ce63" office:value-type="string" calcext:value-type="string">
            <text:p><text:span text:style-name="T98">(&lt;TS&gt;)</text:span><text:span text:style-name="T102"> </text:span><text:span text:style-name="T132">(&lt;&lt;)</text:span><text:span text:style-name="T102"> </text:span><text:span text:style-name="T133">A</text:span><text:span text:style-name="T119"> </text:span><text:span text:style-name="T120">(1)</text:span></text:p>
            <text:p><text:span text:style-name="T98">(&lt;TS&gt;)</text:span><text:span text:style-name="T102"> </text:span><text:span text:style-name="T132">(&gt;&gt;)</text:span><text:span text:style-name="T102"> </text:span><text:span text:style-name="T103">B</text:span><text:span text:style-name="T134"> </text:span><text:span text:style-name="T135">(1)</text:span></text:p>
          </table:table-cell>
          <table:table-cell table:style-name="ce63" office:value-type="string" calcext:value-type="string">
            <text:p><text:span text:style-name="T98">(&lt;TS&gt;)</text:span><text:span text:style-name="T102"> </text:span><text:span text:style-name="T132">(&gt;&gt;)</text:span><text:span text:style-name="T102"> </text:span><text:span text:style-name="T103">A</text:span><text:span text:style-name="T134"> </text:span><text:span text:style-name="T135">(1)</text:span></text:p>
            <text:p><text:span text:style-name="T98">(&lt;TS&gt;)</text:span><text:span text:style-name="T102"> </text:span><text:span text:style-name="T132">(&lt;&lt;)</text:span><text:span text:style-name="T102"> </text:span><text:span text:style-name="T136">B</text:span><text:span text:style-name="T134"> </text:span><text:span text:style-name="T135">(1)</text:span>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6" office:value-type="string" calcext:value-type="string">
            <text:p><text:span text:style-name="T98">(&lt;TS&gt;)</text:span><text:span text:style-name="T102"> </text:span><text:span text:style-name="T132">(&lt;&lt;)</text:span><text:span text:style-name="T102"> </text:span><text:span text:style-name="T136">A</text:span><text:span text:style-name="T134"> </text:span><text:span text:style-name="T135">(1)</text:span></text:p>
            <text:p><text:span text:style-name="T98">(&lt;TS&gt;)</text:span><text:span text:style-name="T102"> </text:span><text:span text:style-name="T132">(&gt;&gt;)</text:span><text:span text:style-name="T102"> </text:span><text:span text:style-name="T103">B</text:span><text:span text:style-name="T134"> </text:span><text:span text:style-name="T135">(1)</text:span></text:p>
            <text:p><text:span text:style-name="T98">(&lt;TS&gt;)</text:span><text:span text:style-name="T102"> </text:span><text:span text:style-name="T132">(&lt;&lt;) </text:span><text:span text:style-name="T137">&lt;NUL&gt;</text:span></text:p>
            <text:p><text:span text:style-name="T123">No length yet !!</text:span></text:p>
            <text:p><text:span text:style-name="T123">...because line is not complete yet.</text:span></text:p>
          </table:table-cell>
          <table:table-cell table:style-name="ce62" office:value-type="string" calcext:value-type="string">
            <text:p><text:span text:style-name="T98">(&lt;TS&gt;)</text:span><text:span text:style-name="T102"> </text:span><text:span text:style-name="T132">(&gt;&gt;)</text:span><text:span text:style-name="T102"> </text:span><text:span text:style-name="T103">A</text:span><text:span text:style-name="T134"> </text:span><text:span text:style-name="T135">(1)</text:span></text:p>
            <text:p><text:span text:style-name="T98">(&lt;TS&gt;)</text:span><text:span text:style-name="T102"> </text:span><text:span text:style-name="T132">(&lt;&lt;)</text:span><text:span text:style-name="T102"> </text:span><text:span text:style-name="T136">B</text:span><text:span text:style-name="T134"> </text:span><text:span text:style-name="T135">(1)</text:span></text:p>
            <text:p><text:span text:style-name="T98">(&lt;TS&gt;</text:span><text:span text:style-name="T139">)</text:span><text:span text:style-name="T145"> </text:span><text:span text:style-name="T146">(&gt;&gt;)</text:span><text:span text:style-name="T147"> </text:span></text:p>
            <text:p><text:span text:style-name="T123">No length yet !!</text:span></text:p>
            <text:p><text:span text:style-name="T123">...because line is not complete yet.</text:span>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7" office:value-type="string" calcext:value-type="string">
            <text:p><text:span text:style-name="T98">(&lt;TS&gt;)</text:span><text:span text:style-name="T102"> </text:span><text:span text:style-name="T132">(&lt;&lt;)</text:span><text:span text:style-name="T102"> </text:span><text:span text:style-name="T136">A</text:span><text:span text:style-name="T134"> </text:span><text:span text:style-name="T135">(1)</text:span></text:p>
            <text:p><text:span text:style-name="T98">(&lt;TS&gt;)</text:span><text:span text:style-name="T102"> </text:span><text:span text:style-name="T132">(&gt;&gt;)</text:span><text:span text:style-name="T102"> </text:span><text:span text:style-name="T103">B</text:span><text:span text:style-name="T134"> </text:span><text:span text:style-name="T135">(1)</text:span></text:p>
            <text:p><text:span text:style-name="T98">(&lt;TS&gt;)</text:span><text:span text:style-name="T102"> </text:span><text:span text:style-name="T132">(&lt;&lt;)</text:span><text:span text:style-name="T102"> </text:span><text:span text:style-name="T138">&lt;NUL&gt;</text:span><text:span text:style-name="T102"> </text:span><text:span text:style-name="T132">(1)</text:span></text:p>
            <text:p><text:span text:style-name="T98">(&lt;TS&gt;</text:span><text:span text:style-name="T139">)</text:span><text:span text:style-name="T140"> </text:span><text:span text:style-name="T141">(&gt;&gt;)</text:span><text:span text:style-name="T106">  </text:span><text:span text:style-name="T142">(0)</text:span></text:p>
          </table:table-cell>
          <table:table-cell office:value-type="string" calcext:value-type="string">
            <text:p><text:span text:style-name="T98">(&lt;TS&gt;)</text:span><text:span text:style-name="T102"> </text:span><text:span text:style-name="T132">(&gt;&gt;)</text:span><text:span text:style-name="T102"> </text:span><text:span text:style-name="T103">A</text:span><text:span text:style-name="T134"> </text:span><text:span text:style-name="T135">(1)</text:span></text:p>
            <text:p><text:span text:style-name="T98">(&lt;TS&gt;)</text:span><text:span text:style-name="T102"> </text:span><text:span text:style-name="T132">(&lt;&lt;)</text:span><text:span text:style-name="T102"> </text:span><text:span text:style-name="T136">B</text:span><text:span text:style-name="T134"> </text:span><text:span text:style-name="T135">(1)</text:span></text:p>
            <text:p><text:span text:style-name="T98">(&lt;TS&gt;)</text:span><text:span text:style-name="T102"> </text:span><text:span text:style-name="T132">(&lt;&lt;)</text:span><text:span text:style-name="T102">  </text:span><text:span text:style-name="T132">(0)</text:span></text:p>
            <text:p>No empty line for hidden 0x00 !!</text:p>
            <text:p>Time stamp gets updated !!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2" office:value-type="string" calcext:value-type="string">
            <text:p><text:span text:style-name="T98">(&lt;TS&gt;)</text:span><text:span text:style-name="T102"> </text:span><text:span text:style-name="T132">(&lt;&lt;)</text:span><text:span text:style-name="T102"> </text:span><text:span text:style-name="T136">A</text:span><text:span text:style-name="T134"> </text:span><text:span text:style-name="T135">(1)</text:span></text:p>
            <text:p><text:span text:style-name="T98">(&lt;TS&gt;)</text:span><text:span text:style-name="T102"> </text:span><text:span text:style-name="T132">(&gt;&gt;)</text:span><text:span text:style-name="T102"> </text:span><text:span text:style-name="T103">B</text:span><text:span text:style-name="T134"> </text:span><text:span text:style-name="T135">(1)</text:span></text:p>
            <text:p><text:span text:style-name="T98">(&lt;TS&gt;)</text:span><text:span text:style-name="T102"> </text:span><text:span text:style-name="T132">(&lt;&lt;)</text:span><text:span text:style-name="T102"> </text:span><text:span text:style-name="T138">&lt;NUL&gt;</text:span><text:span text:style-name="T102"> </text:span><text:span text:style-name="T132">(1)</text:span></text:p>
            <text:p><text:span text:style-name="T98">(&lt;TS&gt;</text:span><text:span text:style-name="T139">)</text:span><text:span text:style-name="T140"> </text:span><text:span text:style-name="T141">(&gt;&gt;)</text:span><text:span text:style-name="T143">  </text:span><text:span text:style-name="T144">(0)</text:span></text:p>
            <text:p><text:span text:style-name="T98">(&lt;TS&gt;</text:span><text:span text:style-name="T139">)</text:span><text:span text:style-name="T140"> </text:span><text:span text:style-name="T141">(&lt;&lt;)</text:span><text:span text:style-name="T106">  </text:span><text:span text:style-name="T142">(0)</text:span></text:p>
          </table:table-cell>
          <table:table-cell office:value-type="string" calcext:value-type="string">
            <text:p><text:span text:style-name="T98">(&lt;TS&gt;)</text:span><text:span text:style-name="T102"> </text:span><text:span text:style-name="T132">(&gt;&gt;)</text:span><text:span text:style-name="T102"> </text:span><text:span text:style-name="T103">A</text:span><text:span text:style-name="T134"> </text:span><text:span text:style-name="T135">(1)</text:span></text:p>
            <text:p><text:span text:style-name="T98">(&lt;TS&gt;)</text:span><text:span text:style-name="T102"> </text:span><text:span text:style-name="T132">(&lt;&lt;)</text:span><text:span text:style-name="T102"> </text:span><text:span text:style-name="T136">B</text:span><text:span text:style-name="T134"> </text:span><text:span text:style-name="T135">(1)</text:span></text:p>
            <text:p><text:span text:style-name="T98">(&lt;TS&gt;)</text:span><text:span text:style-name="T102"> </text:span><text:span text:style-name="T132">(&lt;&lt;)</text:span><text:span text:style-name="T102">  </text:span><text:span text:style-name="T132">(0)</text:span></text:p>
            <text:p><text:span text:style-name="T98">(&lt;TS&gt;)</text:span><text:span text:style-name="T102"> </text:span><text:span text:style-name="T132">(&gt;&gt;)</text:span><text:span text:style-name="T102">  </text:span><text:span text:style-name="T132">(0)</text:span></text:p>
            <text:p>Intended empty line B &gt; A must be shown !!</text:p>
            <text:p>Resulting empty line A &gt; B must also be shown !!</text:p>
            <text:p><text:span text:style-name="T97">...because there is no empty line for hidden 0x00 yet.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2" office:value-type="string" calcext:value-type="string">
            <text:p><text:span text:style-name="T98">(&lt;TS&gt;)</text:span><text:span text:style-name="T102"> </text:span><text:span text:style-name="T132">(&lt;&lt;)</text:span><text:span text:style-name="T102"> </text:span><text:span text:style-name="T136">A</text:span><text:span text:style-name="T134"> </text:span><text:span text:style-name="T135">(1)</text:span></text:p>
            <text:p><text:span text:style-name="T98">(&lt;TS&gt;)</text:span><text:span text:style-name="T102"> </text:span><text:span text:style-name="T132">(&gt;&gt;)</text:span><text:span text:style-name="T102"> </text:span><text:span text:style-name="T103">B</text:span><text:span text:style-name="T134"> </text:span><text:span text:style-name="T135">(1)</text:span></text:p>
            <text:p><text:span text:style-name="T98">(&lt;TS&gt;)</text:span><text:span text:style-name="T102"> </text:span><text:span text:style-name="T132">(&lt;&lt;)</text:span><text:span text:style-name="T102"> </text:span><text:span text:style-name="T138">&lt;NUL&gt;</text:span><text:span text:style-name="T102"> </text:span><text:span text:style-name="T132">(1)</text:span></text:p>
            <text:p><text:span text:style-name="T98">(&lt;TS&gt;</text:span><text:span text:style-name="T139">)</text:span><text:span text:style-name="T140"> </text:span><text:span text:style-name="T141">(&gt;&gt;)</text:span><text:span text:style-name="T143">  </text:span><text:span text:style-name="T144">(0)</text:span></text:p>
            <text:p><text:span text:style-name="T98">(&lt;TS&gt;</text:span><text:span text:style-name="T139">)</text:span><text:span text:style-name="T140"> </text:span><text:span text:style-name="T141">(&lt;&lt;)</text:span><text:span text:style-name="T143">  </text:span><text:span text:style-name="T144">(0)</text:span></text:p>
            <text:p><text:span text:style-name="T98">(&lt;TS&gt;</text:span><text:span text:style-name="T139">)</text:span><text:span text:style-name="T145"> </text:span><text:span text:style-name="T146">(&gt;&gt;)</text:span><text:span text:style-name="T147"> </text:span><text:span text:style-name="T114">OK</text:span><text:span text:style-name="T119"> </text:span><text:span text:style-name="T120">(2)</text:span></text:p>
          </table:table-cell>
          <table:table-cell office:value-type="string" calcext:value-type="string">
            <text:p><text:span text:style-name="T98">(&lt;TS&gt;)</text:span><text:span text:style-name="T102"> </text:span><text:span text:style-name="T132">(&gt;&gt;)</text:span><text:span text:style-name="T102"> </text:span><text:span text:style-name="T103">A</text:span><text:span text:style-name="T134"> </text:span><text:span text:style-name="T135">(1)</text:span></text:p>
            <text:p><text:span text:style-name="T98">(&lt;TS&gt;)</text:span><text:span text:style-name="T102"> </text:span><text:span text:style-name="T132">(&lt;&lt;)</text:span><text:span text:style-name="T102"> </text:span><text:span text:style-name="T136">B</text:span><text:span text:style-name="T134"> </text:span><text:span text:style-name="T135">(1)</text:span></text:p>
            <text:p><text:span text:style-name="T98">(&lt;TS&gt;)</text:span><text:span text:style-name="T102"> </text:span><text:span text:style-name="T132">(&lt;&lt;)</text:span><text:span text:style-name="T102">  </text:span><text:span text:style-name="T132">(0)</text:span></text:p>
            <text:p><text:span text:style-name="T98">(&lt;TS&gt;)</text:span><text:span text:style-name="T102"> </text:span><text:span text:style-name="T132">(&gt;&gt;)</text:span><text:span text:style-name="T102">  </text:span><text:span text:style-name="T132">(0)</text:span></text:p>
            <text:p><text:span text:style-name="T98">(&lt;TS&gt;)</text:span><text:span text:style-name="T102"> </text:span><text:span text:style-name="T132">(&lt;&lt;)</text:span><text:span text:style-name="T102"> </text:span><text:span text:style-name="T136">OK</text:span><text:span text:style-name="T134"> </text:span><text:span text:style-name="T135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6" office:value-type="string" calcext:value-type="string">
            <text:p><text:span text:style-name="T98">(&lt;TS&gt;)</text:span><text:span text:style-name="T102"> </text:span><text:span text:style-name="T132">(&lt;&lt;) </text:span><text:span text:style-name="T137">&lt;NUL&gt;</text:span></text:p>
          </table:table-cell>
          <table:table-cell table:style-name="ce62" office:value-type="string" calcext:value-type="string">
            <text:p><text:span text:style-name="T98">(&lt;TS&gt;</text:span><text:span text:style-name="T139">)</text:span><text:span text:style-name="T145"> </text:span><text:span text:style-name="T146">(&gt;&gt;)</text:span><text:span text:style-name="T147"> 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7" office:value-type="string" calcext:value-type="string">
            <text:p><text:span text:style-name="T98">(&lt;TS&gt;)</text:span><text:span text:style-name="T102"> </text:span><text:span text:style-name="T132">(&lt;&lt;)</text:span><text:span text:style-name="T102"> </text:span><text:span text:style-name="T138">&lt;NUL&gt;</text:span><text:span text:style-name="T102"> </text:span><text:span text:style-name="T132">(1)</text:span></text:p>
            <text:p><text:span text:style-name="T98">(&lt;TS&gt;</text:span><text:span text:style-name="T139">)</text:span><text:span text:style-name="T140"> </text:span><text:span text:style-name="T141">(&gt;&gt;)</text:span><text:span text:style-name="T106">  </text:span><text:span text:style-name="T142">(0)</text:span></text:p>
          </table:table-cell>
          <table:table-cell table:style-name="ce78" office:value-type="string" calcext:value-type="string">
            <text:p><text:span text:style-name="T155">(&lt;TS&gt;)</text:span><text:span text:style-name="T161"> </text:span><text:span text:style-name="T162">(&lt;&lt;)</text:span><text:span text:style-name="T161">  </text:span><text:span text:style-name="T162">(0)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97">\0x00 [Ctrl+Enter]</text:span></text:p>
          </table:table-cell>
          <table:table-cell table:style-name="ce77" office:value-type="string" calcext:value-type="string">
            <text:p><text:span text:style-name="T98">(&lt;TS&gt;)</text:span><text:span text:style-name="T102"> </text:span><text:span text:style-name="T132">(&lt;&lt;)</text:span><text:span text:style-name="T102"> </text:span><text:span text:style-name="T138">&lt;NUL&gt;</text:span><text:span text:style-name="T102"> </text:span><text:span text:style-name="T132">(1)</text:span></text:p>
            <text:p><text:span text:style-name="T98">(&lt;TS&gt;</text:span><text:span text:style-name="T139">)</text:span><text:span text:style-name="T140"> </text:span><text:span text:style-name="T141">(&gt;&gt;)</text:span><text:span text:style-name="T106">  </text:span><text:span text:style-name="T142">(0)</text:span></text:p>
            <text:p><text:span text:style-name="T98">(&lt;TS&gt;)</text:span><text:span text:style-name="T102"> </text:span><text:span text:style-name="T132">(&lt;&lt;)</text:span><text:span text:style-name="T102"> </text:span><text:span text:style-name="T138">&lt;NUL&gt;&lt;NUL&gt;</text:span></text:p>
          </table:table-cell>
          <table:table-cell table:style-name="ce78" office:value-type="string" calcext:value-type="string">
            <text:p><text:span text:style-name="T155">(&lt;TS&gt;)</text:span><text:span text:style-name="T161"> </text:span><text:span text:style-name="T162">(&lt;&lt;)</text:span><text:span text:style-name="T161">  </text:span><text:span text:style-name="T162">(0)</text:span></text:p>
            <text:p><text:span text:style-name="T98">(&lt;TS&gt;)</text:span><text:span text:style-name="T102"> </text:span><text:span text:style-name="T132">(&gt;&gt;)</text:span><text:span text:style-name="T102"> 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7" office:value-type="string" calcext:value-type="string">
            <text:p><text:span text:style-name="T98">(&lt;TS&gt;)</text:span><text:span text:style-name="T102"> </text:span><text:span text:style-name="T132">(&lt;&lt;)</text:span><text:span text:style-name="T102"> </text:span><text:span text:style-name="T138">&lt;NUL&gt;</text:span><text:span text:style-name="T102"> </text:span><text:span text:style-name="T132">(1)</text:span></text:p>
            <text:p><text:span text:style-name="T98">(&lt;TS&gt;</text:span><text:span text:style-name="T139">)</text:span><text:span text:style-name="T140"> </text:span><text:span text:style-name="T141">(&gt;&gt;)</text:span><text:span text:style-name="T143">  </text:span><text:span text:style-name="T144">(0)</text:span></text:p>
            <text:p><text:span text:style-name="T98">(&lt;TS&gt;)</text:span><text:span text:style-name="T102"> </text:span><text:span text:style-name="T132">(&lt;&lt;)</text:span><text:span text:style-name="T102"> </text:span><text:span text:style-name="T138">&lt;NUL&gt;&lt;NUL&gt;</text:span><text:span text:style-name="T102"> </text:span><text:span text:style-name="T132">(2)</text:span></text:p>
            <text:p><text:span text:style-name="T98">(&lt;TS&gt;</text:span><text:span text:style-name="T139">)</text:span><text:span text:style-name="T140"> </text:span><text:span text:style-name="T141">(&gt;&gt;)</text:span><text:span text:style-name="T106">  </text:span><text:span text:style-name="T142">(0)</text:span></text:p>
          </table:table-cell>
          <table:table-cell table:style-name="ce78" office:value-type="string" calcext:value-type="string">
            <text:p><text:span text:style-name="T155">(&lt;TS&gt;)</text:span><text:span text:style-name="T161"> </text:span><text:span text:style-name="T162">(&lt;&lt;)</text:span><text:span text:style-name="T161">  </text:span><text:span text:style-name="T162">(0)</text:span></text:p>
            <text:p><text:span text:style-name="T155">(&lt;TS&gt;)</text:span><text:span text:style-name="T161"> </text:span><text:span text:style-name="T162">(&lt;&lt;)</text:span><text:span text:style-name="T161">  </text:span><text:span text:style-name="T162">(0)</text:span>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2" office:value-type="string" calcext:value-type="string">
            <text:p><text:span text:style-name="T98">(&lt;TS&gt;)</text:span><text:span text:style-name="T102"> </text:span><text:span text:style-name="T132">(&lt;&lt;)</text:span><text:span text:style-name="T102"> </text:span><text:span text:style-name="T138">&lt;NUL&gt;</text:span><text:span text:style-name="T102"> </text:span><text:span text:style-name="T132">(1)</text:span></text:p>
            <text:p><text:span text:style-name="T98">(&lt;TS&gt;</text:span><text:span text:style-name="T139">)</text:span><text:span text:style-name="T140"> </text:span><text:span text:style-name="T141">(&gt;&gt;)</text:span><text:span text:style-name="T143">  </text:span><text:span text:style-name="T144">(0)</text:span></text:p>
            <text:p><text:span text:style-name="T98">(&lt;TS&gt;)</text:span><text:span text:style-name="T102"> </text:span><text:span text:style-name="T132">(&lt;&lt;)</text:span><text:span text:style-name="T102"> </text:span><text:span text:style-name="T138">&lt;NUL&gt;&lt;NUL&gt;</text:span><text:span text:style-name="T102"> </text:span><text:span text:style-name="T132">(2)</text:span></text:p>
            <text:p><text:span text:style-name="T98">(&lt;TS&gt;</text:span><text:span text:style-name="T139">)</text:span><text:span text:style-name="T140"> </text:span><text:span text:style-name="T141">(&gt;&gt;)</text:span><text:span text:style-name="T143">  </text:span><text:span text:style-name="T144">(0)</text:span></text:p>
            <text:p><text:span text:style-name="T98">(&lt;TS&gt;</text:span><text:span text:style-name="T139">)</text:span><text:span text:style-name="T140"> </text:span><text:span text:style-name="T141">(&lt;&lt;)</text:span><text:span text:style-name="T106">  </text:span><text:span text:style-name="T142">(0)</text:span></text:p>
          </table:table-cell>
          <table:table-cell table:style-name="ce78" office:value-type="string" calcext:value-type="string">
            <text:p><text:span text:style-name="T155">(&lt;TS&gt;)</text:span><text:span text:style-name="T161"> </text:span><text:span text:style-name="T162">(&lt;&lt;)</text:span><text:span text:style-name="T161">  </text:span><text:span text:style-name="T162">(0)</text:span></text:p>
            <text:p><text:span text:style-name="T155">(&lt;TS&gt;)</text:span><text:span text:style-name="T161"> </text:span><text:span text:style-name="T162">(&lt;&lt;)</text:span><text:span text:style-name="T161">  </text:span><text:span text:style-name="T162">(0)</text:span></text:p>
            <text:p><text:span text:style-name="T155">(&lt;TS&gt;)</text:span><text:span text:style-name="T161"> </text:span><text:span text:style-name="T162">(&gt;&gt;)</text:span><text:span text:style-name="T161">  </text:span><text:span text:style-name="T162">(0)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2" office:value-type="string" calcext:value-type="string">
            <text:p><text:span text:style-name="T98">(&lt;TS&gt;)</text:span><text:span text:style-name="T102"> </text:span><text:span text:style-name="T132">(&lt;&lt;)</text:span><text:span text:style-name="T102"> </text:span><text:span text:style-name="T138">&lt;NUL&gt;</text:span><text:span text:style-name="T102"> </text:span><text:span text:style-name="T132">(1)</text:span></text:p>
            <text:p><text:span text:style-name="T98">(&lt;TS&gt;</text:span><text:span text:style-name="T139">)</text:span><text:span text:style-name="T140"> </text:span><text:span text:style-name="T141">(&gt;&gt;)</text:span><text:span text:style-name="T143">  </text:span><text:span text:style-name="T144">(0)</text:span></text:p>
            <text:p><text:span text:style-name="T98">(&lt;TS&gt;)</text:span><text:span text:style-name="T102"> </text:span><text:span text:style-name="T132">(&lt;&lt;)</text:span><text:span text:style-name="T102"> </text:span><text:span text:style-name="T138">&lt;NUL&gt;&lt;NUL&gt;</text:span><text:span text:style-name="T102"> </text:span><text:span text:style-name="T132">(2)</text:span></text:p>
            <text:p><text:span text:style-name="T98">(&lt;TS&gt;</text:span><text:span text:style-name="T139">)</text:span><text:span text:style-name="T140"> </text:span><text:span text:style-name="T141">(&gt;&gt;)</text:span><text:span text:style-name="T143">  </text:span><text:span text:style-name="T144">(0)</text:span></text:p>
            <text:p><text:span text:style-name="T98">(&lt;TS&gt;</text:span><text:span text:style-name="T139">)</text:span><text:span text:style-name="T140"> </text:span><text:span text:style-name="T141">(&lt;&lt;)</text:span><text:span text:style-name="T143">  </text:span><text:span text:style-name="T144">(0)</text:span></text:p>
            <text:p><text:span text:style-name="T98">(&lt;TS&gt;</text:span><text:span text:style-name="T139">)</text:span><text:span text:style-name="T145"> </text:span><text:span text:style-name="T146">(&gt;&gt;)</text:span><text:span text:style-name="T147"> </text:span><text:span text:style-name="T114">OK</text:span><text:span text:style-name="T119"> </text:span><text:span text:style-name="T120">(2)</text:span></text:p>
          </table:table-cell>
          <table:table-cell office:value-type="string" calcext:value-type="string">
            <text:p><text:span text:style-name="T98">(&lt;TS&gt;)</text:span><text:span text:style-name="T102"> </text:span><text:span text:style-name="T132">(&lt;&lt;)</text:span><text:span text:style-name="T102">  </text:span><text:span text:style-name="T132">(0)</text:span></text:p>
            <text:p><text:span text:style-name="T98">(&lt;TS&gt;)</text:span><text:span text:style-name="T102"> </text:span><text:span text:style-name="T132">(&lt;&lt;)</text:span><text:span text:style-name="T102">  </text:span><text:span text:style-name="T132">(0)</text:span></text:p>
            <text:p><text:span text:style-name="T98">(&lt;TS&gt;)</text:span><text:span text:style-name="T102"> </text:span><text:span text:style-name="T132">(&gt;&gt;)</text:span><text:span text:style-name="T102">  </text:span><text:span text:style-name="T132">(0)</text:span></text:p>
            <text:p><text:span text:style-name="T98">(&lt;TS&gt;)</text:span><text:span text:style-name="T102"> </text:span><text:span text:style-name="T132">(&lt;&lt;)</text:span><text:span text:style-name="T102"> </text:span><text:span text:style-name="T136">OK</text:span><text:span text:style-name="T134"> </text:span><text:span text:style-name="T135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6" office:value-type="string" calcext:value-type="string">
            <text:p><text:span text:style-name="T98">(&lt;TS&gt;)</text:span><text:span text:style-name="T102"> </text:span><text:span text:style-name="T132">(&lt;&lt;) </text:span></text:p>
          </table:table-cell>
          <table:table-cell table:style-name="ce62" office:value-type="string" calcext:value-type="string">
            <text:p><text:span text:style-name="T98">(&lt;TS&gt;</text:span><text:span text:style-name="T139">)</text:span><text:span text:style-name="T145"> </text:span><text:span text:style-name="T146">(&gt;&gt;)</text:span><text:span text:style-name="T147"> 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7" office:value-type="string" calcext:value-type="string">
            <text:p><text:span text:style-name="T98">(&lt;TS&gt;</text:span><text:span text:style-name="T139">)</text:span><text:span text:style-name="T140"> </text:span><text:span text:style-name="T141">(&gt;&gt;)</text:span><text:span text:style-name="T106">  </text:span><text:span text:style-name="T142">(0)</text:span></text:p>
          </table:table-cell>
          <table:table-cell table:style-name="ce78" office:value-type="string" calcext:value-type="string">
            <text:p><text:span text:style-name="T155">(&lt;TS&gt;)</text:span><text:span text:style-name="T161"> </text:span><text:span text:style-name="T162">(&lt;&lt;)</text:span><text:span text:style-name="T161">  </text:span><text:span text:style-name="T162">(0)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77" office:value-type="string" calcext:value-type="string">
            <text:p><text:span text:style-name="T98">(&lt;TS&gt;</text:span><text:span text:style-name="T139">)</text:span><text:span text:style-name="T140"> </text:span><text:span text:style-name="T141">(&gt;&gt;)</text:span><text:span text:style-name="T106">  </text:span><text:span text:style-name="T142">(0)</text:span></text:p>
            <text:p><text:span text:style-name="T98">(&lt;TS&gt;)</text:span><text:span text:style-name="T102"> </text:span><text:span text:style-name="T132">(&lt;&lt;)</text:span><text:span text:style-name="T143">  </text:span><text:span text:style-name="T144">(0)</text:span></text:p>
          </table:table-cell>
          <table:table-cell table:style-name="ce78" office:value-type="string" calcext:value-type="string">
            <text:p><text:span text:style-name="T155">(&lt;TS&gt;)</text:span><text:span text:style-name="T161"> </text:span><text:span text:style-name="T162">(&lt;&lt;)</text:span><text:span text:style-name="T161">  </text:span><text:span text:style-name="T162">(0)</text:span></text:p>
            <text:p><text:span text:style-name="T98">(&lt;TS&gt;)</text:span><text:span text:style-name="T102"> </text:span><text:span text:style-name="T132">(&gt;&gt;)</text:span><text:span text:style-name="T102">  </text:span><text:span text:style-name="T132">(0)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7" office:value-type="string" calcext:value-type="string">
            <text:p><text:span text:style-name="T98">(&lt;TS&gt;</text:span><text:span text:style-name="T139">)</text:span><text:span text:style-name="T140"> </text:span><text:span text:style-name="T141">(&gt;&gt;)</text:span><text:span text:style-name="T106">  </text:span><text:span text:style-name="T142">(0)</text:span></text:p>
            <text:p><text:span text:style-name="T98">(&lt;TS&gt;)</text:span><text:span text:style-name="T102"> </text:span><text:span text:style-name="T132">(&lt;&lt;)</text:span><text:span text:style-name="T143">  </text:span><text:span text:style-name="T144">(0)</text:span></text:p>
            <text:p><text:span text:style-name="T98">(&lt;TS&gt;</text:span><text:span text:style-name="T139">)</text:span><text:span text:style-name="T145"> </text:span><text:span text:style-name="T146">(&gt;&gt;)</text:span><text:span text:style-name="T147"> </text:span><text:span text:style-name="T148">OK</text:span><text:span text:style-name="T149"> </text:span><text:span text:style-name="T150">(2)</text:span></text:p>
          </table:table-cell>
          <table:table-cell table:style-name="ce78" office:value-type="string" calcext:value-type="string">
            <text:p><text:span text:style-name="T155">(&lt;TS&gt;)</text:span><text:span text:style-name="T161"> </text:span><text:span text:style-name="T162">(&lt;&lt;)</text:span><text:span text:style-name="T161">  </text:span><text:span text:style-name="T162">(0)</text:span></text:p>
            <text:p><text:span text:style-name="T98">(&lt;TS&gt;)</text:span><text:span text:style-name="T102"> </text:span><text:span text:style-name="T132">(&gt;&gt;)</text:span><text:span text:style-name="T102">  </text:span><text:span text:style-name="T132">(0)</text:span></text:p>
            <text:p><text:span text:style-name="T98">(&lt;TS&gt;)</text:span><text:span text:style-name="T102"> </text:span><text:span text:style-name="T132">(&lt;&lt;)</text:span><text:span text:style-name="T102"> </text:span><text:span text:style-name="T136">OK</text:span><text:span text:style-name="T134"> </text:span><text:span text:style-name="T135">(2)</text:span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6" office:value-type="string" calcext:value-type="string">
            <text:p><text:span text:style-name="T98">(&lt;TS&gt;)</text:span><text:span text:style-name="T102"> </text:span><text:span text:style-name="T132">(&lt;&lt;)</text:span><text:span text:style-name="T102"> </text:span><text:span text:style-name="T136">A</text:span></text:p>
          </table:table-cell>
          <table:table-cell table:style-name="ce62" office:value-type="string" calcext:value-type="string">
            <text:p><text:span text:style-name="T98">(&lt;TS&gt;</text:span><text:span text:style-name="T139">)</text:span><text:span text:style-name="T145"> </text:span><text:span text:style-name="T146">(&gt;&gt;)</text:span><text:span text:style-name="T147"> </text:span><text:span text:style-name="T148">A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7" office:value-type="string" calcext:value-type="string">
            <text:p><text:span text:style-name="T98">(&lt;TS&gt;)</text:span><text:span text:style-name="T102"> </text:span><text:span text:style-name="T132">(&lt;&lt;)</text:span><text:span text:style-name="T102"> </text:span><text:span text:style-name="T136">A</text:span><text:span text:style-name="T151"> </text:span><text:span text:style-name="T152">(1)</text:span></text:p>
            <text:p><text:span text:style-name="T98">(&lt;TS&gt;</text:span><text:span text:style-name="T139">)</text:span><text:span text:style-name="T140"> </text:span><text:span text:style-name="T141">(&gt;&gt;)</text:span><text:span text:style-name="T106">  </text:span><text:span text:style-name="T142">(0)</text:span></text:p>
          </table:table-cell>
          <table:table-cell table:style-name="ce78" office:value-type="string" calcext:value-type="string">
            <text:p><text:span text:style-name="T98">(&lt;TS&gt;</text:span><text:span text:style-name="T139">)</text:span><text:span text:style-name="T145"> </text:span><text:span text:style-name="T146">(&gt;&gt;)</text:span><text:span text:style-name="T147"> </text:span><text:span text:style-name="T148">A</text:span><text:span text:style-name="T169"> </text:span><text:span text:style-name="T170">(1)</text:span></text:p>
            <text:p><text:span text:style-name="T155">(&lt;TS&gt;)</text:span><text:span text:style-name="T161"> </text:span><text:span text:style-name="T162">(&lt;&lt;)</text:span><text:span text:style-name="T161">  </text:span><text:span text:style-name="T162">(0)</text:span></text:p>
          </table:table-cell>
          <table:table-cell table:number-columns-repeated="1018"/>
        </table:table-row>
        <table:table-row table:style-name="ro19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77" office:value-type="string" calcext:value-type="string">
            <text:p><text:span text:style-name="T98">(&lt;TS&gt;)</text:span><text:span text:style-name="T102"> </text:span><text:span text:style-name="T132">(&lt;&lt;)</text:span><text:span text:style-name="T102"> </text:span><text:span text:style-name="T136">A</text:span><text:span text:style-name="T151"> </text:span><text:span text:style-name="T152">(1)</text:span></text:p>
            <text:p><text:span text:style-name="T98">(&lt;TS&gt;</text:span><text:span text:style-name="T139">)</text:span><text:span text:style-name="T140"> </text:span><text:span text:style-name="T141">(&gt;&gt;)</text:span><text:span text:style-name="T106">  </text:span><text:span text:style-name="T142">(0)</text:span></text:p>
            <text:p><text:span text:style-name="T98">(&lt;TS&gt;</text:span><text:span text:style-name="T139">)</text:span><text:span text:style-name="T140"> </text:span><text:span text:style-name="T141">(&lt;&lt;)</text:span><text:span text:style-name="T143">  </text:span><text:span text:style-name="T144">(0)</text:span></text:p>
            <text:p><text:span text:style-name="T123">A on already completed line cannot be removed.</text:span></text:p>
            <text:p><text:span text:style-name="T123">This fact/limitation is more than good enough.</text:span></text:p>
            <text:p><text:span text:style-name="T123">Note that unidir Tx/Rx monitor removes A.</text:span></text:p>
          </table:table-cell>
          <table:table-cell table:style-name="ce78" office:value-type="string" calcext:value-type="string">
            <text:p><text:span text:style-name="T98">(&lt;TS&gt;</text:span><text:span text:style-name="T139">)</text:span><text:span text:style-name="T145"> </text:span><text:span text:style-name="T146">(&gt;&gt;)</text:span><text:span text:style-name="T147"> </text:span><text:span text:style-name="T148">A</text:span><text:span text:style-name="T169"> </text:span><text:span text:style-name="T170">(1)</text:span></text:p>
            <text:p><text:span text:style-name="T155">(&lt;TS&gt;)</text:span><text:span text:style-name="T161"> </text:span><text:span text:style-name="T162">(&lt;&lt;)</text:span><text:span text:style-name="T161">  </text:span><text:span text:style-name="T162">(0)</text:span></text:p>
            <text:p><text:span text:style-name="T98">(&lt;TS&gt;)</text:span><text:span text:style-name="T102"> </text:span><text:span text:style-name="T132">(&gt;&gt;)</text:span><text:span text:style-name="T102">  </text:span><text:span text:style-name="T132">(0)</text:span></text:p>
            <text:p><text:span text:style-name="T123">A on already completed line cannot be removed.</text:span></text:p>
            <text:p><text:span text:style-name="T123">This fact/limitation is more than good enough.</text:span></text:p>
            <text:p><text:span text:style-name="T123">Note that unidir Tx/Rx monitor removes A.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7" office:value-type="string" calcext:value-type="string">
            <text:p><text:span text:style-name="T98">(&lt;TS&gt;)</text:span><text:span text:style-name="T102"> </text:span><text:span text:style-name="T132">(&lt;&lt;)</text:span><text:span text:style-name="T102"> </text:span><text:span text:style-name="T136">A</text:span><text:span text:style-name="T151"> </text:span><text:span text:style-name="T152">(1)</text:span></text:p>
            <text:p><text:span text:style-name="T98">(&lt;TS&gt;</text:span><text:span text:style-name="T139">)</text:span><text:span text:style-name="T140"> </text:span><text:span text:style-name="T141">(&gt;&gt;)</text:span><text:span text:style-name="T143">  </text:span><text:span text:style-name="T144">(0)</text:span></text:p>
            <text:p><text:span text:style-name="T98">(&lt;TS&gt;</text:span><text:span text:style-name="T139">)</text:span><text:span text:style-name="T140"> </text:span><text:span text:style-name="T141">(&lt;&lt;)</text:span><text:span text:style-name="T143">  </text:span><text:span text:style-name="T144">(0)</text:span></text:p>
            <text:p><text:span text:style-name="T98">(&lt;TS&gt;</text:span><text:span text:style-name="T139">)</text:span><text:span text:style-name="T145"> </text:span><text:span text:style-name="T146">(&gt;&gt;)</text:span><text:span text:style-name="T147"> </text:span><text:span text:style-name="T148">OK</text:span><text:span text:style-name="T149"> </text:span><text:span text:style-name="T150">(2)</text:span></text:p>
          </table:table-cell>
          <table:table-cell table:style-name="ce78" office:value-type="string" calcext:value-type="string">
            <text:p><text:span text:style-name="T98">(&lt;TS&gt;</text:span><text:span text:style-name="T139">)</text:span><text:span text:style-name="T145"> </text:span><text:span text:style-name="T146">(&gt;&gt;)</text:span><text:span text:style-name="T147"> </text:span><text:span text:style-name="T148">A</text:span><text:span text:style-name="T169"> </text:span><text:span text:style-name="T170">(1)</text:span></text:p>
            <text:p><text:span text:style-name="T98">(&lt;TS&gt;)</text:span><text:span text:style-name="T102"> </text:span><text:span text:style-name="T132">(&lt;&lt;)</text:span><text:span text:style-name="T102">  </text:span><text:span text:style-name="T132">(0)</text:span></text:p>
            <text:p><text:span text:style-name="T98">(&lt;TS&gt;)</text:span><text:span text:style-name="T102"> </text:span><text:span text:style-name="T132">(&gt;&gt;)</text:span><text:span text:style-name="T102">  </text:span><text:span text:style-name="T132">(0)</text:span></text:p>
            <text:p><text:span text:style-name="T98">(&lt;TS&gt;)</text:span><text:span text:style-name="T102"> </text:span><text:span text:style-name="T132">(&lt;&lt;)</text:span><text:span text:style-name="T102"> </text:span><text:span text:style-name="T136">OK</text:span><text:span text:style-name="T134"> </text:span><text:span text:style-name="T135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97">In receiving terminal B, show unidir Tx/Rx panels</text:span></text:p>
            <text:p>In receiving terminal B, disable [Settings... &gt; Advanced &gt; ...when direction changes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6" office:value-type="string" calcext:value-type="string">
            <text:p><text:span text:style-name="T98">(&lt;TS&gt;)</text:span><text:span text:style-name="T102"> </text:span><text:span text:style-name="T132">(&lt;&lt;)</text:span><text:span text:style-name="T102"> </text:span><text:span text:style-name="T136">A</text:span></text:p>
          </table:table-cell>
          <table:table-cell table:style-name="ce62" office:value-type="string" calcext:value-type="string">
            <text:p><text:span text:style-name="T98">(&lt;TS&gt;</text:span><text:span text:style-name="T139">)</text:span><text:span text:style-name="T145"> </text:span><text:span text:style-name="T146">(&gt;&gt;)</text:span><text:span text:style-name="T147"> </text:span><text:span text:style-name="T148">A</text:span>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</text:p>
          </table:table-cell>
          <table:table-cell table:style-name="ce77" office:value-type="string" calcext:value-type="string">
            <text:p><text:span text:style-name="T98">(&lt;TS&gt;)</text:span><text:span text:style-name="T102"> </text:span><text:span text:style-name="T132">(&lt;&lt;)</text:span><text:span text:style-name="T102"> </text:span><text:span text:style-name="T136">A</text:span><text:span text:style-name="T151"> </text:span><text:span text:style-name="T152">(1)</text:span></text:p>
            <text:p><text:span text:style-name="T98">(&lt;TS&gt;</text:span><text:span text:style-name="T139">)</text:span><text:span text:style-name="T140"> </text:span><text:span text:style-name="T141">(&gt;&gt;)</text:span><text:span text:style-name="T143"> </text:span><text:span text:style-name="T153">B</text:span></text:p>
          </table:table-cell>
          <table:table-cell table:style-name="ce78" office:value-type="string" calcext:value-type="string">
            <text:p><text:span text:style-name="T98">(&lt;TS&gt;</text:span><text:span text:style-name="T139">)</text:span><text:span text:style-name="T145"> </text:span><text:span text:style-name="T146">(&lt;&gt;)</text:span><text:span text:style-name="T147"> </text:span><text:span text:style-name="T148">A</text:span><text:span text:style-name="T171">B</text:span></text:p>
            <text:p><text:span text:style-name="T123">Direction must be replaced !!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7" office:value-type="string" calcext:value-type="string">
            <text:p><text:span text:style-name="T98">(&lt;TS&gt;)</text:span><text:span text:style-name="T102"> </text:span><text:span text:style-name="T132">(&lt;&lt;)</text:span><text:span text:style-name="T102"> </text:span><text:span text:style-name="T136">A</text:span><text:span text:style-name="T151"> </text:span><text:span text:style-name="T152">(1)</text:span></text:p>
            <text:p><text:span text:style-name="T98">(&lt;TS&gt;</text:span><text:span text:style-name="T139">)</text:span><text:span text:style-name="T140"> </text:span><text:span text:style-name="T141">(&gt;&gt;)</text:span><text:span text:style-name="T143"> </text:span><text:span text:style-name="T153">B</text:span><text:span text:style-name="T149"> </text:span><text:span text:style-name="T150">(1)</text:span></text:p>
            <text:p><text:span text:style-name="T98">(&lt;TS&gt;)</text:span><text:span text:style-name="T102"> </text:span><text:span text:style-name="T132">(&lt;&lt;)</text:span><text:span text:style-name="T102"> </text:span><text:span text:style-name="T136">A</text:span></text:p>
          </table:table-cell>
          <table:table-cell table:style-name="ce78" office:value-type="string" calcext:value-type="string">
            <text:p><text:span text:style-name="T98">(&lt;TS&gt;</text:span><text:span text:style-name="T139">)</text:span><text:span text:style-name="T145"> </text:span><text:span text:style-name="T146">(&lt;&gt;)</text:span><text:span text:style-name="T147"> </text:span><text:span text:style-name="T148">A</text:span><text:span text:style-name="T171">B</text:span><text:span text:style-name="T172">A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</text:p>
          </table:table-cell>
          <table:table-cell table:style-name="ce77" office:value-type="string" calcext:value-type="string">
            <text:p><text:span text:style-name="T98">(&lt;TS&gt;)</text:span><text:span text:style-name="T102"> </text:span><text:span text:style-name="T132">(&lt;&lt;)</text:span><text:span text:style-name="T102"> </text:span><text:span text:style-name="T136">A</text:span><text:span text:style-name="T151"> </text:span><text:span text:style-name="T152">(1)</text:span></text:p>
            <text:p><text:span text:style-name="T98">(&lt;TS&gt;</text:span><text:span text:style-name="T139">)</text:span><text:span text:style-name="T140"> </text:span><text:span text:style-name="T141">(&gt;&gt;)</text:span><text:span text:style-name="T143"> </text:span><text:span text:style-name="T153">B</text:span><text:span text:style-name="T149"> </text:span><text:span text:style-name="T150">(1)</text:span></text:p>
            <text:p><text:span text:style-name="T98">(&lt;TS&gt;)</text:span><text:span text:style-name="T102"> </text:span><text:span text:style-name="T132">(&lt;&lt;)</text:span><text:span text:style-name="T102"> </text:span><text:span text:style-name="T136">A</text:span><text:span text:style-name="T151"> </text:span><text:span text:style-name="T152">(1)</text:span></text:p>
            <text:p><text:span text:style-name="T98">(&lt;TS&gt;</text:span><text:span text:style-name="T139">)</text:span><text:span text:style-name="T140"> </text:span><text:span text:style-name="T141">(&gt;&gt;)</text:span><text:span text:style-name="T143"> </text:span><text:span text:style-name="T153">B</text:span><text:span text:style-name="T149"> </text:span><text:span text:style-name="T150">(1)</text:span></text:p>
          </table:table-cell>
          <table:table-cell table:style-name="ce78" office:value-type="string" calcext:value-type="string">
            <text:p><text:span text:style-name="T98">(&lt;TS&gt;</text:span><text:span text:style-name="T139">)</text:span><text:span text:style-name="T145"> </text:span><text:span text:style-name="T146">(&lt;&gt;)</text:span><text:span text:style-name="T147"> </text:span><text:span text:style-name="T148">A</text:span><text:span text:style-name="T171">B</text:span><text:span text:style-name="T172">A</text:span><text:span text:style-name="T171">B</text:span><text:span text:style-name="T151"> </text:span><text:span text:style-name="T152">(4)</text:span></text:p>
          </table:table-cell>
          <table:table-cell table:number-columns-repeated="1018"/>
        </table:table-row>
        <table:table-row table:style-name="ro20">
          <table:table-cell table:number-columns-repeated="5"/>
          <table:table-cell office:value-type="string" calcext:value-type="string">
            <text:p>Unidir Tx/Rx panels must show...</text:p>
            <text:p><text:span text:style-name="T98">(&lt;TS&gt;</text:span><text:span text:style-name="T139">)</text:span><text:span text:style-name="T145"> </text:span><text:span text:style-name="T146">(&lt;&lt;)</text:span><text:span text:style-name="T147"> </text:span><text:span text:style-name="T173">BB</text:span><text:span text:style-name="T151"> </text:span><text:span text:style-name="T152">(2)</text:span></text:p>
            <text:p>...and:</text:p>
            <text:p><text:span text:style-name="T98">(&lt;TS&gt;</text:span><text:span text:style-name="T139">)</text:span><text:span text:style-name="T145"> </text:span><text:span text:style-name="T146">(&gt;&gt;)</text:span><text:span text:style-name="T147"> </text:span><text:span text:style-name="T148">AA</text:span></text:p>
            <text:p><text:span text:style-name="T123">Rx has not received EOL yet !!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97">Disable [Settings... &gt; Advanced &gt; ...when direction changes</text:span>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nable [Show Direction]</text:p>
            <text:p>Enable [Show EOL]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end:</text:p>
            <text:p>ABCDEFGHIJKLMNOPQRSTUVWXYZ\!(LineRepeat(100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97">Bidir lines are indicated by </text:span><text:span text:style-name="T154">(&lt;&gt;)</text:span></text:p>
            <text:p>No duplicated or missing parts, i.e. always A-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2">binary</text:span> AutoSockets interconnected to each other:</text:p>
            <text:p><text:span text:style-name="T97">  A: Defaults + Show (Time Stamp + Direction + Length) + Show Counts</text:span></text:p>
            <text:p><text:span text:style-name="T97">  B: Hide 0x00 + Show (Time Stamp + Direction + Length) + Show Counts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8" office:value-type="string" calcext:value-type="string">
            <text:p><text:span text:style-name="T155">(&lt;TS&gt;</text:span><text:span text:style-name="T156">)</text:span><text:span text:style-name="T157"> </text:span><text:span text:style-name="T158">(&lt;&lt;)</text:span><text:span text:style-name="T157"> </text:span><text:span text:style-name="T159">41h</text:span><text:span text:style-name="T108"> </text:span><text:span text:style-name="T159">42h</text:span><text:span text:style-name="T108"> </text:span><text:span text:style-name="T159">43h</text:span><text:span text:style-name="T108"> </text:span><text:span text:style-name="T159">44h</text:span><text:span text:style-name="T108"> </text:span><text:span text:style-name="T159">45h</text:span><text:span text:style-name="T108"> </text:span><text:span text:style-name="T159">46h</text:span><text:span text:style-name="T108"> </text:span><text:span text:style-name="T160">(6)</text:span></text:p>
          </table:table-cell>
          <table:table-cell table:style-name="ce78" office:value-type="string" calcext:value-type="string">
            <text:p><text:span text:style-name="T156">(&lt;TS&gt;)</text:span><text:span text:style-name="T157"> </text:span><text:span text:style-name="T158">(&gt;&gt;)</text:span><text:span text:style-name="T157"> </text:span><text:span text:style-name="T107">41h</text:span><text:span text:style-name="T108"> </text:span><text:span text:style-name="T107">42h</text:span><text:span text:style-name="T108"> </text:span><text:span text:style-name="T107">43h</text:span><text:span text:style-name="T108"> </text:span><text:span text:style-name="T107">44h</text:span><text:span text:style-name="T108"> </text:span><text:span text:style-name="T107">45h</text:span><text:span text:style-name="T108"> </text:span><text:span text:style-name="T107">46h</text:span><text:span text:style-name="T108"> </text:span><text:span text:style-name="T160">(6)</text:span></text:p>
          </table:table-cell>
          <table:table-cell table:number-columns-repeated="1018"/>
        </table:table-row>
        <table:table-row table:style-name="ro21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8" office:value-type="string" calcext:value-type="string">
            <text:p><text:span text:style-name="T105">(&lt;TS&gt;)</text:span><text:span text:style-name="T106"> </text:span><text:span text:style-name="T142">(&lt;&lt;)</text:span><text:span text:style-name="T106"> </text:span><text:span text:style-name="T159">41h</text:span><text:span text:style-name="T108"> </text:span><text:span text:style-name="T160">(1)</text:span></text:p>
            <text:p><text:span text:style-name="T155">(&lt;TS&gt;</text:span><text:span text:style-name="T156">)</text:span><text:span text:style-name="T157"> </text:span><text:span text:style-name="T158">(&lt;&lt;)</text:span><text:span text:style-name="T157"> </text:span><text:span text:style-name="T159">41h</text:span><text:span text:style-name="T108"> </text:span><text:span text:style-name="T159">42h</text:span><text:span text:style-name="T108"> </text:span><text:span text:style-name="T159">41h</text:span><text:span text:style-name="T108"> </text:span><text:span text:style-name="T159">42h</text:span><text:span text:style-name="T108"> </text:span><text:span text:style-name="T159">43h</text:span><text:span text:style-name="T108"> ... </text:span><text:span text:style-name="T160">(35)</text:span></text:p>
          </table:table-cell>
          <table:table-cell table:style-name="ce78" office:value-type="string" calcext:value-type="string">
            <text:p><text:span text:style-name="T105">(&lt;TS&gt;)</text:span><text:span text:style-name="T106"> </text:span><text:span text:style-name="T142">(&gt;&gt;)</text:span><text:span text:style-name="T106"> </text:span><text:span text:style-name="T107">41h</text:span><text:span text:style-name="T108"> </text:span><text:span text:style-name="T160">(1)</text:span></text:p>
            <text:p><text:span text:style-name="T156">(&lt;TS&gt;)</text:span><text:span text:style-name="T157"> </text:span><text:span text:style-name="T158">(&gt;&gt;)</text:span><text:span text:style-name="T157"> </text:span><text:span text:style-name="T107">41h</text:span><text:span text:style-name="T108"> </text:span><text:span text:style-name="T107">42h</text:span><text:span text:style-name="T108"> </text:span><text:span text:style-name="T107">41h</text:span><text:span text:style-name="T108"> </text:span><text:span text:style-name="T107">42h</text:span><text:span text:style-name="T108"> </text:span><text:span text:style-name="T107">43h</text:span><text:span text:style-name="T108"> ... </text:span><text:span text:style-name="T160">(35)</text:span></text:p>
            <text:p><text:span text:style-name="T123">7 lines are sent as one chunk due to timing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2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Proceed according to test case further above</text:p>
          </table:table-cell>
          <table:table-cell/>
          <table:table-cell table:style-name="ce62" office:value-type="string" calcext:value-type="string">
            <text:p><text:span text:style-name="T105">(</text:span><text:span text:style-name="T174">&lt;TS&gt;</text:span><text:span text:style-name="T105">)</text:span><text:span text:style-name="T106"> </text:span><text:span text:style-name="T142">(&gt;&gt;)</text:span><text:span text:style-name="T106"> </text:span><text:span text:style-name="T107">41h</text:span><text:span text:style-name="T108"> </text:span><text:span text:style-name="T160">(1)</text:span></text:p>
            <text:p><text:span text:style-name="T156">(&lt;TS&gt;)</text:span><text:span text:style-name="T157"> </text:span><text:span text:style-name="T158">(&gt;&gt;)</text:span><text:span text:style-name="T157"> </text:span><text:span text:style-name="T107">41h</text:span><text:span text:style-name="T108"> </text:span><text:span text:style-name="T107">42h</text:span><text:span text:style-name="T108"> </text:span><text:span text:style-name="T107">41h</text:span><text:span text:style-name="T108"> </text:span><text:span text:style-name="T107">42h</text:span><text:span text:style-name="T108"> </text:span><text:span text:style-name="T160">(4)</text:span></text:p>
            <text:p><text:span text:style-name="T156">(&lt;TS&gt;)</text:span><text:span text:style-name="T157"> </text:span><text:span text:style-name="T158">(&gt;&gt;)</text:span><text:span text:style-name="T157"> </text:span><text:span text:style-name="T107">43h</text:span><text:span text:style-name="T108"> </text:span><text:span text:style-name="T107">41h</text:span><text:span text:style-name="T108"> </text:span><text:span text:style-name="T107">42h</text:span><text:span text:style-name="T108"> </text:span><text:span text:style-name="T107">43h</text:span><text:span text:style-name="T108"> </text:span><text:span text:style-name="T160">(4)</text:span></text:p>
            <text:p><text:span text:style-name="T156">(&lt;TS&gt;)</text:span><text:span text:style-name="T157"> </text:span><text:span text:style-name="T158">(&gt;&gt;)</text:span><text:span text:style-name="T157"> </text:span><text:span text:style-name="T107">44h</text:span><text:span text:style-name="T108"> </text:span><text:span text:style-name="T107">41h</text:span><text:span text:style-name="T108"> </text:span><text:span text:style-name="T107">42h</text:span><text:span text:style-name="T108"> </text:span><text:span text:style-name="T107">43h</text:span><text:span text:style-name="T108"> </text:span><text:span text:style-name="T160">(4)</text:span></text:p>
            <text:p><text:span text:style-name="T156">(&lt;TS&gt;)</text:span><text:span text:style-name="T157"> </text:span><text:span text:style-name="T158">(&gt;&gt;)</text:span><text:span text:style-name="T157"> </text:span><text:span text:style-name="T107">44h</text:span><text:span text:style-name="T108"> </text:span><text:span text:style-name="T107">45h</text:span><text:span text:style-name="T108"> </text:span><text:span text:style-name="T107">41h</text:span><text:span text:style-name="T108"> </text:span><text:span text:style-name="T107">42h</text:span><text:span text:style-name="T108"> </text:span><text:span text:style-name="T160">(4)</text:span></text:p>
            <text:p><text:span text:style-name="T156">(&lt;TS&gt;)</text:span><text:span text:style-name="T157"> </text:span><text:span text:style-name="T158">(&gt;&gt;)</text:span><text:span text:style-name="T157"> </text:span><text:span text:style-name="T107">43h</text:span><text:span text:style-name="T108"> </text:span><text:span text:style-name="T107">44h</text:span><text:span text:style-name="T108"> </text:span><text:span text:style-name="T107">45h</text:span><text:span text:style-name="T108"> </text:span><text:span text:style-name="T107">46h</text:span><text:span text:style-name="T108"> </text:span><text:span text:style-name="T160">(4)</text:span></text:p>
            <text:p><text:span text:style-name="T156">(&lt;TS&gt;)</text:span><text:span text:style-name="T157"> </text:span><text:span text:style-name="T158">(&gt;&gt;)</text:span><text:span text:style-name="T157"> </text:span><text:span text:style-name="T107">41h</text:span><text:span text:style-name="T108"> </text:span><text:span text:style-name="T107">42h</text:span><text:span text:style-name="T108"> </text:span><text:span text:style-name="T107">43h</text:span><text:span text:style-name="T108"> </text:span><text:span text:style-name="T107">44h</text:span><text:span text:style-name="T108"> </text:span><text:span text:style-name="T160">(4)</text:span></text:p>
            <text:p><text:span text:style-name="T156">(&lt;TS&gt;)</text:span><text:span text:style-name="T157"> </text:span><text:span text:style-name="T158">(&gt;&gt;)</text:span><text:span text:style-name="T157"> </text:span><text:span text:style-name="T107">45h</text:span><text:span text:style-name="T108"> </text:span><text:span text:style-name="T107">46h</text:span><text:span text:style-name="T108"> </text:span><text:span text:style-name="T107">47h</text:span><text:span text:style-name="T108"> </text:span><text:span text:style-name="T107">41h</text:span><text:span text:style-name="T108"> </text:span><text:span text:style-name="T160">(4)</text:span></text:p>
            <text:p><text:span text:style-name="T156">(&lt;TS&gt;)</text:span><text:span text:style-name="T157"> </text:span><text:span text:style-name="T158">(&gt;&gt;)</text:span><text:span text:style-name="T157"> </text:span><text:span text:style-name="T107">42h</text:span><text:span text:style-name="T108"> </text:span><text:span text:style-name="T107">43h</text:span><text:span text:style-name="T108"> </text:span><text:span text:style-name="T107">44h</text:span><text:span text:style-name="T108"> </text:span><text:span text:style-name="T107">45h</text:span><text:span text:style-name="T108"> </text:span><text:span text:style-name="T160">(4)</text:span></text:p>
            <text:p><text:span text:style-name="T156">(&lt;TS&gt;)</text:span><text:span text:style-name="T157"> </text:span><text:span text:style-name="T158">(&gt;&gt;)</text:span><text:span text:style-name="T157"> </text:span><text:span text:style-name="T107">46h</text:span><text:span text:style-name="T108"> </text:span><text:span text:style-name="T107">47h</text:span><text:span text:style-name="T108"> </text:span><text:span text:style-name="T107">48h</text:span><text:span text:style-name="T108"> </text:span><text:span text:style-name="T160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97">In receiving terminal, disable [Settings... &gt; Text... &gt; Break lines on every chunk]</text:span></text:p>
            <text:p><text:span text:style-name="T97">In receiving terminal, disable [Settings... &gt; Text... &gt; Break lines after]</text:span></text:p>
            <text:p><text:span text:style-name="T97">In receiving terminal, enable [Settings... &gt; Text... &gt; Break lines after timeout of]</text:span></text:p>
            <text:p>Confirm</text:p>
          </table:table-cell>
          <table:table-cell/>
          <table:table-cell table:style-name="ce78" office:value-type="string" calcext:value-type="string">
            <text:p><text:span text:style-name="T105">(&lt;TS&gt;)</text:span><text:span text:style-name="T106"> </text:span><text:span text:style-name="T142">(&gt;&gt;)</text:span><text:span text:style-name="T106"> </text:span><text:span text:style-name="T107">41h</text:span><text:span text:style-name="T108"> </text:span><text:span text:style-name="T160">(1)</text:span></text:p>
            <text:p><text:span text:style-name="T156">(&lt;TS&gt;)</text:span><text:span text:style-name="T157"> </text:span><text:span text:style-name="T158">(&gt;&gt;)</text:span><text:span text:style-name="T157"> </text:span><text:span text:style-name="T107">41h</text:span><text:span text:style-name="T108"> </text:span><text:span text:style-name="T107">42h</text:span><text:span text:style-name="T108"> </text:span><text:span text:style-name="T107">41h</text:span><text:span text:style-name="T108"> </text:span><text:span text:style-name="T107">42h</text:span><text:span text:style-name="T108"> </text:span><text:span text:style-name="T107">43h</text:span><text:span text:style-name="T108"> ... </text:span><text:span text:style-name="T160">(35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97">A\!(EOL)AB\!(Delay(1000))ABC</text:span></text:p>
          </table:table-cell>
          <table:table-cell table:style-name="ce78" office:value-type="string" calcext:value-type="string">
            <text:p><text:span text:style-name="T155">(&lt;TS&gt;)</text:span><text:span text:style-name="T161"> </text:span><text:span text:style-name="T162">(&lt;&lt;)</text:span><text:span text:style-name="T161"> </text:span><text:span text:style-name="T163">41h</text:span><text:span text:style-name="T164"> </text:span><text:span text:style-name="T165">[Error: EOL keyword is not supported for binary terminals!]</text:span><text:span text:style-name="T108"> </text:span><text:span text:style-name="T159">41h</text:span><text:span text:style-name="T108"> </text:span><text:span text:style-name="T159">42h</text:span><text:span text:style-name="T108"> </text:span><text:span text:style-name="T160">(3)</text:span></text:p>
            <text:p><text:span text:style-name="T155">(&lt;TS&gt;)</text:span><text:span text:style-name="T157"> </text:span><text:span text:style-name="T158">(&lt;&lt;)</text:span><text:span text:style-name="T157"> </text:span><text:span text:style-name="T159">41h</text:span><text:span text:style-name="T108"> </text:span><text:span text:style-name="T159">42h</text:span><text:span text:style-name="T108"> </text:span><text:span text:style-name="T159">43h</text:span><text:span text:style-name="T108"> </text:span><text:span text:style-name="T160">(3)</text:span></text:p>
          </table:table-cell>
          <table:table-cell table:number-columns-repeated="1019"/>
        </table:table-row>
        <table:table-row table:style-name="ro17">
          <table:table-cell table:number-columns-repeated="5"/>
          <table:table-cell office:value-type="string" calcext:value-type="string">
            <text:p><text:span text:style-name="T112">(&lt;TS&gt;)</text:span><text:span text:style-name="T113"> </text:span><text:span text:style-name="T166">(&gt;&gt;)</text:span><text:span text:style-name="T113"> </text:span><text:span text:style-name="T114">41h</text:span><text:span text:style-name="T119"> </text:span><text:span text:style-name="T114">41h</text:span><text:span text:style-name="T119"> </text:span><text:span text:style-name="T114">42h</text:span><text:span text:style-name="T119"> </text:span><text:span text:style-name="T120">(3)</text:span></text:p>
            <text:p><text:span text:style-name="T167">(&lt;TS&gt;)</text:span><text:span text:style-name="T127"> </text:span><text:span text:style-name="T128">(&gt;&gt;)</text:span><text:span text:style-name="T127"> </text:span><text:span text:style-name="T114">41h</text:span><text:span text:style-name="T119"> </text:span><text:span text:style-name="T114">42h</text:span><text:span text:style-name="T119"> </text:span><text:span text:style-name="T114">43h</text:span><text:span text:style-name="T119"> </text:span><text:span text:style-name="T120">(3)</text:span>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<text:span text:style-name="T97">&lt;2 lines...&gt; [A] [B\!(Delay(1000))ABC]</text:span></text:p>
          </table:table-cell>
          <table:table-cell office:value-type="string" calcext:value-type="string">
            <text:p><text:span text:style-name="T98">(&lt;TS&gt;</text:span><text:span text:style-name="T112">)</text:span><text:span text:style-name="T113"> </text:span><text:span text:style-name="T166">(&lt;&lt;)</text:span><text:span text:style-name="T113"> </text:span><text:span text:style-name="T133">41h</text:span><text:span text:style-name="T119"> </text:span><text:span text:style-name="T120">(1)</text:span></text:p>
            <text:p><text:span text:style-name="T98">(&lt;TS&gt;</text:span><text:span text:style-name="T167">)</text:span><text:span text:style-name="T127"> </text:span><text:span text:style-name="T128">(&lt;&lt;)</text:span><text:span text:style-name="T127"> </text:span><text:span text:style-name="T133">42h</text:span><text:span text:style-name="T119"> </text:span><text:span text:style-name="T120">(1)</text:span></text:p>
            <text:p><text:span text:style-name="T167">(&lt;TS&gt;)</text:span><text:span text:style-name="T127"> </text:span><text:span text:style-name="T128">(&lt;&lt;)</text:span><text:span text:style-name="T127"> </text:span><text:span text:style-name="T133">41h</text:span><text:span text:style-name="T119"> </text:span><text:span text:style-name="T133">42h</text:span><text:span text:style-name="T119"> </text:span><text:span text:style-name="T133">43h</text:span><text:span text:style-name="T119"> </text:span><text:span text:style-name="T120">(3)</text:span></text:p>
          </table:table-cell>
          <table:table-cell table:number-columns-repeated="1019"/>
        </table:table-row>
        <table:table-row table:style-name="ro17">
          <table:table-cell table:number-columns-repeated="5"/>
          <table:table-cell office:value-type="string" calcext:value-type="string">
            <text:p><text:span text:style-name="T98">(&lt;TS&gt;</text:span><text:span text:style-name="T112">)</text:span><text:span text:style-name="T113"> </text:span><text:span text:style-name="T166">(&gt;&gt;)</text:span><text:span text:style-name="T113"> </text:span><text:span text:style-name="T114">41h</text:span><text:span text:style-name="T119"> </text:span><text:span text:style-name="T114">42h</text:span><text:span text:style-name="T119"> </text:span><text:span text:style-name="T120">(2)</text:span></text:p>
            <text:p><text:span text:style-name="T167">(&lt;TS&gt;)</text:span><text:span text:style-name="T127"> </text:span><text:span text:style-name="T128">(&gt;&gt;)</text:span><text:span text:style-name="T127"> </text:span><text:span text:style-name="T114">41h</text:span><text:span text:style-name="T119"> </text:span><text:span text:style-name="T114">42h</text:span><text:span text:style-name="T119"> </text:span><text:span text:style-name="T114">43h</text:span><text:span text:style-name="T119"> </text:span><text:span text:style-name="T120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97">In receiving terminal, disable [Settings... &gt; Text... &gt; Break lines after timeout of]</text:span></text:p>
            <text:p><text:span text:style-name="T97">In receiving terminal, enable [Settings... &gt; Text... &gt; Break lines before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97">ABCDEF</text:span></text:p>
          </table:table-cell>
          <table:table-cell/>
          <table:table-cell table:style-name="ce79" office:value-type="string" calcext:value-type="string">
            <text:p><text:span text:style-name="T112">(&lt;TS&gt;)</text:span><text:span text:style-name="T113"> </text:span><text:span text:style-name="T166">(&gt;&gt;)</text:span><text:span text:style-name="T113"> </text:span><text:span text:style-name="T114">41h</text:span><text:span text:style-name="T119"> </text:span><text:span text:style-name="T114">42h</text:span><text:span text:style-name="T119"> </text:span><text:span text:style-name="T114">43h</text:span><text:span text:style-name="T119"> </text:span><text:span text:style-name="T114">44h</text:span><text:span text:style-name="T119"> </text:span><text:span text:style-name="T114">45h</text:span><text:span text:style-name="T119"> </text:span><text:span text:style-name="T114">46h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97">ABCDEF</text:span></text:p>
          </table:table-cell>
          <table:table-cell/>
          <table:table-cell office:value-type="string" calcext:value-type="string">
            <text:p><text:span text:style-name="T112">(&lt;TS&gt;)</text:span><text:span text:style-name="T113"> </text:span><text:span text:style-name="T166">(&gt;&gt;)</text:span><text:span text:style-name="T113"> </text:span><text:span text:style-name="T114">41h</text:span><text:span text:style-name="T119"> </text:span><text:span text:style-name="T114">42h</text:span><text:span text:style-name="T119"> </text:span><text:span text:style-name="T114">43h</text:span><text:span text:style-name="T119"> </text:span><text:span text:style-name="T114">44h</text:span><text:span text:style-name="T119"> </text:span><text:span text:style-name="T114">45h</text:span><text:span text:style-name="T119"> </text:span><text:span text:style-name="T114">46h</text:span><text:span text:style-name="T119"> </text:span><text:span text:style-name="T120">(6)</text:span></text:p>
            <text:p><text:span text:style-name="T167">(&lt;TS&gt;)</text:span><text:span text:style-name="T127"> </text:span><text:span text:style-name="T128">(&gt;&gt;)</text:span><text:span text:style-name="T127"> </text:span><text:span text:style-name="T114">41h</text:span><text:span text:style-name="T119"> </text:span><text:span text:style-name="T114">42h</text:span><text:span text:style-name="T119"> </text:span><text:span text:style-name="T114">43h</text:span><text:span text:style-name="T119"> </text:span><text:span text:style-name="T114">44h</text:span><text:span text:style-name="T119"> </text:span><text:span text:style-name="T114">45h</text:span><text:span text:style-name="T119"> </text:span><text:span text:style-name="T114">46h</text:span>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<text:span text:style-name="T97">123ABC123</text:span></text:p>
          </table:table-cell>
          <table:table-cell/>
          <table:table-cell office:value-type="string" calcext:value-type="string">
            <text:p><text:span text:style-name="T112">(&lt;TS&gt;)</text:span><text:span text:style-name="T113"> </text:span><text:span text:style-name="T166">(&gt;&gt;)</text:span><text:span text:style-name="T113"> </text:span><text:span text:style-name="T114">41h</text:span><text:span text:style-name="T119"> </text:span><text:span text:style-name="T114">42h</text:span><text:span text:style-name="T119"> </text:span><text:span text:style-name="T114">43h</text:span><text:span text:style-name="T119"> </text:span><text:span text:style-name="T114">44h</text:span><text:span text:style-name="T119"> </text:span><text:span text:style-name="T114">45h</text:span><text:span text:style-name="T119"> </text:span><text:span text:style-name="T114">46h</text:span><text:span text:style-name="T119"> </text:span><text:span text:style-name="T120">(6)</text:span></text:p>
            <text:p><text:span text:style-name="T98">(&lt;TS&gt;</text:span><text:span text:style-name="T167">)</text:span><text:span text:style-name="T127"> </text:span><text:span text:style-name="T128">(&gt;&gt;)</text:span><text:span text:style-name="T127"> </text:span><text:span text:style-name="T114">41h</text:span><text:span text:style-name="T119"> </text:span><text:span text:style-name="T114">42h</text:span><text:span text:style-name="T119"> </text:span><text:span text:style-name="T114">43h</text:span><text:span text:style-name="T119"> </text:span><text:span text:style-name="T114">44h</text:span><text:span text:style-name="T119"> </text:span><text:span text:style-name="T114">45h</text:span><text:span text:style-name="T119"> </text:span><text:span text:style-name="T114">46h</text:span><text:span text:style-name="T119"> </text:span><text:span text:style-name="T114">31h</text:span><text:span text:style-name="T119"> </text:span><text:span text:style-name="T114">32h</text:span><text:span text:style-name="T119"> </text:span><text:span text:style-name="T114">33h</text:span><text:span text:style-name="T119"> </text:span><text:span text:style-name="T120">(9)</text:span></text:p>
            <text:p><text:span text:style-name="T98">(&lt;TS&gt;</text:span><text:span text:style-name="T167">)</text:span><text:span text:style-name="T127"> </text:span><text:span text:style-name="T128">(&gt;&gt;)</text:span><text:span text:style-name="T127"> </text:span><text:span text:style-name="T114">41h</text:span><text:span text:style-name="T119"> </text:span><text:span text:style-name="T114">42h</text:span><text:span text:style-name="T119"> </text:span><text:span text:style-name="T114">43h</text:span><text:span text:style-name="T119"> </text:span><text:span text:style-name="T114">31h</text:span><text:span text:style-name="T119"> </text:span><text:span text:style-name="T114">32h</text:span><text:span text:style-name="T119"> </text:span><text:span text:style-name="T114">33h</text:span></text:p>
          </table:table-cell>
          <table:table-cell table:number-columns-repeated="101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97">123ABC123</text:span></text:p>
          </table:table-cell>
          <table:table-cell/>
          <table:table-cell office:value-type="string" calcext:value-type="string">
            <text:p><text:span text:style-name="T98">(&lt;TS&gt;</text:span><text:span text:style-name="T112">)</text:span><text:span text:style-name="T113"> </text:span><text:span text:style-name="T166">(&gt;&gt;)</text:span><text:span text:style-name="T113"> </text:span><text:span text:style-name="T114">41h</text:span><text:span text:style-name="T119"> </text:span><text:span text:style-name="T114">42h</text:span><text:span text:style-name="T119"> </text:span><text:span text:style-name="T114">43h</text:span><text:span text:style-name="T119"> </text:span><text:span text:style-name="T114">44h</text:span><text:span text:style-name="T119"> </text:span><text:span text:style-name="T114">45h</text:span><text:span text:style-name="T119"> </text:span><text:span text:style-name="T114">46h</text:span><text:span text:style-name="T119"> </text:span><text:span text:style-name="T120">(6)</text:span></text:p>
            <text:p><text:span text:style-name="T98">(&lt;TS&gt;</text:span><text:span text:style-name="T167">)</text:span><text:span text:style-name="T127"> </text:span><text:span text:style-name="T128">(&gt;&gt;)</text:span><text:span text:style-name="T127"> </text:span><text:span text:style-name="T114">41h</text:span><text:span text:style-name="T119"> </text:span><text:span text:style-name="T114">42h</text:span><text:span text:style-name="T119"> </text:span><text:span text:style-name="T114">43h</text:span><text:span text:style-name="T119"> </text:span><text:span text:style-name="T114">44h</text:span><text:span text:style-name="T119"> </text:span><text:span text:style-name="T114">45h</text:span><text:span text:style-name="T119"> </text:span><text:span text:style-name="T114">46h</text:span><text:span text:style-name="T119"> </text:span><text:span text:style-name="T114">31h</text:span><text:span text:style-name="T119"> </text:span><text:span text:style-name="T114">32h</text:span><text:span text:style-name="T119"> </text:span><text:span text:style-name="T114">33h</text:span><text:span text:style-name="T119"> </text:span><text:span text:style-name="T120">(9)</text:span></text:p>
            <text:p><text:span text:style-name="T98">(&lt;TS&gt;</text:span><text:span text:style-name="T167">)</text:span><text:span text:style-name="T127"> </text:span><text:span text:style-name="T128">(&gt;&gt;)</text:span><text:span text:style-name="T127"> </text:span><text:span text:style-name="T114">41h</text:span><text:span text:style-name="T119"> </text:span><text:span text:style-name="T114">42h</text:span><text:span text:style-name="T119"> </text:span><text:span text:style-name="T114">43h</text:span><text:span text:style-name="T119"> </text:span><text:span text:style-name="T114">31h</text:span><text:span text:style-name="T119"> </text:span><text:span text:style-name="T114">32h</text:span><text:span text:style-name="T119"> </text:span><text:span text:style-name="T114">33h</text:span><text:span text:style-name="T119"> </text:span><text:span text:style-name="T114">31h</text:span><text:span text:style-name="T119"> </text:span><text:span text:style-name="T114">32h</text:span><text:span text:style-name="T119"> </text:span><text:span text:style-name="T114">33h</text:span><text:span text:style-name="T119"> </text:span><text:span text:style-name="T120">(9)</text:span></text:p>
            <text:p><text:span text:style-name="T167">(&lt;TS&gt;)</text:span><text:span text:style-name="T127"> </text:span><text:span text:style-name="T128">(&gt;&gt;)</text:span><text:span text:style-name="T127"> </text:span><text:span text:style-name="T114">41h</text:span><text:span text:style-name="T119"> </text:span><text:span text:style-name="T114">42h</text:span><text:span text:style-name="T119"> </text:span><text:span text:style-name="T114">43h</text:span><text:span text:style-name="T119"> </text:span><text:span text:style-name="T114">31h</text:span><text:span text:style-name="T119"> </text:span><text:span text:style-name="T114">32h</text:span><text:span text:style-name="T119"> </text:span><text:span text:style-name="T114">33h</text:span></text:p>
          </table:table-cell>
          <table:table-cell table:number-columns-repeated="1018"/>
        </table:table-row>
        <table:table-row table:style-name="ro23">
          <table:table-cell table:number-columns-repeated="3"/>
          <table:table-cell office:value-type="string" calcext:value-type="string">
            <text:p>In sending terminal, send:</text:p>
            <text:p><text:span text:style-name="T97">&lt;2 lines...&gt; [A] [B\!(Delay(1000))ABC]</text:span></text:p>
          </table:table-cell>
          <table:table-cell/>
          <table:table-cell office:value-type="string" calcext:value-type="string">
            <text:p><text:span text:style-name="T112">(&lt;TS&gt;)</text:span><text:span text:style-name="T113"> </text:span><text:span text:style-name="T166">(&gt;&gt;)</text:span><text:span text:style-name="T113"> </text:span><text:span text:style-name="T114">41h</text:span><text:span text:style-name="T119"> </text:span><text:span text:style-name="T114">42h</text:span><text:span text:style-name="T119"> </text:span><text:span text:style-name="T114">43h</text:span><text:span text:style-name="T119"> </text:span><text:span text:style-name="T114">44h</text:span><text:span text:style-name="T119"> </text:span><text:span text:style-name="T114">45h</text:span><text:span text:style-name="T119"> </text:span><text:span text:style-name="T114">46h</text:span><text:span text:style-name="T119"> </text:span><text:span text:style-name="T120">(6)</text:span></text:p>
            <text:p><text:span text:style-name="T98">(&lt;TS&gt;</text:span><text:span text:style-name="T167">)</text:span><text:span text:style-name="T127"> </text:span><text:span text:style-name="T128">(&gt;&gt;)</text:span><text:span text:style-name="T127"> </text:span><text:span text:style-name="T114">41h</text:span><text:span text:style-name="T119"> </text:span><text:span text:style-name="T114">42h</text:span><text:span text:style-name="T119"> </text:span><text:span text:style-name="T114">43h</text:span><text:span text:style-name="T119"> </text:span><text:span text:style-name="T114">44h</text:span><text:span text:style-name="T119"> </text:span><text:span text:style-name="T114">45h</text:span><text:span text:style-name="T119"> </text:span><text:span text:style-name="T114">46h</text:span><text:span text:style-name="T119"> </text:span><text:span text:style-name="T114">31h</text:span><text:span text:style-name="T119"> </text:span><text:span text:style-name="T114">32h</text:span><text:span text:style-name="T119"> </text:span><text:span text:style-name="T114">33h</text:span><text:span text:style-name="T119"> </text:span><text:span text:style-name="T120">(9)</text:span></text:p>
            <text:p><text:span text:style-name="T98">(&lt;TS&gt;</text:span><text:span text:style-name="T167">)</text:span><text:span text:style-name="T127"> </text:span><text:span text:style-name="T128">(&gt;&gt;)</text:span><text:span text:style-name="T127"> </text:span><text:span text:style-name="T114">41h</text:span><text:span text:style-name="T119"> </text:span><text:span text:style-name="T114">42h</text:span><text:span text:style-name="T119"> </text:span><text:span text:style-name="T114">43h</text:span><text:span text:style-name="T119"> </text:span><text:span text:style-name="T114">31h</text:span><text:span text:style-name="T119"> </text:span><text:span text:style-name="T114">32h</text:span><text:span text:style-name="T119"> </text:span><text:span text:style-name="T114">33h</text:span><text:span text:style-name="T119"> </text:span><text:span text:style-name="T114">31h</text:span><text:span text:style-name="T119"> </text:span><text:span text:style-name="T114">32h</text:span><text:span text:style-name="T119"> </text:span><text:span text:style-name="T114">33h</text:span><text:span text:style-name="T119"> </text:span><text:span text:style-name="T120">(9)</text:span></text:p>
            <text:p><text:span text:style-name="T98">(&lt;TS&gt;)</text:span><text:span text:style-name="T102"> </text:span><text:span text:style-name="T132">(&gt;&gt;)</text:span><text:span text:style-name="T102"> </text:span><text:span text:style-name="T103">41h</text:span><text:span text:style-name="T134"> </text:span><text:span text:style-name="T103">42h</text:span><text:span text:style-name="T134"> </text:span><text:span text:style-name="T103">43h</text:span><text:span text:style-name="T134"> </text:span><text:span text:style-name="T103">31h</text:span><text:span text:style-name="T134"> </text:span><text:span text:style-name="T103">32h</text:span><text:span text:style-name="T134"> </text:span><text:span text:style-name="T103">33h</text:span><text:span text:style-name="T134"> </text:span><text:span text:style-name="T103">41h</text:span><text:span text:style-name="T134"> </text:span><text:span text:style-name="T114">42h</text:span><text:span text:style-name="T119"> </text:span><text:span text:style-name="T120">(8)</text:span></text:p>
            <text:p><text:span text:style-name="T98">(&lt;TS&gt;</text:span><text:span text:style-name="T167">)</text:span><text:span text:style-name="T127"> </text:span><text:span text:style-name="T128">(&gt;&gt;)</text:span><text:span text:style-name="T127"> </text:span><text:span text:style-name="T114">41h</text:span><text:span text:style-name="T119"> </text:span><text:span text:style-name="T114">42h</text:span><text:span text:style-name="T119"> </text:span><text:span text:style-name="T114">43h</text:span></text:p>
            <text:p><text:span text:style-name="T123">Note that </text:span><text:span text:style-name="T175">41h</text:span><text:span text:style-name="T176"> </text:span><text:span text:style-name="T177">42h</text:span><text:span text:style-name="T176"> </text:span><text:span text:style-name="T178">(8)</text:span><text:span text:style-name="T179"> will only be appended after the delay,</text:span></text:p>
            <text:p><text:span text:style-name="T123">when these bytes were determined to not belong to the sequence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Clear monito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<text:span text:style-name="T97">In receiving terminal, enable [Settings... &gt; Text... &gt; Break lines before sequence]</text:span></text:p>
            <text:p><text:span text:style-name="T97">In receiving terminal, enable [Settings... &gt; Text... &gt; Break lines after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1">
          <table:table-cell table:number-columns-repeated="3"/>
          <table:table-cell office:value-type="string" calcext:value-type="string">
            <text:p>In sending terminal, send:</text:p>
            <text:p><text:span text:style-name="T97">23&lt;NUL&gt;1</text:span></text:p>
          </table:table-cell>
          <table:table-cell/>
          <table:table-cell office:value-type="string" calcext:value-type="string">
            <text:p><text:span text:style-name="T98">(&lt;TS&gt;</text:span><text:span text:style-name="T112">)</text:span><text:span text:style-name="T113"> </text:span><text:span text:style-name="T166">(&gt;&gt;)</text:span><text:span text:style-name="T113"> </text:span><text:span text:style-name="T114">32h</text:span><text:span text:style-name="T119"> </text:span><text:span text:style-name="T114">33h</text:span><text:span text:style-name="T119"> </text:span><text:span text:style-name="T120">(2)</text:span></text:p>
            <text:p><text:span text:style-name="T98">(&lt;TS&gt;</text:span><text:span text:style-name="T167">)</text:span><text:span text:style-name="T127"> </text:span><text:span text:style-name="T128">(&gt;&gt;)</text:span><text:span text:style-name="T127"> </text:span><text:span text:style-name="T114">31h</text:span></text:p>
            <text:p><text:span text:style-name="T123">Note that &lt;NUL&gt; is currently being hidden.</text:span>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<text:span text:style-name="T97">23&lt;NUL&gt;1</text:span></text:p>
          </table:table-cell>
          <table:table-cell/>
          <table:table-cell table:style-name="ce78" office:value-type="string" calcext:value-type="string">
            <text:p><text:span text:style-name="T155">(&lt;TS&gt;</text:span><text:span text:style-name="T105">)</text:span><text:span text:style-name="T106"> </text:span><text:span text:style-name="T142">(&gt;&gt;)</text:span><text:span text:style-name="T106"> </text:span><text:span text:style-name="T107">32h</text:span><text:span text:style-name="T108"> </text:span><text:span text:style-name="T107">33h</text:span><text:span text:style-name="T108"> </text:span><text:span text:style-name="T160">(2)</text:span></text:p>
            <text:p><text:span text:style-name="T155">(&lt;TS&gt;</text:span><text:span text:style-name="T156">)</text:span><text:span text:style-name="T157"> </text:span><text:span text:style-name="T158">(&gt;&gt;)</text:span><text:span text:style-name="T157"> </text:span><text:span text:style-name="T107">31h</text:span><text:span text:style-name="T108"> </text:span><text:span text:style-name="T107">32h</text:span><text:span text:style-name="T108"> </text:span><text:span text:style-name="T107">33h</text:span><text:span text:style-name="T108"> </text:span><text:span text:style-name="T160">(3)</text:span></text:p>
            <text:p><text:span text:style-name="T155">(&lt;TS&gt;</text:span><text:span text:style-name="T156">)</text:span><text:span text:style-name="T157"> </text:span><text:span text:style-name="T158">(&gt;&gt;)</text:span><text:span text:style-name="T157"> </text:span><text:span text:style-name="T107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2">
          <table:table-cell table:number-columns-repeated="3"/>
          <table:table-cell office:value-type="string" calcext:value-type="string">
            <text:p><text:span text:style-name="T97">In receiving terminal, disable [Settings... &gt; Advanced... &gt; Hide 0x00]</text:span></text:p>
            <text:p><text:span text:style-name="T97">Confirm</text:span></text:p>
          </table:table-cell>
          <table:table-cell/>
          <table:table-cell table:style-name="ce78" office:value-type="string" calcext:value-type="string">
            <text:p><text:span text:style-name="T155">(&lt;TS&gt;</text:span><text:span text:style-name="T105">)</text:span><text:span text:style-name="T106"> </text:span><text:span text:style-name="T142">(&gt;&gt;)</text:span><text:span text:style-name="T106"> </text:span><text:span text:style-name="T107">32h</text:span><text:span text:style-name="T108"> </text:span><text:span text:style-name="T107">33h</text:span><text:span text:style-name="T108"> </text:span><text:span text:style-name="T107">00h</text:span><text:span text:style-name="T108"> </text:span><text:span text:style-name="T160">(3)</text:span></text:p>
            <text:p><text:span text:style-name="T155">(&lt;TS&gt;</text:span><text:span text:style-name="T156">)</text:span><text:span text:style-name="T157"> </text:span><text:span text:style-name="T158">(&gt;&gt;)</text:span><text:span text:style-name="T157"> </text:span><text:span text:style-name="T107">31h</text:span><text:span text:style-name="T108"> </text:span><text:span text:style-name="T107">32h</text:span><text:span text:style-name="T108"> </text:span><text:span text:style-name="T107">33h</text:span><text:span text:style-name="T108"> </text:span><text:span text:style-name="T107">00h</text:span><text:span text:style-name="T108"> </text:span><text:span text:style-name="T160">(4)</text:span></text:p>
            <text:p><text:span text:style-name="T155">(&lt;TS&gt;</text:span><text:span text:style-name="T156">)</text:span><text:span text:style-name="T157"> </text:span><text:span text:style-name="T158">(&gt;&gt;)</text:span><text:span text:style-name="T157"> </text:span><text:span text:style-name="T107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45"/>
        <table:table-column table:style-name="co22" table:default-cell-style-name="ce45"/>
        <table:table-column table:style-name="co23" table:default-cell-style-name="ce45"/>
        <table:table-column table:style-name="co24" table:default-cell-style-name="ce45"/>
        <table:table-column table:style-name="co25" table:default-cell-style-name="ce45"/>
        <table:table-column table:style-name="co26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80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80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80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45"/>
        <table:table-column table:style-name="co61" table:default-cell-style-name="ce45"/>
        <table:table-column table:style-name="co62" table:default-cell-style-name="ce45"/>
        <table:table-column table:style-name="co24" table:default-cell-style-name="ce45"/>
        <table:table-column table:style-name="co63" table:default-cell-style-name="ce45"/>
        <table:table-column table:style-name="co64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97">Menu &gt; Receive &gt; Automatic Action &gt; Deactivate is disabled</text:span></text:p>
            <text:p><text:span text:style-name="T97">Menu &gt; Receive &gt; Automatic Action &gt; Trigger &gt; Use Text is disabled</text:span></text:p>
            <text:p><text:span text:style-name="T97">Tool bar icons are equally disabled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s</text:p>
          </table:table-cell>
          <table:table-cell office:value-type="string" calcext:value-type="string">
            <text:p/>
            <text:p/>
            <text:p>[Send Text] must not be listed as that is yet "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97">Menu &gt; Receive</text:span> &gt; Automatic Action is still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97">Menu &gt; Receive</text:span> &gt; Automatic Action is checked now</text:p>
            <text:p><text:span text:style-name="T97">Count and Deactivate is enabled now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end Text] = "45"</text:p>
            <text:p>Leave focus</text:p>
          </table:table-cell>
          <table:table-cell table:number-columns-repeated="1020"/>
        </table:table-row>
        <table:table-row table:style-name="ro27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97">Common Regex Capture Patters</text:span></text:p>
          </table:table-cell>
          <table:table-cell office:value-type="string" calcext:value-type="string">
            <text:p/>
            <text:p/>
            <text:p/>
            <text:p><text:span text:style-name="T97">[Send Text] must be listed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97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97">Automatic action is not triggered for "123abc456"</text:span></text:p>
            <text:p><text:span text:style-name="T97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97">Automatic action is triggered for the given command</text:span></text:p>
            <text:p><text:span text:style-name="T97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97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97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97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97">Automatic action is triggered for the given command</text:span></text:p>
            <text:p><text:span text:style-name="T97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97">Automatic action is triggered for the given command</text:span></text:p>
            <text:p><text:span text:style-name="T97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97">Automatic action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97">Automatic action is triggered for the given command</text:span></text:p>
            <text:p><text:span text:style-name="T97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97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97">Automatic action is triggered for the given command</text:span></text:p>
            <text:p><text:span text:style-name="T97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97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</text:p>
            <text:p><text:span text:style-name="T180">123</text:span> AB <text:span text:style-name="T180">C456</text:span></text:p>
          </table:table-cell>
          <table:table-cell office:value-type="string" calcext:value-type="string">
            <text:p>Data sent and received</text:p>
            <text:p>Automatic action is triggered for <text:span text:style-name="T180">each of the two matches</text:span></text:p>
            <text:p><text:span text:style-name="T123">Trigger is highlighted</text:span></text:p>
          </table:table-cell>
          <table:table-cell office:value-type="string" calcext:value-type="string">
            <text:p>There is a limitation with task sequencing that will have to be resolved when</text:p>
            <text:p>upgrading to .NET 4.0+ (see Terminal.Auto[Action|Response] for details)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55" office:value-type="string" calcext:value-type="string">
            <text:p>Filter/Suppr.</text:p>
          </table:table-cell>
          <table:table-cell office:value-type="string" calcext:value-type="string">
            <text:p>Select trigger = Some dedicated command</text:p>
            <text:p>ABC</text:p>
          </table:table-cell>
          <table:table-cell table:number-columns-repeated="1020"/>
        </table:table-row>
        <table:table-row table:style-name="ro7">
          <table:table-cell table:number-columns-repeated="2"/>
          <table:table-cell table:style-name="ce55"/>
          <table:table-cell office:value-type="string" calcext:value-type="string">
            <text:p>Disable [Regex]</text:p>
            <text:p><text:span text:style-name="T97">Disable [Whole Word]</text:span></text:p>
            <text:p><text:span text:style-name="T97">Reenable [Case Sensitive]</text:span></text:p>
            <text:p>Disable [Use Text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5"/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5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5"/>
          <table:table-cell table:number-columns-repeated="1021"/>
        </table:table-row>
        <table:table-row table:style-name="ro1">
          <table:table-cell table:number-columns-repeated="2"/>
          <table:table-cell table:style-name="ce55"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5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5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5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97">Data sent and received</text:span>, i.e. filtered-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5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5"/>
          <table:table-cell office:value-type="string" calcext:value-type="string">
            <text:p>Send partial line without trigger from other terminal</text:p>
            <text:p><text:span text:style-name="T97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5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105">(&gt;&gt;)</text:span><text:span text:style-name="T106"> </text:span><text:span text:style-name="T107">xyzABC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55"/>
          <table:table-cell office:value-type="string" calcext:value-type="string">
            <text:p>Send partial line including trigger from other terminal</text:p>
            <text:p><text:span text:style-name="T97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5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105">(&gt;&gt;)</text:span><text:span text:style-name="T106"> </text:span><text:span text:style-name="T107">ABC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55"/>
          <table:table-cell office:value-type="string" calcext:value-type="string">
            <text:p>Send partial line without trigger from other terminal</text:p>
            <text:p><text:span text:style-name="T97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55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55"/>
          <table:table-cell office:value-type="string" calcext:value-type="string">
            <text:p>Send a chunk of two lines with/without trigger from other terminal</text:p>
            <text:p><text:span text:style-name="T97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37" office:value-type="string" calcext:value-type="string">
            <text:p><text:span text:style-name="T105">(&gt;&gt;)</text:span><text:span text:style-name="T106"> </text:span><text:span text:style-name="T107">ABC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5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55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55"/>
          <table:table-cell office:value-type="string" calcext:value-type="string">
            <text:p>[Show Counts]</text:p>
            <text:p>[Reset Counts]</text:p>
            <text:p>[Clear Monitors] [Ctrl+L]</text:p>
          </table:table-cell>
          <table:table-cell/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55"/>
          <table:table-cell office:value-type="string" calcext:value-type="string">
            <text:p>Send a chunk of two lines with/without trigger from other terminal</text:p>
            <text:p><text:span text:style-name="T97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37" office:value-type="string" calcext:value-type="string">
            <text:p><text:span text:style-name="T112">(&gt;&gt;)</text:span><text:span text:style-name="T113"> </text:span><text:span text:style-name="T114">ABC</text:span></text:p>
            <text:p><text:span text:style-name="T167">(&gt;&gt;)</text:span><text:span text:style-name="T127"> </text:span><text:span text:style-name="T114">ABC</text:span></text:p>
            <text:p><text:span text:style-name="T167">(&gt;&gt;)</text:span><text:span text:style-name="T127"> </text:span><text:span text:style-name="T114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5"/>
          <table:table-cell table:number-columns-repeated="1021"/>
        </table:table-row>
        <table:table-row table:style-name="ro1">
          <table:table-cell table:number-columns-repeated="2"/>
          <table:table-cell table:style-name="ce55"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5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5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5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5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5"/>
          <table:table-cell office:value-type="string" calcext:value-type="string">
            <text:p>Send partial line without trigger from other terminal</text:p>
            <text:p><text:span text:style-name="T97">"xyz\!(NoEOL)"</text:span></text:p>
          </table:table-cell>
          <table:table-cell office:value-type="string" calcext:value-type="string">
            <text:p><text:span text:style-name="T97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5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5"/>
          <table:table-cell office:value-type="string" calcext:value-type="string">
            <text:p>Send partial line including trigger from other terminal</text:p>
            <text:p><text:span text:style-name="T97">"ABC\!(NoEOL)"</text:span></text:p>
          </table:table-cell>
          <table:table-cell office:value-type="string" calcext:value-type="string">
            <text:p><text:span text:style-name="T97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5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5"/>
          <table:table-cell office:value-type="string" calcext:value-type="string">
            <text:p>Send partial line without trigger from other terminal</text:p>
            <text:p><text:span text:style-name="T97">"xyz\!(NoEOL)"</text:span></text:p>
          </table:table-cell>
          <table:table-cell office:value-type="string" calcext:value-type="string">
            <text:p><text:span text:style-name="T97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5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56" office:value-type="string" calcext:value-type="string">
            <text:p><text:span text:style-name="T105">(&gt;&gt;)</text:span><text:span text:style-name="T106"> </text:span><text:span text:style-name="T107">xyz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55"/>
          <table:table-cell office:value-type="string" calcext:value-type="string">
            <text:p>Send a chunk of two lines with/without trigger from other terminal</text:p>
            <text:p><text:span text:style-name="T97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56" office:value-type="string" calcext:value-type="string">
            <text:p><text:span text:style-name="T105">(&gt;&gt;)</text:span><text:span text:style-name="T106"> </text:span><text:span text:style-name="T107">xyz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5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55"/>
          <table:table-cell office:value-type="string" calcext:value-type="string">
            <text:p>Send a chunk of two lines with/without trigger from other terminal</text:p>
            <text:p><text:span text:style-name="T97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37" office:value-type="string" calcext:value-type="string">
            <text:p><text:span text:style-name="T112">(&gt;&gt;)</text:span><text:span text:style-name="T113"> </text:span><text:span text:style-name="T114">xyz</text:span></text:p>
            <text:p><text:span text:style-name="T167">(&gt;&gt;)</text:span><text:span text:style-name="T127"> </text:span><text:span text:style-name="T114">xyz</text:span></text:p>
            <text:p><text:span text:style-name="T167">(&gt;&gt;)</text:span><text:span text:style-name="T127"> </text:span><text:span text:style-name="T114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5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55"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97">Menu &gt; Send &gt; Automatic Response &gt; Deactivate is disabled</text:span></text:p>
            <text:p><text:span text:style-name="T97">Menu &gt; Send &gt; Automatic Response &gt; Trigger &gt; Use Text is disabled</text:span></text:p>
            <text:p><text:span text:style-name="T97">Tool bar icons are equally disabl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27">
          <table:table-cell table:number-columns-repeated="3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97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Should still be "45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97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97">Automatic response is triggered for the given command</text:span></text:p>
            <text:p><text:span text:style-name="T97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97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97">Automatic response is triggered for the given command</text:span></text:p>
            <text:p><text:span text:style-name="T97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97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97">Automatic response is triggered for the given command</text:span></text:p>
            <text:p><text:span text:style-name="T97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97">Automatic response is triggered for the given command</text:span></text:p>
            <text:p><text:span text:style-name="T97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97">Automatic response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97">Automatic response is triggered for the given command</text:span></text:p>
            <text:p><text:span text:style-name="T97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97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97">Automatic response is triggered for the given command</text:span></text:p>
            <text:p><text:span text:style-name="T97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97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<text:span text:style-name="T180">123</text:span> AB <text:span text:style-name="T180">C456</text:span></text:p>
          </table:table-cell>
          <table:table-cell office:value-type="string" calcext:value-type="string">
            <text:p>Data sent and received</text:p>
            <text:p><text:span text:style-name="T97">Automatic response</text:span> is triggered for <text:span text:style-name="T180">each of the two matches</text:span></text:p>
            <text:p><text:span text:style-name="T123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<text:span text:style-name="T97">Send:</text:span></text:p>
            <text:p><text:span text:style-name="T97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97">Automatic response</text:span> is triggered for <text:span text:style-name="T180">all 24 matches</text:span></text:p>
            <text:p><text:span text:style-name="T123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<text:span text:style-name="T97">Clear sending terminal [Ctrl+L]</text:span></text:p>
            <text:p><text:span text:style-name="T97">Enable [Show Line Numbers]</text:span></text:p>
            <text:p>Enable [Show Length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5" office:value-type="string" calcext:value-type="string">
            <text:p>Select response = [Predefined Command 1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97">Automatic response</text:span> is triggered for <text:span text:style-name="T180">all 24 matches</text:span></text:p>
            <text:p><text:span text:style-name="T123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5" office:value-type="string" calcext:value-type="string">
            <text:p>Select response = [Predefined Command 2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97">Automatic response</text:span> is triggered for <text:span text:style-name="T180">all 24 matches</text:span></text:p>
            <text:p><text:span text:style-name="T123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97">Automatic response</text:span> is triggered for <text:span text:style-name="T180">all 24 matches</text:span></text:p>
            <text:p><text:span text:style-name="T123">Trigger is highlighted</text:span></text:p>
          </table:table-cell>
          <table:table-cell office:value-type="string" calcext:value-type="string">
            <text:p/>
            <text:p><text:span text:style-name="T130">...ABC</text:span><text:span text:style-name="T134"> </text:span><text:span text:style-name="T135">(72) </text:span><text:span text:style-name="T179">is  expected for each responded line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Some dedicated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97">Automatic response</text:span> is triggered for <text:span text:style-name="T180">all 24 matches</text:span></text:p>
            <text:p><text:span text:style-name="T123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Send Text]</text:p>
          </table:table-cell>
          <table:table-cell/>
          <table:table-cell office:value-type="string" calcext:value-type="string">
            <text:p>Ensures that [Use Text] is no longer used for non-dedicated trigger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97">Automatic response</text:span> is triggered for <text:span text:style-name="T180">all 24 matches</text:span></text:p>
            <text:p><text:span text:style-name="T123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rigger:</text:p>
            <text:p>(\d+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sponse:</text:p>
            <text:p>$1$2$3$4</text:p>
          </table:table-cell>
          <table:table-cell table:number-columns-repeated="1020"/>
        </table:table-row>
        <table:table-row table:style-name="ro28">
          <table:table-cell table:number-columns-repeated="3"/>
          <table:table-cell office:value-type="string" calcext:value-type="string">
            <text:p><text:span text:style-name="T97">Send:</text:span></text:p>
            <text:p><text:span text:style-name="T97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97">Automatic response is triggered for </text:span><text:span text:style-name="T181">all 10 matches</text:span></text:p>
            <text:p><text:span text:style-name="T97">Automatic response</text:span> is composed from first 4 triggers</text:p>
            <text:p><text:span text:style-name="T123">Trigger is highlighted</text:span></text:p>
          </table:table-cell>
          <table:table-cell office:value-type="string" calcext:value-type="string">
            <text:p><text:span text:style-name="T186">123 ABC 456 789 0DE FGH IJK LMN OPQ RST UVW XYZ 123 ABC 456 789 0DE FGH IJK LMN OPQ RST UVW XYZ</text:span></text:p>
            <text:p><text:span text:style-name="T124">1234567890</text:span></text:p>
            <text:p><text:span text:style-name="T124">1234567890</text:span></text:p>
            <text:p><text:span text:style-name="T124">1234567890</text:span></text:p>
            <text:p><text:span text:style-name="T124">1234567890</text:span></text:p>
            <text:p><text:span text:style-name="T124">1234567890</text:span></text:p>
            <text:p><text:span text:style-name="T124">1234567890</text:span></text:p>
            <text:p><text:span text:style-name="T124">1234567890</text:span></text:p>
            <text:p><text:span text:style-name="T124">1234567890</text:span>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97">Automatic response is triggered for </text:span><text:span text:style-name="T181">all 10 matches</text:span></text:p>
            <text:p><text:span text:style-name="T97">Automatic response</text:span> contains <text:span text:style-name="T182">error message</text:span></text:p>
            <text:p><text:span text:style-name="T123">Trigger is highlighted</text:span></text:p>
          </table:table-cell>
          <table:table-cell table:style-name="ce41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97">Automatic response is triggered for </text:span><text:span text:style-name="T181">all 10 matches</text:span></text:p>
            <text:p><text:span text:style-name="T97">Automatic response</text:span> contains <text:span text:style-name="T182">error message</text:span></text:p>
            <text:p><text:span text:style-name="T123">Trigger is highlighted</text:span></text:p>
          </table:table-cell>
          <table:table-cell table:style-name="ce41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55" office:value-type="string" calcext:value-type="string">
            <text:p>Filter/Suppr.</text:p>
          </table:table-cell>
          <table:table-cell office:value-type="string" calcext:value-type="string">
            <text:p>Start MT-SICS simulation incl. Fronte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start AutoSocket connected to the MT-SICS simulatio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ow Counts]</text:p>
            <text:p>[Show Line Numbers]</text:p>
          </table:table-cell>
          <table:table-cell table:number-columns-repeated="1020"/>
        </table:table-row>
        <table:table-row table:style-name="ro13">
          <table:table-cell table:number-columns-repeated="3"/>
          <table:table-cell office:value-type="string" calcext:value-type="string">
            <text:p>Start SIR</text:p>
          </table:table-cell>
          <table:table-cell table:style-name="ce35" office:value-type="string" calcext:value-type="string">
            <text:p><text:span text:style-name="T183">   1 </text:span><text:span text:style-name="T184">S S       0.00 g</text:span></text:p>
            <text:p><text:span text:style-name="T183">   2 </text:span><text:span text:style-name="T184">S S       0.00 g</text:span></text:p>
            <text:p><text:span text:style-name="T183">   3 </text:span><text:span text:style-name="T184">S S       0.00 g</text:span></text:p>
            <text:p><text:span text:style-name="T185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automatic action in tool ba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183">...</text:span></text:p>
            <text:p><text:span text:style-name="T183"> 101 </text:span><text:span text:style-name="T184">S D       ?.?? g</text:span></text:p>
            <text:p><text:span text:style-name="T183"> 102 </text:span><text:span text:style-name="T184">S D       ?.?? g</text:span></text:p>
            <text:p><text:span text:style-name="T183"> 103 </text:span><text:span text:style-name="T184">S D       ?.?? g</text:span></text:p>
            <text:p><text:span text:style-name="T185">...</text:span></text:p>
            <text:p><text:span text:style-name="T123">Responses are no longer shown once stable agai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123">Responses are no longer shown when unstable</text:span></text:p>
            <text:p><text:span text:style-name="T183">...</text:span></text:p>
            <text:p><text:span text:style-name="T183"> 201 </text:span><text:span text:style-name="T184">S S       ?.?? g</text:span></text:p>
            <text:p><text:span text:style-name="T183"> 202 </text:span><text:span text:style-name="T184">S S       ?.?? g</text:span></text:p>
            <text:p><text:span text:style-name="T183"> 203 </text:span><text:span text:style-name="T184">S S       ?.?? g</text:span></text:p>
            <text:p><text:span text:style-name="T185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op SI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45"/>
        <table:table-column table:style-name="co31" table:default-cell-style-name="ce45"/>
        <table:table-column table:style-name="co7" table:default-cell-style-name="ce45"/>
        <table:table-column table:style-name="co32" table:default-cell-style-name="ce45"/>
        <table:table-column table:style-name="co33" table:default-cell-style-name="ce45"/>
        <table:table-column table:style-name="co34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85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45"/>
        <table:table-column table:style-name="co35" table:default-cell-style-name="ce45"/>
        <table:table-column table:style-name="co7" table:default-cell-style-name="ce45"/>
        <table:table-column table:style-name="co36" table:default-cell-style-name="ce45"/>
        <table:table-column table:style-name="co37" table:default-cell-style-name="ce45"/>
        <table:table-column table:style-name="co38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97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97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45"/>
        <table:table-column table:style-name="co65" table:default-cell-style-name="ce45"/>
        <table:table-column table:style-name="co66" table:default-cell-style-name="ce45"/>
        <table:table-column table:style-name="co67" table:default-cell-style-name="ce45"/>
        <table:table-column table:style-name="co68" table:default-cell-style-name="ce45"/>
        <table:table-column table:style-name="co69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9" office:value-type="string" calcext:value-type="string">
            <text:p>Modify the text</text:p>
          </table:table-cell>
          <table:table-cell table:style-name="ce55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5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5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55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5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5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5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5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Open recent drop-down</text:p>
          </table:table-cell>
          <table:table-cell table:style-name="ce55" office:value-type="string" calcext:value-type="string">
            <text:p>No control characters in drop-down</text:p>
          </table:table-cell>
          <table:table-cell table:style-name="ce55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5" office:value-type="string" calcext:value-type="string">
            <text:p>Select one of the recents</text:p>
          </table:table-cell>
          <table:table-cell table:style-name="ce55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55" office:value-type="string" calcext:value-type="string">
            <text:p>Change that recent</text:p>
          </table:table-cell>
          <table:table-cell table:style-name="ce55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55"/>
          <table:table-cell table:number-columns-repeated="1018"/>
        </table:table-row>
        <table:table-row table:style-name="ro2">
          <table:table-cell table:number-columns-repeated="3"/>
          <table:table-cell table:style-name="ce55" office:value-type="string" calcext:value-type="string">
            <text:p>Open recent drop-down</text:p>
          </table:table-cell>
          <table:table-cell table:style-name="ce55" office:value-type="string" calcext:value-type="string">
            <text:p>Just selected recent still there</text:p>
            <text:p>New recent added</text:p>
          </table:table-cell>
          <table:table-cell table:style-name="ce55"/>
          <table:table-cell table:number-columns-repeated="1018"/>
        </table:table-row>
        <table:table-row table:style-name="ro1">
          <table:table-cell table:number-columns-repeated="3"/>
          <table:table-cell table:style-name="ce5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5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55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5"/>
          <table:table-cell office:value-type="string" calcext:value-type="string">
            <text:p>[Shift+F&lt;i&gt;]</text:p>
          </table:table-cell>
          <table:table-cell table:style-name="ce55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55"/>
          <table:table-cell office:value-type="string" calcext:value-type="string">
            <text:p>[Enter]</text:p>
          </table:table-cell>
          <table:table-cell table:style-name="ce55" office:value-type="string" calcext:value-type="string">
            <text:p>Changed recent text gets sent</text:p>
            <text:p><text:span text:style-name="T97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5"/>
          <table:table-cell office:value-type="string" calcext:value-type="string">
            <text:p>[Shift+F&lt;i&gt;]</text:p>
          </table:table-cell>
          <table:table-cell table:style-name="ce55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97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97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5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55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55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55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55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55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30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YAT 2.1.0 = 15000/s | 5000/s</text:p>
            <text:p>(<text:span text:style-name="T97">YAT 2.0.0 was 12000/s | 4000/s, earlier versions even slower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5" office:value-type="string" calcext:value-type="string">
            <text:p>Send "\!-SendFiles\Stress-7-EnormousLine.txt"</text:p>
          </table:table-cell>
          <table:table-cell table:style-name="ce55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5" office:value-type="string" calcext:value-type="string">
            <text:p>Clear the monitors</text:p>
          </table:table-cell>
          <table:table-cell table:style-name="ce55"/>
          <table:table-cell table:number-columns-repeated="1019"/>
        </table:table-row>
        <table:table-row table:style-name="ro1">
          <table:table-cell table:number-columns-repeated="3"/>
          <table:table-cell table:style-name="ce55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55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55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55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55" office:value-type="string" calcext:value-type="string">
            <text:p>Lines include the stated number of chars</text:p>
            <text:p>No empty lines</text:p>
          </table:table-cell>
          <table:table-cell table:style-name="ce87" office:value-type="string" calcext:value-type="string">
            <text:p>This tes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5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97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12">(&lt;&lt;)</text:span><text:span text:style-name="T113"> </text:span><text:span text:style-name="T133">A</text:span><text:span text:style-name="T119">   </text:span><text:span text:style-name="T120"> </text:span>    in sending terminal</text:p>
            <text:p/>
            <text:p><text:span text:style-name="T98">(&gt;&gt;)</text:span><text:span text:style-name="T102"> </text:span><text:span text:style-name="T103">A</text:span><text:span text:style-name="T134">   </text:span><text:span text:style-name="T135"> </text:span><text:span text:style-name="T187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12">(&lt;&lt;)</text:span><text:span text:style-name="T113"> </text:span><text:span text:style-name="T133">A</text:span><text:span text:style-name="T119">   </text:span><text:span text:style-name="T120"> </text:span>    in sending terminal</text:p>
            <text:p/>
            <text:p><text:span text:style-name="T98">(&gt;&gt;)</text:span><text:span text:style-name="T102"> </text:span><text:span text:style-name="T103">A</text:span><text:span text:style-name="T104">&lt;CR&gt;</text:span><text:span text:style-name="T187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97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3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12">(&lt;&lt;)</text:span><text:span text:style-name="T113"> </text:span><text:span text:style-name="T133">A</text:span><text:span text:style-name="T119"> </text:span><text:span text:style-name="T120">(1)</text:span>    in sending terminal</text:p>
            <text:p/>
            <text:p><text:span text:style-name="T98">(&gt;&gt;)</text:span><text:span text:style-name="T102"> </text:span><text:span text:style-name="T103">A</text:span><text:span text:style-name="T104">&lt;CR&gt;&lt;LF&gt;</text:span><text:span text:style-name="T188"> </text:span><text:span text:style-name="T135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67">(&lt;&lt;)</text:span><text:span text:style-name="T127"> </text:span><text:span text:style-name="T133">A</text:span><text:span text:style-name="T119">   </text:span><text:span text:style-name="T120"> </text:span>    in sending terminal</text:p>
            <text:p/>
            <text:p><text:span text:style-name="T98">(&gt;&gt;)</text:span><text:span text:style-name="T102"> </text:span><text:span text:style-name="T103">A</text:span><text:span text:style-name="T134">   </text:span><text:span text:style-name="T135"> </text:span><text:span text:style-name="T187">    in receiving terminal</text:span></text:p>
          </table:table-cell>
          <table:table-cell table:number-columns-repeated="1019"/>
        </table:table-row>
        <table:table-row table:style-name="ro20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12">(&lt;&lt;)</text:span><text:span text:style-name="T113"> </text:span><text:span text:style-name="T133">A</text:span><text:span text:style-name="T119"> </text:span><text:span text:style-name="T120">(1)</text:span></text:p>
            <text:p><text:span text:style-name="T167">(&gt;&gt;)</text:span><text:span text:style-name="T127"> </text:span><text:span text:style-name="T114">X</text:span><text:span text:style-name="T119"> </text:span><text:span text:style-name="T120">(1)</text:span>    in sending terminal</text:p>
            <text:p/>
            <text:p><text:span text:style-name="T98">(&gt;&gt;)</text:span><text:span text:style-name="T102"> </text:span><text:span text:style-name="T103">A</text:span><text:span text:style-name="T134"> </text:span><text:span text:style-name="T135">(1)</text:span><text:span text:style-name="T187">    in receiving terminal</text:span></text:p>
            <text:p><text:span text:style-name="T167">(&lt;&lt;)</text:span><text:span text:style-name="T127"> </text:span><text:span text:style-name="T133">X</text:span><text:span text:style-name="T189">&lt;CR&gt;&lt;LF&gt;</text:span><text:span text:style-name="T122"> </text:span><text:span text:style-name="T120">(3)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12">(&lt;&lt;)</text:span><text:span text:style-name="T113"> </text:span><text:span text:style-name="T133">A</text:span><text:span text:style-name="T119"> </text:span><text:span text:style-name="T120">(1)</text:span></text:p>
            <text:p><text:span text:style-name="T167">(&gt;&gt;)</text:span><text:span text:style-name="T127"> </text:span><text:span text:style-name="T114">X</text:span><text:span text:style-name="T119"> </text:span><text:span text:style-name="T120">(1)</text:span>    in sending terminal</text:p>
            <text:p/>
            <text:p><text:span text:style-name="T98">(&gt;&gt;)</text:span><text:span text:style-name="T102"> </text:span><text:span text:style-name="T103">A</text:span><text:span text:style-name="T134"> </text:span><text:span text:style-name="T135">(1)</text:span><text:span text:style-name="T187">    in receiving terminal</text:span></text:p>
            <text:p><text:span text:style-name="T167">(&lt;&lt;)</text:span><text:span text:style-name="T127"> </text:span><text:span text:style-name="T133">X</text:span><text:span text:style-name="T189">&lt;CR&gt;&lt;LF&gt;</text:span><text:span text:style-name="T122"> </text:span><text:span text:style-name="T120">(3)</text:span></text:p>
            <text:p><text:span text:style-name="T98">(&gt;&gt;)</text:span><text:span text:style-name="T102"> </text:span><text:span text:style-name="T190">&lt;CR&gt;&lt;LF&gt;</text:span><text:span text:style-name="T102"> </text:span><text:span text:style-name="T132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32">
          <table:table-cell table:number-columns-repeated="3"/>
          <table:table-cell office:value-type="string" calcext:value-type="string">
            <text:p><text:span text:style-name="T97">In sending terminal:</text:span></text:p>
            <text:p>B</text:p>
            <text:p>[Enter]</text:p>
          </table:table-cell>
          <table:table-cell office:value-type="string" calcext:value-type="string">
            <text:p><text:span text:style-name="T98">(&lt;&lt;)</text:span><text:span text:style-name="T102"> </text:span><text:span text:style-name="T136">A</text:span><text:span text:style-name="T134"> </text:span><text:span text:style-name="T135">(1)</text:span></text:p>
            <text:p><text:span text:style-name="T98">(&gt;&gt;)</text:span><text:span text:style-name="T102"> </text:span><text:span text:style-name="T103">X</text:span><text:span text:style-name="T134"> </text:span><text:span text:style-name="T135">(1)</text:span></text:p>
            <text:p><text:span text:style-name="T98">(&lt;&lt;)</text:span><text:span text:style-name="T102"> </text:span><text:span text:style-name="T136">B</text:span><text:span text:style-name="T134"> </text:span><text:span text:style-name="T135">(1)</text:span>    in sending terminal</text:p>
            <text:p/>
            <text:p><text:span text:style-name="T98">(&gt;&gt;)</text:span><text:span text:style-name="T102"> </text:span><text:span text:style-name="T103">A</text:span><text:span text:style-name="T134"> </text:span><text:span text:style-name="T135">(1)</text:span><text:span text:style-name="T187">    in receiving terminal</text:span></text:p>
            <text:p><text:span text:style-name="T98">(&lt;&lt;)</text:span><text:span text:style-name="T102"> </text:span><text:span text:style-name="T136">X</text:span><text:span text:style-name="T191">&lt;CR&gt;&lt;LF&gt;</text:span><text:span text:style-name="T188"> </text:span><text:span text:style-name="T135">(3)</text:span></text:p>
            <text:p><text:span text:style-name="T98">(&gt;&gt;)</text:span><text:span text:style-name="T102"> </text:span><text:span text:style-name="T190">&lt;CR&gt;&lt;LF&gt;</text:span><text:span text:style-name="T102"> </text:span><text:span text:style-name="T132">(2)</text:span></text:p>
            <text:p><text:span text:style-name="T98">(&gt;&gt;)</text:span><text:span text:style-name="T102"> </text:span><text:span text:style-name="T103">B</text:span><text:span text:style-name="T104">&lt;CR&gt;&lt;LF&gt;</text:span><text:span text:style-name="T188"> </text:span><text:span text:style-name="T135">(3)</text:span></text:p>
          </table:table-cell>
          <table:table-cell table:number-columns-repeated="1019"/>
        </table:table-row>
        <table:table-row table:style-name="ro3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98">(&lt;&lt;)</text:span><text:span text:style-name="T102"> </text:span><text:span text:style-name="T136">A</text:span><text:span text:style-name="T134"> </text:span><text:span text:style-name="T135">(1)</text:span></text:p>
            <text:p><text:span text:style-name="T98">(&gt;&gt;)</text:span><text:span text:style-name="T102"> </text:span><text:span text:style-name="T103">X</text:span><text:span text:style-name="T134"> </text:span><text:span text:style-name="T135">(1)</text:span></text:p>
            <text:p><text:span text:style-name="T98">(&lt;&lt;)</text:span><text:span text:style-name="T102"> </text:span><text:span text:style-name="T136">B</text:span><text:span text:style-name="T134"> </text:span><text:span text:style-name="T135">(1)</text:span></text:p>
            <text:p><text:span text:style-name="T98">(&gt;&gt;)</text:span><text:span text:style-name="T102"> </text:span><text:span text:style-name="T103">X</text:span><text:span text:style-name="T134"> </text:span><text:span text:style-name="T135">(1)</text:span>    in sending terminal</text:p>
            <text:p/>
            <text:p><text:span text:style-name="T98">(&gt;&gt;)</text:span><text:span text:style-name="T102"> </text:span><text:span text:style-name="T103">A</text:span><text:span text:style-name="T134"> </text:span><text:span text:style-name="T135">(1)</text:span><text:span text:style-name="T187">    in receiving terminal</text:span></text:p>
            <text:p><text:span text:style-name="T98">(&lt;&lt;)</text:span><text:span text:style-name="T102"> </text:span><text:span text:style-name="T136">X</text:span><text:span text:style-name="T191">&lt;CR&gt;&lt;LF&gt;</text:span><text:span text:style-name="T188"> </text:span><text:span text:style-name="T135">(3)</text:span></text:p>
            <text:p><text:span text:style-name="T98">(&gt;&gt;)</text:span><text:span text:style-name="T102"> </text:span><text:span text:style-name="T190">&lt;CR&gt;&lt;LF&gt;</text:span><text:span text:style-name="T102"> </text:span><text:span text:style-name="T132">(2)</text:span></text:p>
            <text:p><text:span text:style-name="T98">(&gt;&gt;)</text:span><text:span text:style-name="T102"> </text:span><text:span text:style-name="T103">B</text:span><text:span text:style-name="T104">&lt;CR&gt;&lt;LF&gt;</text:span><text:span text:style-name="T188"> </text:span><text:span text:style-name="T135">(3)</text:span></text:p>
            <text:p><text:span text:style-name="T98">(&lt;&lt;)</text:span><text:span text:style-name="T102"> </text:span><text:span text:style-name="T136">X</text:span><text:span text:style-name="T191">&lt;CR&gt;&lt;LF&gt;</text:span><text:span text:style-name="T188"> </text:span><text:span text:style-name="T135">(3)</text:span></text:p>
          </table:table-cell>
          <table:table-cell table:number-columns-repeated="1019"/>
        </table:table-row>
        <table:table-row table:style-name="ro36">
          <table:table-cell table:number-columns-repeated="3"/>
          <table:table-cell office:value-type="string" calcext:value-type="string">
            <text:p><text:span text:style-name="T97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98">(&lt;&lt;)</text:span><text:span text:style-name="T102"> </text:span><text:span text:style-name="T136">A</text:span><text:span text:style-name="T134"> </text:span><text:span text:style-name="T135">(1)</text:span></text:p>
            <text:p><text:span text:style-name="T98">(&gt;&gt;)</text:span><text:span text:style-name="T102"> </text:span><text:span text:style-name="T103">X</text:span><text:span text:style-name="T134"> </text:span><text:span text:style-name="T135">(1)</text:span></text:p>
            <text:p><text:span text:style-name="T98">(&lt;&lt;)</text:span><text:span text:style-name="T102"> </text:span><text:span text:style-name="T136">B</text:span><text:span text:style-name="T134"> </text:span><text:span text:style-name="T135">(1)</text:span></text:p>
            <text:p><text:span text:style-name="T98">(&gt;&gt;)</text:span><text:span text:style-name="T102"> </text:span><text:span text:style-name="T103">X</text:span><text:span text:style-name="T134"> </text:span><text:span text:style-name="T135">(1)</text:span></text:p>
            <text:p><text:span text:style-name="T98">(&lt;&lt;)</text:span><text:span text:style-name="T102">  </text:span><text:span text:style-name="T132">(0) </text:span>    in sending terminal</text:p>
            <text:p/>
            <text:p><text:span text:style-name="T98">(&gt;&gt;)</text:span><text:span text:style-name="T102"> </text:span><text:span text:style-name="T103">A</text:span><text:span text:style-name="T134"> </text:span><text:span text:style-name="T135">(1)</text:span><text:span text:style-name="T187">    in receiving terminal</text:span></text:p>
            <text:p><text:span text:style-name="T98">(&lt;&lt;)</text:span><text:span text:style-name="T102"> </text:span><text:span text:style-name="T136">X</text:span><text:span text:style-name="T191">&lt;CR&gt;&lt;LF&gt;</text:span><text:span text:style-name="T188"> </text:span><text:span text:style-name="T135">(3)</text:span></text:p>
            <text:p><text:span text:style-name="T98">(&gt;&gt;)</text:span><text:span text:style-name="T102"> </text:span><text:span text:style-name="T190">&lt;CR&gt;&lt;LF&gt;</text:span><text:span text:style-name="T102"> </text:span><text:span text:style-name="T132">(2)</text:span></text:p>
            <text:p><text:span text:style-name="T98">(&gt;&gt;)</text:span><text:span text:style-name="T102"> </text:span><text:span text:style-name="T103">B</text:span><text:span text:style-name="T104">&lt;CR&gt;&lt;LF&gt;</text:span><text:span text:style-name="T188"> </text:span><text:span text:style-name="T135">(3)</text:span></text:p>
            <text:p><text:span text:style-name="T98">(&lt;&lt;)</text:span><text:span text:style-name="T102"> </text:span><text:span text:style-name="T136">X</text:span><text:span text:style-name="T191">&lt;CR&gt;&lt;LF&gt;</text:span><text:span text:style-name="T188"> </text:span><text:span text:style-name="T135">(3)</text:span></text:p>
            <text:p><text:span text:style-name="T98">(&gt;&gt;)</text:span><text:span text:style-name="T102"> </text:span><text:span text:style-name="T190">&lt;CR&gt;&lt;LF&gt;</text:span><text:span text:style-name="T102"> </text:span><text:span text:style-name="T132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37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92">(&lt;&lt;)</text:span><text:span text:style-name="T193"> </text:span><text:span text:style-name="T136">A</text:span><text:span text:style-name="T134"> </text:span><text:span text:style-name="T135">(1)</text:span></text:p>
            <text:p><text:span text:style-name="T98">(&lt;&lt;)</text:span><text:span text:style-name="T102"> </text:span><text:span text:style-name="T136">A</text:span><text:span text:style-name="T134"> </text:span><text:span text:style-name="T135">(1)</text:span></text:p>
            <text:p><text:span text:style-name="T98">(&gt;&gt;)</text:span><text:span text:style-name="T102"> </text:span><text:span text:style-name="T103">X</text:span><text:span text:style-name="T134"> </text:span><text:span text:style-name="T135">(1)</text:span></text:p>
            <text:p><text:span text:style-name="T98">(&lt;&lt;)</text:span><text:span text:style-name="T102"> </text:span><text:span text:style-name="T136">B</text:span><text:span text:style-name="T134"> </text:span><text:span text:style-name="T135">(1)</text:span></text:p>
            <text:p><text:span text:style-name="T98">(&gt;&gt;)</text:span><text:span text:style-name="T102"> </text:span><text:span text:style-name="T103">X</text:span><text:span text:style-name="T134"> </text:span><text:span text:style-name="T135">(1)</text:span></text:p>
            <text:p><text:span text:style-name="T98">(&lt;&lt;)</text:span><text:span text:style-name="T102">  </text:span><text:span text:style-name="T132">(0)</text:span></text:p>
            <text:p><text:span text:style-name="T98">(&lt;&lt;)</text:span><text:span text:style-name="T102"> </text:span><text:span text:style-name="T136">B</text:span><text:span text:style-name="T134"> </text:span><text:span text:style-name="T135">(1)</text:span>    in sending terminal</text:p>
            <text:p/>
            <text:p><text:span text:style-name="T192">(&gt;&gt;)</text:span><text:span text:style-name="T193"> </text:span><text:span text:style-name="T103">A</text:span><text:span text:style-name="T104">&lt;CR&gt;&lt;LF&gt;</text:span><text:span text:style-name="T188"> </text:span><text:span text:style-name="T135">(3)</text:span></text:p>
            <text:p><text:span text:style-name="T98">(&gt;&gt;)</text:span><text:span text:style-name="T102"> </text:span><text:span text:style-name="T103">A</text:span><text:span text:style-name="T134"> </text:span><text:span text:style-name="T135">(1)</text:span><text:span text:style-name="T187">    in receiving terminal</text:span></text:p>
            <text:p><text:span text:style-name="T98">(&lt;&lt;)</text:span><text:span text:style-name="T102"> </text:span><text:span text:style-name="T136">X</text:span><text:span text:style-name="T191">&lt;CR&gt;&lt;LF&gt;</text:span><text:span text:style-name="T188"> </text:span><text:span text:style-name="T135">(3)</text:span></text:p>
            <text:p><text:span text:style-name="T98">(&gt;&gt;)</text:span><text:span text:style-name="T102"> </text:span><text:span text:style-name="T190">&lt;CR&gt;&lt;LF&gt;</text:span><text:span text:style-name="T102"> </text:span><text:span text:style-name="T132">(2)</text:span></text:p>
            <text:p><text:span text:style-name="T98">(&gt;&gt;)</text:span><text:span text:style-name="T102"> </text:span><text:span text:style-name="T103">B</text:span><text:span text:style-name="T104">&lt;CR&gt;&lt;LF&gt;</text:span><text:span text:style-name="T188"> </text:span><text:span text:style-name="T135">(3)</text:span></text:p>
            <text:p><text:span text:style-name="T98">(&lt;&lt;)</text:span><text:span text:style-name="T102"> </text:span><text:span text:style-name="T136">X</text:span><text:span text:style-name="T191">&lt;CR&gt;&lt;LF&gt;</text:span><text:span text:style-name="T188"> </text:span><text:span text:style-name="T135">(3)</text:span></text:p>
            <text:p><text:span text:style-name="T98">(&gt;&gt;)</text:span><text:span text:style-name="T102"> </text:span><text:span text:style-name="T190">&lt;CR&gt;&lt;LF&gt;</text:span><text:span text:style-name="T102"> </text:span><text:span text:style-name="T132">(2)</text:span></text:p>
            <text:p><text:span text:style-name="T98">(&gt;&gt;)</text:span><text:span text:style-name="T102"> </text:span><text:span text:style-name="T103">B</text:span><text:span text:style-name="T104">&lt;CR&gt;&lt;LF&gt;</text:span><text:span text:style-name="T188"> </text:span><text:span text:style-name="T135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67">(&lt;&lt;)</text:span><text:span text:style-name="T127"> </text:span><text:span text:style-name="T133">A</text:span><text:span text:style-name="T119">   </text:span><text:span text:style-name="T120"> </text:span>    in sending terminal</text:p>
            <text:p/>
            <text:p><text:span text:style-name="T98">(&gt;&gt;)</text:span><text:span text:style-name="T102"> </text:span><text:span text:style-name="T103">A</text:span><text:span text:style-name="T134">   </text:span><text:span text:style-name="T135"> </text:span><text:span text:style-name="T187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12">(&lt;&lt;)</text:span><text:span text:style-name="T113"> </text:span><text:span text:style-name="T133">A</text:span><text:span text:style-name="T119">   </text:span><text:span text:style-name="T120"> </text:span>    in sending terminal</text:p>
            <text:p/>
            <text:p><text:span text:style-name="T98">(&gt;&gt;)</text:span><text:span text:style-name="T102"> </text:span><text:span text:style-name="T103">A</text:span><text:span text:style-name="T104">&lt;CR&gt;</text:span><text:span text:style-name="T187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97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12">(&lt;&lt;)</text:span><text:span text:style-name="T113"> </text:span><text:span text:style-name="T133">A</text:span><text:span text:style-name="T119"> </text:span><text:span text:style-name="T120">(1)</text:span></text:p>
            <text:p><text:span text:style-name="T167">(&gt;&gt;)</text:span><text:span text:style-name="T127"> </text:span><text:span text:style-name="T114">X</text:span><text:span text:style-name="T119"> </text:span><text:span text:style-name="T120">(1)</text:span>    in sending terminal</text:p>
            <text:p/>
            <text:p><text:span text:style-name="T98">(&gt;&gt;)</text:span><text:span text:style-name="T102"> </text:span><text:span text:style-name="T103">A</text:span><text:span text:style-name="T104">&lt;CR&gt;</text:span><text:span text:style-name="T188"> </text:span><text:span text:style-name="T135">(2)</text:span><text:span text:style-name="T187"> in receiving terminal</text:span></text:p>
            <text:p><text:span text:style-name="T98">(&lt;&lt;)</text:span><text:span text:style-name="T102"> </text:span><text:span text:style-name="T136">X</text:span><text:span text:style-name="T191">&lt;CR&gt;&lt;LF&gt;</text:span><text:span text:style-name="T188"> </text:span><text:span text:style-name="T135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97">In sending terminal:</text:span></text:p>
            <text:p>&lt;LF&gt;</text:p>
          </table:table-cell>
          <table:table-cell table:number-columns-repeated="1020"/>
        </table:table-row>
        <table:table-row table:style-name="ro1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12">(&lt;&lt;)</text:span><text:span text:style-name="T113"> </text:span><text:span text:style-name="T133">A</text:span><text:span text:style-name="T119"> </text:span><text:span text:style-name="T120">(1)</text:span></text:p>
            <text:p><text:span text:style-name="T167">(&gt;&gt;)</text:span><text:span text:style-name="T127"> </text:span><text:span text:style-name="T114">X</text:span><text:span text:style-name="T119"> </text:span><text:span text:style-name="T120">(1)</text:span>    in sending terminal</text:p>
            <text:p/>
            <text:p><text:span text:style-name="T98">(&gt;&gt;)</text:span><text:span text:style-name="T102"> </text:span><text:span text:style-name="T103">A</text:span><text:span text:style-name="T104">&lt;CR&gt;</text:span><text:span text:style-name="T188"> </text:span><text:span text:style-name="T135">(2)</text:span><text:span text:style-name="T194"> </text:span><text:span text:style-name="T187">in receiving terminal</text:span></text:p>
            <text:p><text:span text:style-name="T192">(&lt;&lt;)</text:span><text:span text:style-name="T193"> </text:span><text:span text:style-name="T136">X</text:span><text:span text:style-name="T191">&lt;CR&gt;&lt;LF&gt;</text:span><text:span text:style-name="T188"> </text:span><text:span text:style-name="T135">(3)</text:span></text:p>
            <text:p><text:span text:style-name="T98">(&gt;&gt;)</text:span><text:span text:style-name="T102"> </text:span><text:span text:style-name="T190">&lt;LF&gt;</text:span><text:span text:style-name="T102"> </text:span><text:span text:style-name="T132">(1)</text:span></text:p>
          </table:table-cell>
          <table:table-cell office:value-type="string" calcext:value-type="string">
            <text:p/>
            <text:p>&lt;LF&gt; must not be shown (<text:span text:style-name="T97">was the case until YAT 2.0.0)</text:span></text:p>
          </table:table-cell>
          <table:table-cell table:number-columns-repeated="1018"/>
        </table:table-row>
        <table:table-row table:style-name="ro32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12">(&lt;&lt;)</text:span><text:span text:style-name="T113"> </text:span><text:span text:style-name="T133">A</text:span><text:span text:style-name="T119"> </text:span><text:span text:style-name="T120">(1)</text:span></text:p>
            <text:p><text:span text:style-name="T167">(&gt;&gt;)</text:span><text:span text:style-name="T127"> </text:span><text:span text:style-name="T114">X</text:span><text:span text:style-name="T119"> </text:span><text:span text:style-name="T120">(1)</text:span></text:p>
            <text:p><text:span text:style-name="T167">(&lt;&lt;)</text:span><text:span text:style-name="T127"> </text:span><text:span text:style-name="T133">B</text:span><text:span text:style-name="T119"> </text:span><text:span text:style-name="T120">(1)</text:span>    in sending terminal</text:p>
            <text:p/>
            <text:p><text:span text:style-name="T98">(&gt;&gt;)</text:span><text:span text:style-name="T102"> </text:span><text:span text:style-name="T103">A</text:span><text:span text:style-name="T104">&lt;CR&gt;</text:span><text:span text:style-name="T188"> </text:span><text:span text:style-name="T135">(2)</text:span><text:span text:style-name="T194"> </text:span><text:span text:style-name="T187">in receiving terminal</text:span></text:p>
            <text:p><text:span text:style-name="T98">(&lt;&lt;)</text:span><text:span text:style-name="T102"> </text:span><text:span text:style-name="T136">X</text:span><text:span text:style-name="T191">&lt;CR&gt;&lt;LF&gt;</text:span><text:span text:style-name="T188"> </text:span><text:span text:style-name="T135">(3)</text:span></text:p>
            <text:p><text:span text:style-name="T98">(&gt;&gt;)</text:span><text:span text:style-name="T102"> </text:span><text:span text:style-name="T190">&lt;LF&gt;</text:span><text:span text:style-name="T102"> </text:span><text:span text:style-name="T132">(1)</text:span></text:p>
            <text:p><text:span text:style-name="T98">(&gt;&gt;)</text:span><text:span text:style-name="T102"> </text:span><text:span text:style-name="T103">B</text:span><text:span text:style-name="T104">&lt;CR&gt;&lt;LF&gt;</text:span><text:span text:style-name="T188"> </text:span><text:span text:style-name="T135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12">(&lt;&lt;)</text:span><text:span text:style-name="T113"> </text:span><text:span text:style-name="T133"> </text:span><text:span text:style-name="T119">   </text:span><text:span text:style-name="T120"> </text:span>    in sending terminal</text:p>
            <text:p/>
            <text:p><text:span text:style-name="T98">(&gt;&gt;)</text:span><text:span text:style-name="T102"> </text:span><text:span text:style-name="T190">&lt;CR&gt; </text:span><text:span text:style-name="T195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20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12">(&lt;&lt;)</text:span><text:span text:style-name="T113">  </text:span><text:span text:style-name="T166">(0)</text:span></text:p>
            <text:p><text:span text:style-name="T112">(&gt;&gt;)</text:span><text:span text:style-name="T113"> </text:span><text:span text:style-name="T114">X</text:span><text:span text:style-name="T119"> </text:span><text:span text:style-name="T120">(1)</text:span>    in sending terminal</text:p>
            <text:p/>
            <text:p><text:span text:style-name="T98">(&gt;&gt;)</text:span><text:span text:style-name="T102"> </text:span><text:span text:style-name="T190">&lt;CR&gt;</text:span><text:span text:style-name="T102"> </text:span><text:span text:style-name="T132">(1)</text:span><text:span text:style-name="T195">  in receiving terminal</text:span></text:p>
            <text:p><text:span text:style-name="T98">(&lt;&lt;)</text:span><text:span text:style-name="T102"> </text:span><text:span text:style-name="T136">X</text:span><text:span text:style-name="T191">&lt;CR&gt;&lt;LF&gt;</text:span><text:span text:style-name="T188"> </text:span><text:span text:style-name="T135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97">In sending terminal:</text:span></text:p>
            <text:p>&lt;LF&gt;</text:p>
          </table:table-cell>
          <table:table-cell table:number-columns-repeated="1020"/>
        </table:table-row>
        <table:table-row table:style-name="ro1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12">(&lt;&lt;)</text:span><text:span text:style-name="T113">  </text:span><text:span text:style-name="T166">(0)</text:span></text:p>
            <text:p><text:span text:style-name="T112">(&gt;&gt;)</text:span><text:span text:style-name="T113"> </text:span><text:span text:style-name="T114">X</text:span><text:span text:style-name="T119"> </text:span><text:span text:style-name="T120">(1)</text:span>    in sending terminal</text:p>
            <text:p/>
            <text:p><text:span text:style-name="T98">(&gt;&gt;)</text:span><text:span text:style-name="T102"> </text:span><text:span text:style-name="T190">&lt;CR&gt;</text:span><text:span text:style-name="T102"> </text:span><text:span text:style-name="T132">(1)</text:span><text:span text:style-name="T195">  in receiving terminal</text:span></text:p>
            <text:p><text:span text:style-name="T192">(&lt;&lt;)</text:span><text:span text:style-name="T193"> </text:span><text:span text:style-name="T136">X</text:span><text:span text:style-name="T191">&lt;CR&gt;&lt;LF&gt;</text:span><text:span text:style-name="T188"> </text:span><text:span text:style-name="T135">(3)</text:span></text:p>
            <text:p><text:span text:style-name="T98">(&gt;&gt;)</text:span><text:span text:style-name="T102"> </text:span><text:span text:style-name="T190">&lt;LF&gt;</text:span><text:span text:style-name="T102"> </text:span><text:span text:style-name="T132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32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12">(&lt;&lt;)</text:span><text:span text:style-name="T113">  </text:span><text:span text:style-name="T166">(0)</text:span></text:p>
            <text:p><text:span text:style-name="T112">(&gt;&gt;)</text:span><text:span text:style-name="T113"> </text:span><text:span text:style-name="T114">X</text:span><text:span text:style-name="T119"> </text:span><text:span text:style-name="T120">(1)</text:span></text:p>
            <text:p><text:span text:style-name="T167">(&lt;&lt;)</text:span><text:span text:style-name="T127"> </text:span><text:span text:style-name="T133">B</text:span><text:span text:style-name="T119"> </text:span><text:span text:style-name="T120">(1)</text:span>    in sending terminal</text:p>
            <text:p/>
            <text:p><text:span text:style-name="T98">(&gt;&gt;)</text:span><text:span text:style-name="T102"> </text:span><text:span text:style-name="T190">&lt;CR&gt;</text:span><text:span text:style-name="T102"> </text:span><text:span text:style-name="T132">(1)</text:span><text:span text:style-name="T195">  in receiving terminal</text:span></text:p>
            <text:p><text:span text:style-name="T98">(&lt;&lt;)</text:span><text:span text:style-name="T102"> </text:span><text:span text:style-name="T136">X</text:span><text:span text:style-name="T191">&lt;CR&gt;&lt;LF&gt;</text:span><text:span text:style-name="T188"> </text:span><text:span text:style-name="T135">(3)</text:span></text:p>
            <text:p><text:span text:style-name="T98">(&gt;&gt;)</text:span><text:span text:style-name="T102"> </text:span><text:span text:style-name="T190">&lt;LF&gt;</text:span><text:span text:style-name="T102"> </text:span><text:span text:style-name="T132">(1)</text:span></text:p>
            <text:p><text:span text:style-name="T98">(&gt;&gt;)</text:span><text:span text:style-name="T102"> </text:span><text:span text:style-name="T103">B</text:span><text:span text:style-name="T104">&lt;CR&gt;&lt;LF&gt;</text:span><text:span text:style-name="T188"> </text:span><text:span text:style-name="T135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67">(&lt;&lt;)</text:span><text:span text:style-name="T127"> </text:span><text:span text:style-name="T133">A</text:span><text:span text:style-name="T119">   </text:span><text:span text:style-name="T120"> </text:span>    in sending terminal</text:p>
            <text:p/>
            <text:p><text:span text:style-name="T98">(&gt;&gt;)</text:span><text:span text:style-name="T102"> </text:span><text:span text:style-name="T103">A</text:span><text:span text:style-name="T134">   </text:span><text:span text:style-name="T135"> </text:span><text:span text:style-name="T187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12">(&lt;&lt;)</text:span><text:span text:style-name="T113"> </text:span><text:span text:style-name="T133">A</text:span><text:span text:style-name="T119">   </text:span><text:span text:style-name="T120"> </text:span>    in sending terminal</text:p>
            <text:p/>
            <text:p><text:span text:style-name="T98">(&gt;&gt;)</text:span><text:span text:style-name="T102"> </text:span><text:span text:style-name="T103">A</text:span><text:span text:style-name="T104">&lt;CR&gt;</text:span><text:span text:style-name="T187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97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20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12">(&lt;&lt;)</text:span><text:span text:style-name="T113"> </text:span><text:span text:style-name="T133">A</text:span><text:span text:style-name="T119"> </text:span><text:span text:style-name="T120">(1)</text:span></text:p>
            <text:p><text:span text:style-name="T167">(&gt;&gt;)</text:span><text:span text:style-name="T127"> </text:span><text:span text:style-name="T114">X</text:span><text:span text:style-name="T119"> </text:span><text:span text:style-name="T120">(1)</text:span>    in sending terminal</text:p>
            <text:p/>
            <text:p><text:span text:style-name="T98">(&gt;&gt;)</text:span><text:span text:style-name="T102"> </text:span><text:span text:style-name="T103">A</text:span><text:span text:style-name="T104">&lt;CR&gt;</text:span><text:span text:style-name="T188"> </text:span><text:span text:style-name="T135">(2)</text:span><text:span text:style-name="T187"> in receiving terminal</text:span></text:p>
            <text:p><text:span text:style-name="T98">(&lt;&lt;)</text:span><text:span text:style-name="T102"> </text:span><text:span text:style-name="T136">X</text:span><text:span text:style-name="T191">&lt;CR&gt;&lt;LF&gt;</text:span><text:span text:style-name="T188"> </text:span><text:span text:style-name="T135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97">In sending terminal:</text:span></text:p>
            <text:p>B&lt;LF&gt;</text:p>
          </table:table-cell>
          <table:table-cell table:number-columns-repeated="1020"/>
        </table:table-row>
        <table:table-row table:style-name="ro15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12">(&lt;&lt;)</text:span><text:span text:style-name="T113"> </text:span><text:span text:style-name="T133">A</text:span><text:span text:style-name="T119"> </text:span><text:span text:style-name="T120">(1)</text:span></text:p>
            <text:p><text:span text:style-name="T167">(&gt;&gt;)</text:span><text:span text:style-name="T127"> </text:span><text:span text:style-name="T114">X</text:span><text:span text:style-name="T119"> </text:span><text:span text:style-name="T120">(1)</text:span></text:p>
            <text:p><text:span text:style-name="T167">(&lt;&lt;)</text:span><text:span text:style-name="T127"> </text:span><text:span text:style-name="T196">&lt;CR&gt;</text:span><text:span text:style-name="T133">B</text:span><text:span text:style-name="T189">&lt;LF&gt;</text:span>   in sending terminal</text:p>
            <text:p/>
            <text:p><text:span text:style-name="T98">(&gt;&gt;)</text:span><text:span text:style-name="T102"> </text:span><text:span text:style-name="T103">A</text:span><text:span text:style-name="T104">&lt;CR&gt;</text:span><text:span text:style-name="T188"> </text:span><text:span text:style-name="T135">(2)</text:span><text:span text:style-name="T187"> in receiving terminal</text:span></text:p>
            <text:p><text:span text:style-name="T192">(&lt;&lt;)</text:span><text:span text:style-name="T193"> </text:span><text:span text:style-name="T136">X</text:span><text:span text:style-name="T191">&lt;CR&gt;&lt;LF&gt;</text:span><text:span text:style-name="T188"> </text:span><text:span text:style-name="T135">(3)</text:span></text:p>
            <text:p><text:span text:style-name="T98">(&gt;&gt;)</text:span><text:span text:style-name="T102"> </text:span><text:span text:style-name="T103">B</text:span><text:span text:style-name="T104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5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12">(&lt;&lt;)</text:span><text:span text:style-name="T113"> </text:span><text:span text:style-name="T133">A</text:span><text:span text:style-name="T119"> </text:span><text:span text:style-name="T120">(1)</text:span></text:p>
            <text:p><text:span text:style-name="T167">(&gt;&gt;)</text:span><text:span text:style-name="T127"> </text:span><text:span text:style-name="T114">X</text:span><text:span text:style-name="T119"> </text:span><text:span text:style-name="T120">(1)</text:span></text:p>
            <text:p><text:span text:style-name="T167">(&lt;&lt;)</text:span><text:span text:style-name="T127"> </text:span><text:span text:style-name="T196">&lt;CR&gt;</text:span><text:span text:style-name="T133">B</text:span><text:span text:style-name="T189">&lt;LF&gt;</text:span><text:span text:style-name="T122"> </text:span><text:span text:style-name="T120">(3)</text:span>  in sending terminal</text:p>
            <text:p/>
            <text:p><text:span text:style-name="T98">(&gt;&gt;)</text:span><text:span text:style-name="T102"> </text:span><text:span text:style-name="T103">A</text:span><text:span text:style-name="T104">&lt;CR&gt;</text:span><text:span text:style-name="T188"> </text:span><text:span text:style-name="T135">(2)</text:span><text:span text:style-name="T187"> in receiving terminal</text:span></text:p>
            <text:p><text:span text:style-name="T192">(&lt;&lt;)</text:span><text:span text:style-name="T193"> </text:span><text:span text:style-name="T136">X</text:span><text:span text:style-name="T191">&lt;CR&gt;&lt;LF&gt;</text:span><text:span text:style-name="T188"> </text:span><text:span text:style-name="T135">(3)</text:span></text:p>
            <text:p><text:span text:style-name="T98">(&gt;&gt;)</text:span><text:span text:style-name="T102"> </text:span><text:span text:style-name="T103">B</text:span><text:span text:style-name="T104">&lt;LF&gt;&lt;CR&gt;&lt;LF&gt;</text:span><text:span text:style-name="T188"> </text:span><text:span text:style-name="T135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12">(&lt;&lt;)</text:span><text:span text:style-name="T113"> </text:span><text:span text:style-name="T133"> </text:span><text:span text:style-name="T119">   </text:span><text:span text:style-name="T120"> </text:span>    in sending terminal</text:p>
            <text:p/>
            <text:p><text:span text:style-name="T98">(&gt;&gt;)</text:span><text:span text:style-name="T102"> </text:span><text:span text:style-name="T190">&lt;CR&gt; </text:span><text:span text:style-name="T195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20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12">(&lt;&lt;)</text:span><text:span text:style-name="T113">  </text:span><text:span text:style-name="T166">(0)</text:span></text:p>
            <text:p><text:span text:style-name="T112">(&gt;&gt;)</text:span><text:span text:style-name="T113"> </text:span><text:span text:style-name="T114">X</text:span><text:span text:style-name="T119"> </text:span><text:span text:style-name="T120">(1)</text:span>    in sending terminal</text:p>
            <text:p/>
            <text:p><text:span text:style-name="T98">(&gt;&gt;)</text:span><text:span text:style-name="T102"> </text:span><text:span text:style-name="T190">&lt;CR&gt;</text:span><text:span text:style-name="T102"> </text:span><text:span text:style-name="T132">(1)</text:span><text:span text:style-name="T195">  in receiving terminal</text:span></text:p>
            <text:p><text:span text:style-name="T98">(&lt;&lt;)</text:span><text:span text:style-name="T102"> </text:span><text:span text:style-name="T136">X</text:span><text:span text:style-name="T191">&lt;CR&gt;&lt;LF&gt;</text:span><text:span text:style-name="T188"> </text:span><text:span text:style-name="T135">(3)</text:span></text:p>
          </table:table-cell>
          <table:table-cell table:number-columns-repeated="1019"/>
        </table:table-row>
        <table:table-row table:style-name="ro15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12">(&lt;&lt;)</text:span><text:span text:style-name="T113">  </text:span><text:span text:style-name="T166">(0)</text:span></text:p>
            <text:p><text:span text:style-name="T112">(&gt;&gt;)</text:span><text:span text:style-name="T113"> </text:span><text:span text:style-name="T114">X</text:span><text:span text:style-name="T119"> </text:span><text:span text:style-name="T120">(1)</text:span></text:p>
            <text:p><text:span text:style-name="T167">(&lt;&lt;)</text:span><text:span text:style-name="T127"> </text:span><text:span text:style-name="T196">&lt;CR&gt;</text:span><text:span text:style-name="T133">B</text:span><text:span text:style-name="T119"> </text:span><text:span text:style-name="T120">(2)</text:span>  in sending terminal</text:p>
            <text:p/>
            <text:p><text:span text:style-name="T98">(&gt;&gt;)</text:span><text:span text:style-name="T102"> </text:span><text:span text:style-name="T190">&lt;CR&gt;</text:span><text:span text:style-name="T102"> </text:span><text:span text:style-name="T132">(1)</text:span><text:span text:style-name="T195">  in receiving terminal</text:span></text:p>
            <text:p><text:span text:style-name="T192">(&lt;&lt;)</text:span><text:span text:style-name="T193"> </text:span><text:span text:style-name="T136">X</text:span><text:span text:style-name="T191">&lt;CR&gt;&lt;LF&gt;</text:span><text:span text:style-name="T188"> </text:span><text:span text:style-name="T135">(3)</text:span></text:p>
            <text:p><text:span text:style-name="T98">(&gt;&gt;)</text:span><text:span text:style-name="T102"> </text:span><text:span text:style-name="T103">B</text:span><text:span text:style-name="T104">&lt;CR&gt;&lt;LF&gt;</text:span><text:span text:style-name="T188"> </text:span><text:span text:style-name="T135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5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38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5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97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55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45"/>
        <table:table-column table:style-name="co44" table:default-cell-style-name="ce45"/>
        <table:table-column table:style-name="co45" table:default-cell-style-name="ce45"/>
        <table:table-column table:style-name="co24" table:default-cell-style-name="ce45"/>
        <table:table-column table:style-name="co46" table:default-cell-style-name="ce45"/>
        <table:table-column table:style-name="co47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8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88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8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45"/>
        <table:table-column table:style-name="co48" table:default-cell-style-name="ce45"/>
        <table:table-column table:style-name="co49" table:default-cell-style-name="ce45"/>
        <table:table-column table:style-name="co50" table:default-cell-style-name="ce45"/>
        <table:table-column table:style-name="co51" table:default-cell-style-name="ce45"/>
        <table:table-column table:style-name="co52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89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3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90" office:value-type="string" calcext:value-type="string">
            <text:p><text:span text:style-name="T197">Note that display elements are text-only and no longer contain the underlying typed</text:span></text:p>
            <text:p><text:span text:style-name="T197">information such as the time stamp of the origin. Since the XML schema is strongly-</text:span></text:p>
            <text:p><text:span text:style-name="T197">typed again, the items need to be reconstructed. Not optimal, but simply a trade-off</text:span></text:p>
            <text:p><text:span text:style-name="T197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90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45"/>
        <table:table-column table:style-name="co53" table:default-cell-style-name="ce45"/>
        <table:table-column table:style-name="co54" table:default-cell-style-name="ce45"/>
        <table:table-column table:style-name="co36" table:default-cell-style-name="ce45"/>
        <table:table-column table:style-name="co55" table:default-cell-style-name="ce45"/>
        <table:table-column table:style-name="co56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00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97">Exception details can be shown</text:span></text:p>
            <text:p>Exception contains inner exception (level1)</text:p>
            <text:p><text:span text:style-name="T97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97">Exception details can be shown</text:span></text:p>
            <text:p>Exception contains inner exception (level1)</text:p>
            <text:p><text:span text:style-name="T97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97">Exception details can be shown</text:span></text:p>
            <text:p>Exception contains inner exception (level1)</text:p>
            <text:p><text:span text:style-name="T97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1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97">Exception details can be shown</text:span></text:p>
            <text:p>Exception contains inner exception (level1)</text:p>
            <text:p><text:span text:style-name="T97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91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91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97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slightly above the right end of the 2<text:span text:style-name="T100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slightly above the right end of the 3<text:span text:style-name="T100">rd</text:span> line</text:p>
          </table:table-cell>
          <table:table-cell office:value-type="string" calcext:value-type="string">
            <text:p>Repeat steps above, except <text:span text:style-name="T198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45"/>
        <table:table-column table:style-name="co57" table:default-cell-style-name="ce45"/>
        <table:table-column table:style-name="co58" table:default-cell-style-name="ce45"/>
        <table:table-column table:style-name="co59" table:default-cell-style-name="ce45"/>
        <table:table-column table:style-name="co11" table:default-cell-style-name="ce45"/>
        <table:table-column table:style-name="co60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92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92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97">     LocalUserSettings.General.AutoSaveWorkspace = true</text:span></text:p>
            <text:p><text:span text:style-name="T97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97">...YAT.Model.Test.FileHandlingTest.TestSequenceOfUseCases_6_through_9_()::UC9 with a third main.</text:span></text:p>
            <text:p/>
            <text:p><text:span text:style-name="T97">However, these tests cannot be done automatically due to limitations of running really concurrent instances out of a single NUnit test script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98:'YAT.Domain.Terminal'.E9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.00.0000</text:date>, <text:time style:data-style-name="N2" text:time-value="16:14:34.2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0DT7H20M34S</meta:editing-duration>
    <meta:editing-cycles>589</meta:editing-cycles>
    <meta:generator>LibreOffice/6.1.1.2$Windows_X86_64 LibreOffice_project/5d19a1bfa650b796764388cd8b33a5af1f5baa1b</meta:generator>
    <dc:date>2020-01-10T16:16:09.500000000</dc:date>
    <meta:print-date>2013-02-02T14:44:49.07</meta:print-date>
    <meta:document-statistic meta:table-count="13" meta:cell-count="2311" meta:object-count="0"/>
    <meta:user-defined meta:name="Info 1"/>
    <meta:user-defined meta:name="Info 2"/>
    <meta:user-defined meta:name="Info 3"/>
    <meta:user-defined meta:name="Info 4"/>
  </office:meta>
</office:document-meta>
</file>